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00cc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000 cons" table:style-name="ta1">
        <table:shapes>
          <draw:frame draw:z-index="0" draw:style-name="gr1" draw:text-style-name="P1" svg:width="7.848in" svg:height="4.6016in" svg:x="2.298in" svg:y="0.5854in">
            <draw:object draw:notify-on-update-of-ranges="'1000 cons'.N1:'1000 cons'.N2 '1000 cons'.N3:'1000 cons'.N82 '1000 cons'.O1:'1000 cons'.O2 '1000 cons'.O3:'1000 cons'.O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table:number-columns-repeated="999"/>
        </table:table-row>
        <table:table-row table:style-name="ro1">
          <table:table-cell table:style-name="ce2" office:value-type="float" office:value="61.76" calcext:value-type="float">
            <text:p>61.76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9.33" calcext:value-type="float">
            <text:p>89.3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0.0404" calcext:value-type="float">
            <text:p>0.040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3:.A7])" office:value-type="float" office:value="63.414" calcext:value-type="float">
            <text:p>63.414</text:p>
          </table:table-cell>
          <table:table-cell table:formula="of:=AVERAGEA([.B3:.B7])" office:value-type="float" office:value="10.028" calcext:value-type="float">
            <text:p>10.028</text:p>
          </table:table-cell>
          <table:table-cell table:formula="of:=AVERAGEA([.C3:.C7])" office:value-type="float" office:value="0.436" calcext:value-type="float">
            <text:p>0.436</text:p>
          </table:table-cell>
          <table:table-cell table:formula="of:=AVERAGEA([.D3:.D7])" office:value-type="float" office:value="87.066" calcext:value-type="float">
            <text:p>87.066</text:p>
          </table:table-cell>
          <table:table-cell table:formula="of:=AVERAGEA([.E3:.E7])" office:value-type="float" office:value="51.342" calcext:value-type="float">
            <text:p>51.342</text:p>
          </table:table-cell>
          <table:table-cell table:formula="of:=AVERAGEA([.F3:.F7])" office:value-type="float" office:value="0.02796" calcext:value-type="float">
            <text:p>0.02796</text:p>
          </table:table-cell>
          <table:table-cell table:formula="of:=STDEV([.A3:.A7])" office:value-type="float" office:value="9.73921352060833" calcext:value-type="float">
            <text:p>9.7392135206</text:p>
          </table:table-cell>
          <table:table-cell table:formula="of:=STDEV([.B3:.B7])" office:value-type="float" office:value="5.01099491119279" calcext:value-type="float">
            <text:p>5.0109949112</text:p>
          </table:table-cell>
          <table:table-cell table:formula="of:=STDEV([.C3:.C7])" office:value-type="float" office:value="0.096850400102426" calcext:value-type="float">
            <text:p>0.0968504001</text:p>
          </table:table-cell>
          <table:table-cell table:formula="of:=STDEV([.D3:.D7])" office:value-type="float" office:value="3.32734578906371" calcext:value-type="float">
            <text:p>3.3273457891</text:p>
          </table:table-cell>
          <table:table-cell table:formula="of:=STDEV([.E3:.E7])" office:value-type="float" office:value="7.26316184591807" calcext:value-type="float">
            <text:p>7.2631618459</text:p>
          </table:table-cell>
          <table:table-cell table:formula="of:=STDEV([.F3:.F7])" office:value-type="float" office:value="0.0112841924832927" calcext:value-type="float">
            <text:p>0.0112841925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.42</text:p>
          </table:table-cell>
          <table:table-cell office:value-type="float" office:value="16.36" calcext:value-type="float">
            <text:p>16.36</text:p>
          </table:table-cell>
          <table:table-cell office:value-type="float" office:value="0.34" calcext:value-type="float">
            <text:p>0.34</text:p>
          </table:table-cell>
          <table:table-cell office:value-type="float" office:value="83" calcext:value-type="float">
            <text:p>83</text:p>
          </table:table-cell>
          <table:table-cell office:value-type="float" office:value="48.48" calcext:value-type="float">
            <text:p>48.48</text:p>
          </table:table-cell>
          <table:table-cell office:value-type="float" office:value="0.0401" calcext:value-type="float">
            <text:p>0.040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1" calcext:value-type="float">
            <text:p>4.51</text:p>
          </table:table-cell>
          <table:table-cell office:value-type="float" office:value="0.55" calcext:value-type="float">
            <text:p>0.55</text:p>
          </table:table-cell>
          <table:table-cell office:value-type="float" office:value="90.33" calcext:value-type="float">
            <text:p>90.33</text:p>
          </table:table-cell>
          <table:table-cell office:value-type="float" office:value="53.97" calcext:value-type="float">
            <text:p>53.97</text:p>
          </table:table-cell>
          <table:table-cell office:value-type="float" office:value="0.0207" calcext:value-type="float">
            <text:p>0.0207</text:p>
          </table:table-cell>
          <table:table-cell table:number-columns-repeated="1018"/>
        </table:table-row>
        <table:table-row table:style-name="ro1">
          <table:table-cell office:value-type="float" office:value="63.89" calcext:value-type="float">
            <text:p>63.89</text:p>
          </table:table-cell>
          <table:table-cell office:value-type="float" office:value="7.95" calcext:value-type="float">
            <text:p>7.95</text:p>
          </table:table-cell>
          <table:table-cell office:value-type="float" office:value="0.47" calcext:value-type="float">
            <text:p>0.47</text:p>
          </table:table-cell>
          <table:table-cell office:value-type="float" office:value="88.67" calcext:value-type="float">
            <text:p>88.67</text:p>
          </table:table-cell>
          <table:table-cell office:value-type="float" office:value="57.5" calcext:value-type="float">
            <text:p>57.5</text:p>
          </table:table-cell>
          <table:table-cell office:value-type="float" office:value="0.0178" calcext:value-type="float">
            <text:p>0.017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18" calcext:value-type="float">
            <text:p>14.18</text:p>
          </table:table-cell>
          <table:table-cell office:value-type="float" office:value="0.33" calcext:value-type="float">
            <text:p>0.33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0.0208" calcext:value-type="float">
            <text:p>0.0208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1.64" calcext:value-type="float">
            <text:p>11.64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85.33" calcext:value-type="float">
            <text:p>85.33</text:p>
          </table:table-cell>
          <table:table-cell table:style-name="ce2" office:value-type="float" office:value="37.14" calcext:value-type="float">
            <text:p>37.14</text:p>
          </table:table-cell>
          <table:table-cell table:style-name="ce2" office:value-type="float" office:value="0.00018634" calcext:value-type="float">
            <text:p>0.0001863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8:.A12])" office:value-type="float" office:value="67.03" calcext:value-type="float">
            <text:p>67.03</text:p>
          </table:table-cell>
          <table:table-cell table:formula="of:=AVERAGEA([.B8:.B12])" office:value-type="float" office:value="12.136" calcext:value-type="float">
            <text:p>12.136</text:p>
          </table:table-cell>
          <table:table-cell table:formula="of:=AVERAGEA([.C8:.C12])" office:value-type="float" office:value="0.386" calcext:value-type="float">
            <text:p>0.386</text:p>
          </table:table-cell>
          <table:table-cell table:formula="of:=AVERAGEA([.D8:.D12])" office:value-type="float" office:value="86.066" calcext:value-type="float">
            <text:p>86.066</text:p>
          </table:table-cell>
          <table:table-cell table:formula="of:=AVERAGEA([.E8:.E12])" office:value-type="float" office:value="46.66" calcext:value-type="float">
            <text:p>46.66</text:p>
          </table:table-cell>
          <table:table-cell table:formula="of:=AVERAGEA([.F8:.F12])" office:value-type="float" office:value="0.0000743966" calcext:value-type="float">
            <text:p>7.43966E-005</text:p>
          </table:table-cell>
          <table:table-cell table:formula="of:=STDEV([.A8:.A12])" office:value-type="float" office:value="10.3751024091331" calcext:value-type="float">
            <text:p>10.3751024091</text:p>
          </table:table-cell>
          <table:table-cell table:formula="of:=STDEV([.B8:.B12])" office:value-type="float" office:value="2.97079618957612" calcext:value-type="float">
            <text:p>2.9707961896</text:p>
          </table:table-cell>
          <table:table-cell table:formula="of:=STDEV([.C8:.C12])" office:value-type="float" office:value="0.0568330889535313" calcext:value-type="float">
            <text:p>0.056833089</text:p>
          </table:table-cell>
          <table:table-cell table:formula="of:=STDEV([.D8:.D12])" office:value-type="float" office:value="2.61854539773516" calcext:value-type="float">
            <text:p>2.6185453977</text:p>
          </table:table-cell>
          <table:table-cell table:formula="of:=STDEV([.E8:.E12])" office:value-type="float" office:value="7.11293539967853" calcext:value-type="float">
            <text:p>7.1129353997</text:p>
          </table:table-cell>
          <table:table-cell table:formula="of:=STDEV([.F8:.F12])" office:value-type="float" office:value="0.0000701938275299189" calcext:value-type="float">
            <text:p>7.01938275299189E-005</text:p>
          </table:table-cell>
          <table:table-cell table:number-columns-repeated="999"/>
        </table:table-row>
        <table:table-row table:style-name="ro1">
          <table:table-cell office:value-type="float" office:value="63.64" calcext:value-type="float">
            <text:p>63.64</text:p>
          </table:table-cell>
          <table:table-cell office:value-type="float" office:value="11.15" calcext:value-type="float">
            <text:p>11.15</text:p>
          </table:table-cell>
          <table:table-cell office:value-type="float" office:value="0.39" calcext:value-type="float">
            <text:p>0.39</text:p>
          </table:table-cell>
          <table:table-cell office:value-type="float" office:value="87" calcext:value-type="float">
            <text:p>87</text:p>
          </table:table-cell>
          <table:table-cell office:value-type="float" office:value="41.79" calcext:value-type="float">
            <text:p>41.79</text:p>
          </table:table-cell>
          <table:table-cell office:value-type="float" office:value="0.000037631" calcext:value-type="float">
            <text:p>0.000037631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8.79" calcext:value-type="float">
            <text:p>8.79</text:p>
          </table:table-cell>
          <table:table-cell office:value-type="float" office:value="0.46" calcext:value-type="float">
            <text:p>0.46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.17</text:p>
          </table:table-cell>
          <table:table-cell office:value-type="float" office:value="0.00003961" calcext:value-type="float">
            <text:p>0.00003961</text:p>
          </table:table-cell>
          <table:table-cell table:number-columns-repeated="1018"/>
        </table:table-row>
        <table:table-row table:style-name="ro1">
          <table:table-cell office:value-type="float" office:value="73.53" calcext:value-type="float">
            <text:p>73.53</text:p>
          </table:table-cell>
          <table:table-cell office:value-type="float" office:value="16.92" calcext:value-type="float">
            <text:p>16.92</text:p>
          </table:table-cell>
          <table:table-cell office:value-type="float" office:value="0.33" calcext:value-type="float">
            <text:p>0.33</text:p>
          </table:table-cell>
          <table:table-cell office:value-type="float" office:value="82" calcext:value-type="float">
            <text:p>82</text:p>
          </table:table-cell>
          <table:table-cell office:value-type="float" office:value="48.08" calcext:value-type="float">
            <text:p>48.08</text:p>
          </table:table-cell>
          <table:table-cell office:value-type="float" office:value="0.000097789" calcext:value-type="float">
            <text:p>0.000097789</text:p>
          </table:table-cell>
          <table:table-cell table:number-columns-repeated="1018"/>
        </table:table-row>
        <table:table-row table:style-name="ro1">
          <table:table-cell office:value-type="float" office:value="79.31" calcext:value-type="float">
            <text:p>79.31</text:p>
          </table:table-cell>
          <table:table-cell office:value-type="float" office:value="12.18" calcext:value-type="float">
            <text:p>12.18</text:p>
          </table:table-cell>
          <table:table-cell office:value-type="float" office:value="0.42" calcext:value-type="float">
            <text:p>0.42</text:p>
          </table:table-cell>
          <table:table-cell office:value-type="float" office:value="87" calcext:value-type="float">
            <text:p>87</text:p>
          </table:table-cell>
          <table:table-cell office:value-type="float" office:value="54.12" calcext:value-type="float">
            <text:p>54.12</text:p>
          </table:table-cell>
          <table:table-cell office:value-type="float" office:value="0.000010613" calcext:value-type="float">
            <text:p>0.000010613</text:p>
          </table:table-cell>
          <table:table-cell table:number-columns-repeated="1018"/>
        </table:table-row>
        <table:table-row table:style-name="ro1">
          <table:table-cell table:style-name="ce2" office:value-type="float" office:value="71.88" calcext:value-type="float">
            <text:p>71.88</text:p>
          </table:table-cell>
          <table:table-cell table:style-name="ce2" office:value-type="float" office:value="13.81" calcext:value-type="float">
            <text:p>13.81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84.67" calcext:value-type="float">
            <text:p>84.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13:.A17])" office:value-type="float" office:value="67.582" calcext:value-type="float">
            <text:p>67.582</text:p>
          </table:table-cell>
          <table:table-cell table:formula="of:=AVERAGEA([.B13:.B17])" office:value-type="float" office:value="15.286" calcext:value-type="float">
            <text:p>15.286</text:p>
          </table:table-cell>
          <table:table-cell table:formula="of:=AVERAGEA([.C13:.C17])" office:value-type="float" office:value="0.33" calcext:value-type="float">
            <text:p>0.33</text:p>
          </table:table-cell>
          <table:table-cell table:formula="of:=AVERAGEA([.D13:.D17])" office:value-type="float" office:value="82.868" calcext:value-type="float">
            <text:p>82.868</text:p>
          </table:table-cell>
          <table:table-cell table:formula="of:=AVERAGEA([.E13:.E17])" office:value-type="float" office:value="45.204" calcext:value-type="float">
            <text:p>45.204</text:p>
          </table:table-cell>
          <table:table-cell table:formula="of:=AVERAGEA([.F13:.F17])" office:value-type="float" office:value="0.0021442128" calcext:value-type="float">
            <text:p>0.0021442128</text:p>
          </table:table-cell>
          <table:table-cell table:formula="of:=STDEV([.A13:.A17])" office:value-type="float" office:value="7.33963350583665" calcext:value-type="float">
            <text:p>7.3396335058</text:p>
          </table:table-cell>
          <table:table-cell table:formula="of:=STDEV([.B13:.B17])" office:value-type="float" office:value="1.13098629523085" calcext:value-type="float">
            <text:p>1.1309862952</text:p>
          </table:table-cell>
          <table:table-cell table:formula="of:=STDEV([.C13:.C17])" office:value-type="float" office:value="0.0374165738677394" calcext:value-type="float">
            <text:p>0.0374165739</text:p>
          </table:table-cell>
          <table:table-cell table:formula="of:=STDEV([.D13:.D17])" office:value-type="float" office:value="1.80613399281449" calcext:value-type="float">
            <text:p>1.8061339928</text:p>
          </table:table-cell>
          <table:table-cell table:formula="of:=STDEV([.E13:.E17])" office:value-type="float" office:value="3.73932213108205" calcext:value-type="float">
            <text:p>3.7393221311</text:p>
          </table:table-cell>
          <table:table-cell table:formula="of:=STDEV([.F13:.F17])" office:value-type="float" office:value="0.00145103957862861" calcext:value-type="float">
            <text:p>0.0014510396</text:p>
          </table:table-cell>
          <table:table-cell table:number-columns-repeated="999"/>
        </table:table-row>
        <table:table-row table:style-name="ro1">
          <table:table-cell office:value-type="float" office:value="58.06" calcext:value-type="float">
            <text:p>58.06</text:p>
          </table:table-cell>
          <table:table-cell office:value-type="float" office:value="15.61" calcext:value-type="float">
            <text:p>15.61</text:p>
          </table:table-cell>
          <table:table-cell office:value-type="float" office:value="0.29" calcext:value-type="float">
            <text:p>0.29</text:p>
          </table:table-cell>
          <table:table-cell office:value-type="float" office:value="81.67" calcext:value-type="float">
            <text:p>81.67</text:p>
          </table:table-cell>
          <table:table-cell office:value-type="float" office:value="39.56" calcext:value-type="float">
            <text:p>39.56</text:p>
          </table:table-cell>
          <table:table-cell office:value-type="float" office:value="0.00057788" calcext:value-type="float">
            <text:p>0.00057788</text:p>
          </table:table-cell>
          <table:table-cell table:number-columns-repeated="1018"/>
        </table:table-row>
        <table:table-row table:style-name="ro1">
          <table:table-cell office:value-type="float" office:value="61.54" calcext:value-type="float">
            <text:p>61.54</text:p>
          </table:table-cell>
          <table:table-cell office:value-type="float" office:value="16.86" calcext:value-type="float">
            <text:p>16.86</text:p>
          </table:table-cell>
          <table:table-cell office:value-type="float" office:value="0.29" calcext:value-type="float">
            <text:p>0.29</text:p>
          </table:table-cell>
          <table:table-cell office:value-type="float" office:value="80.33" calcext:value-type="float">
            <text:p>80.33</text:p>
          </table:table-cell>
          <table:table-cell office:value-type="float" office:value="44.86" calcext:value-type="float">
            <text:p>44.86</text:p>
          </table:table-cell>
          <table:table-cell office:value-type="float" office:value="0.003747145" calcext:value-type="float">
            <text:p>0.003747145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44" calcext:value-type="float">
            <text:p>15.44</text:p>
          </table:table-cell>
          <table:table-cell office:value-type="float" office:value="0.35" calcext:value-type="float">
            <text:p>0.35</text:p>
          </table:table-cell>
          <table:table-cell office:value-type="float" office:value="83.67" calcext:value-type="float">
            <text:p>83.67</text:p>
          </table:table-cell>
          <table:table-cell office:value-type="float" office:value="46.15" calcext:value-type="float">
            <text:p>46.15</text:p>
          </table:table-cell>
          <table:table-cell office:value-type="float" office:value="0.00356953" calcext:value-type="float">
            <text:p>0.00356953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.43</text:p>
          </table:table-cell>
          <table:table-cell office:value-type="float" office:value="14.71" calcext:value-type="float">
            <text:p>14.71</text:p>
          </table:table-cell>
          <table:table-cell office:value-type="float" office:value="0.35" calcext:value-type="float">
            <text:p>0.35</text:p>
          </table:table-cell>
          <table:table-cell office:value-type="float" office:value="84" calcext:value-type="float">
            <text:p>84</text:p>
          </table:table-cell>
          <table:table-cell office:value-type="float" office:value="45.45" calcext:value-type="float">
            <text:p>45.45</text:p>
          </table:table-cell>
          <table:table-cell office:value-type="float" office:value="0.001026509" calcext:value-type="float">
            <text:p>0.001026509</text:p>
          </table:table-cell>
          <table:table-cell table:number-columns-repeated="1018"/>
        </table:table-row>
        <table:table-row table:style-name="ro1">
          <table:table-cell table:style-name="ce2" office:value-type="float" office:value="59.38" calcext:value-type="float">
            <text:p>59.38</text:p>
          </table:table-cell>
          <table:table-cell table:style-name="ce2" office:value-type="float" office:value="12.69" calcext:value-type="float">
            <text:p>12.69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84.33" calcext:value-type="float">
            <text:p>84.33</text:p>
          </table:table-cell>
          <table:table-cell table:style-name="ce2" office:value-type="float" office:value="44.71" calcext:value-type="float">
            <text:p>44.71</text:p>
          </table:table-cell>
          <table:table-cell table:style-name="ce2" office:value-type="float" office:value="0.04570171" calcext:value-type="float">
            <text:p>0.0457017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18:.A22])" office:value-type="float" office:value="49.31" calcext:value-type="float">
            <text:p>49.31</text:p>
          </table:table-cell>
          <table:table-cell table:formula="of:=AVERAGEA([.B18:.B22])" office:value-type="float" office:value="17.112" calcext:value-type="float">
            <text:p>17.112</text:p>
          </table:table-cell>
          <table:table-cell table:formula="of:=AVERAGEA([.C18:.C22])" office:value-type="float" office:value="0.276" calcext:value-type="float">
            <text:p>0.276</text:p>
          </table:table-cell>
          <table:table-cell table:formula="of:=AVERAGEA([.D18:.D22])" office:value-type="float" office:value="79.798" calcext:value-type="float">
            <text:p>79.798</text:p>
          </table:table-cell>
          <table:table-cell table:formula="of:=AVERAGEA([.E18:.E22])" office:value-type="float" office:value="33.234" calcext:value-type="float">
            <text:p>33.234</text:p>
          </table:table-cell>
          <table:table-cell table:formula="of:=AVERAGEA([.F18:.F22])" office:value-type="float" office:value="0.05244868" calcext:value-type="float">
            <text:p>0.05244868</text:p>
          </table:table-cell>
          <table:table-cell table:formula="of:=STDEV([.A18:.A22])" office:value-type="float" office:value="10.9489931043909" calcext:value-type="float">
            <text:p>10.9489931044</text:p>
          </table:table-cell>
          <table:table-cell table:formula="of:=STDEV([.B18:.B22])" office:value-type="float" office:value="10.3026656744747" calcext:value-type="float">
            <text:p>10.3026656745</text:p>
          </table:table-cell>
          <table:table-cell table:formula="of:=STDEV([.C18:.C22])" office:value-type="float" office:value="0.11674759098157" calcext:value-type="float">
            <text:p>0.116747591</text:p>
          </table:table-cell>
          <table:table-cell table:formula="of:=STDEV([.D18:.D22])" office:value-type="float" office:value="9.09371596213561" calcext:value-type="float">
            <text:p>9.0937159621</text:p>
          </table:table-cell>
          <table:table-cell table:formula="of:=STDEV([.E18:.E22])" office:value-type="float" office:value="11.801496938948" calcext:value-type="float">
            <text:p>11.8014969389</text:p>
          </table:table-cell>
          <table:table-cell table:formula="of:=STDEV([.F18:.F22])" office:value-type="float" office:value="0.0187554712671809" calcext:value-type="float">
            <text:p>0.0187554713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.58" calcext:value-type="float">
            <text:p>30.58</text:p>
          </table:table-cell>
          <table:table-cell office:value-type="float" office:value="0.15" calcext:value-type="float">
            <text:p>0.15</text:p>
          </table:table-cell>
          <table:table-cell office:value-type="float" office:value="68" calcext:value-type="float">
            <text:p>68</text:p>
          </table:table-cell>
          <table:table-cell office:value-type="float" office:value="18.64" calcext:value-type="float">
            <text:p>18.64</text:p>
          </table:table-cell>
          <table:table-cell office:value-type="float" office:value="0.08329556" calcext:value-type="float">
            <text:p>0.08329556</text:p>
          </table:table-cell>
          <table:table-cell table:number-columns-repeated="1018"/>
        </table:table-row>
        <table:table-row table:style-name="ro1">
          <table:table-cell office:value-type="float" office:value="51.85" calcext:value-type="float">
            <text:p>51.85</text:p>
          </table:table-cell>
          <table:table-cell office:value-type="float" office:value="7.33" calcext:value-type="float">
            <text:p>7.33</text:p>
          </table:table-cell>
          <table:table-cell office:value-type="float" office:value="0.44" calcext:value-type="float">
            <text:p>0.44</text:p>
          </table:table-cell>
          <table:table-cell office:value-type="float" office:value="89" calcext:value-type="float">
            <text:p>89</text:p>
          </table:table-cell>
          <table:table-cell office:value-type="float" office:value="45.9" calcext:value-type="float">
            <text:p>45.9</text:p>
          </table:table-cell>
          <table:table-cell office:value-type="float" office:value="0.05642601" calcext:value-type="float">
            <text:p>0.05642601</text:p>
          </table:table-cell>
          <table:table-cell table:number-columns-repeated="1018"/>
        </table:table-row>
        <table:table-row table:style-name="ro1">
          <table:table-cell office:value-type="float" office:value="30.77" calcext:value-type="float">
            <text:p>30.77</text:p>
          </table:table-cell>
          <table:table-cell office:value-type="float" office:value="9.49" calcext:value-type="float">
            <text:p>9.49</text:p>
          </table:table-cell>
          <table:table-cell office:value-type="float" office:value="0.26" calcext:value-type="float">
            <text:p>0.26</text:p>
          </table:table-cell>
          <table:table-cell office:value-type="float" office:value="85.33" calcext:value-type="float">
            <text:p>85.33</text:p>
          </table:table-cell>
          <table:table-cell office:value-type="float" office:value="26.67" calcext:value-type="float">
            <text:p>26.67</text:p>
          </table:table-cell>
          <table:table-cell office:value-type="float" office:value="0.03827902" calcext:value-type="float">
            <text:p>0.03827902</text:p>
          </table:table-cell>
          <table:table-cell table:number-columns-repeated="1018"/>
        </table:table-row>
        <table:table-row table:style-name="ro1">
          <table:table-cell office:value-type="float" office:value="54.55" calcext:value-type="float">
            <text:p>54.55</text:p>
          </table:table-cell>
          <table:table-cell office:value-type="float" office:value="25.47" calcext:value-type="float">
            <text:p>25.47</text:p>
          </table:table-cell>
          <table:table-cell office:value-type="float" office:value="0.19" calcext:value-type="float">
            <text:p>0.19</text:p>
          </table:table-cell>
          <table:table-cell office:value-type="float" office:value="72.33" calcext:value-type="float">
            <text:p>72.33</text:p>
          </table:table-cell>
          <table:table-cell office:value-type="float" office:value="30.25" calcext:value-type="float">
            <text:p>30.25</text:p>
          </table:table-cell>
          <table:table-cell office:value-type="float" office:value="0.0385411" calcext:value-type="float">
            <text:p>0.0385411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9.26" calcext:value-type="float">
            <text:p>19.26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79.67" calcext:value-type="float">
            <text:p>79.67</text:p>
          </table:table-cell>
          <table:table-cell table:style-name="ce2" office:value-type="float" office:value="40.78" calcext:value-type="float">
            <text:p>40.78</text:p>
          </table:table-cell>
          <table:table-cell table:style-name="ce2" office:value-type="float" office:value="0.053" calcext:value-type="float">
            <text:p>0.05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3:.A27])" office:value-type="float" office:value="59.3" calcext:value-type="float">
            <text:p>59.3</text:p>
          </table:table-cell>
          <table:table-cell table:formula="of:=AVERAGEA([.B23:.B27])" office:value-type="float" office:value="11.96" calcext:value-type="float">
            <text:p>11.96</text:p>
          </table:table-cell>
          <table:table-cell table:formula="of:=AVERAGEA([.C23:.C27])" office:value-type="float" office:value="0.37" calcext:value-type="float">
            <text:p>0.37</text:p>
          </table:table-cell>
          <table:table-cell table:formula="of:=AVERAGEA([.D23:.D27])" office:value-type="float" office:value="85.134" calcext:value-type="float">
            <text:p>85.134</text:p>
          </table:table-cell>
          <table:table-cell table:formula="of:=AVERAGEA([.E23:.E27])" office:value-type="float" office:value="44.98" calcext:value-type="float">
            <text:p>44.98</text:p>
          </table:table-cell>
          <table:table-cell table:formula="of:=AVERAGEA([.F23:.F27])" office:value-type="float" office:value="0.234531444" calcext:value-type="float">
            <text:p>0.234531444</text:p>
          </table:table-cell>
          <table:table-cell table:formula="of:=STDEV([.A23:.A27])" office:value-type="float" office:value="10.712495040839" calcext:value-type="float">
            <text:p>10.7124950408</text:p>
          </table:table-cell>
          <table:table-cell table:formula="of:=STDEV([.B23:.B27])" office:value-type="float" office:value="4.79180028799198" calcext:value-type="float">
            <text:p>4.791800288</text:p>
          </table:table-cell>
          <table:table-cell table:formula="of:=STDEV([.C23:.C27])" office:value-type="float" office:value="0.0877496438739212" calcext:value-type="float">
            <text:p>0.0877496439</text:p>
          </table:table-cell>
          <table:table-cell table:formula="of:=STDEV([.D23:.D27])" office:value-type="float" office:value="4.11997936888038" calcext:value-type="float">
            <text:p>4.1199793689</text:p>
          </table:table-cell>
          <table:table-cell table:formula="of:=STDEV([.E23:.E27])" office:value-type="float" office:value="7.49038717290368" calcext:value-type="float">
            <text:p>7.4903871729</text:p>
          </table:table-cell>
          <table:table-cell table:formula="of:=STDEV([.F23:.F27])" office:value-type="float" office:value="0.262710226458015" calcext:value-type="float">
            <text:p>0.2627102265</text:p>
          </table:table-cell>
          <table:table-cell table:number-columns-repeated="999"/>
        </table:table-row>
        <table:table-row table:style-name="ro1">
          <table:table-cell office:value-type="float" office:value="59.46" calcext:value-type="float">
            <text:p>59.46</text:p>
          </table:table-cell>
          <table:table-cell office:value-type="float" office:value="12.55" calcext:value-type="float">
            <text:p>12.55</text:p>
          </table:table-cell>
          <table:table-cell office:value-type="float" office:value="0.34" calcext:value-type="float">
            <text:p>0.34</text:p>
          </table:table-cell>
          <table:table-cell office:value-type="float" office:value="84" calcext:value-type="float">
            <text:p>84</text:p>
          </table:table-cell>
          <table:table-cell office:value-type="float" office:value="47.83" calcext:value-type="float">
            <text:p>47.83</text:p>
          </table:table-cell>
          <table:table-cell office:value-type="float" office:value="0.478261" calcext:value-type="float">
            <text:p>0.478261</text:p>
          </table:table-cell>
          <table:table-cell table:number-columns-repeated="1018"/>
        </table:table-row>
        <table:table-row table:style-name="ro1">
          <table:table-cell office:value-type="float" office:value="58.06" calcext:value-type="float">
            <text:p>58.06</text:p>
          </table:table-cell>
          <table:table-cell office:value-type="float" office:value="12.64" calcext:value-type="float">
            <text:p>12.64</text:p>
          </table:table-cell>
          <table:table-cell office:value-type="float" office:value="0.34" calcext:value-type="float">
            <text:p>0.34</text:p>
          </table:table-cell>
          <table:table-cell office:value-type="float" office:value="84" calcext:value-type="float">
            <text:p>84</text:p>
          </table:table-cell>
          <table:table-cell office:value-type="float" office:value="43.37" calcext:value-type="float">
            <text:p>43.37</text:p>
          </table:table-cell>
          <table:table-cell office:value-type="float" office:value="0.0433534" calcext:value-type="float">
            <text:p>0.0433534</text:p>
          </table:table-cell>
          <table:table-cell table:number-columns-repeated="1018"/>
        </table:table-row>
        <table:table-row table:style-name="ro1">
          <table:table-cell office:value-type="float" office:value="42.31" calcext:value-type="float">
            <text:p>42.31</text:p>
          </table:table-cell>
          <table:table-cell office:value-type="float" office:value="8.39" calcext:value-type="float">
            <text:p>8.39</text:p>
          </table:table-cell>
          <table:table-cell office:value-type="float" office:value="0.36" calcext:value-type="float">
            <text:p>0.36</text:p>
          </table:table-cell>
          <table:table-cell office:value-type="float" office:value="87.33" calcext:value-type="float">
            <text:p>87.33</text:p>
          </table:table-cell>
          <table:table-cell office:value-type="float" office:value="36.67" calcext:value-type="float">
            <text:p>36.67</text:p>
          </table:table-cell>
          <table:table-cell office:value-type="float" office:value="0.03554282" calcext:value-type="float">
            <text:p>0.03554282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6.96" calcext:value-type="float">
            <text:p>6.96</text:p>
          </table:table-cell>
          <table:table-cell office:value-type="float" office:value="0.52" calcext:value-type="float">
            <text:p>0.52</text:p>
          </table:table-cell>
          <table:table-cell office:value-type="float" office:value="90.67" calcext:value-type="float">
            <text:p>90.67</text:p>
          </table:table-cell>
          <table:table-cell office:value-type="float" office:value="56.25" calcext:value-type="float">
            <text:p>56.25</text:p>
          </table:table-cell>
          <table:table-cell office:value-type="float" office:value="0.5625" calcext:value-type="float">
            <text:p>0.5625</text:p>
          </table:table-cell>
          <table:table-cell table:number-columns-repeated="1018"/>
        </table:table-row>
        <table:table-row table:style-name="ro1">
          <table:table-cell table:style-name="ce2" office:value-type="float" office:value="85.71" calcext:value-type="float">
            <text:p>85.71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7.33" calcext:value-type="float">
            <text:p>87.33</text:p>
          </table:table-cell>
          <table:table-cell table:style-name="ce2" office:value-type="float" office:value="55.81" calcext:value-type="float">
            <text:p>55.81</text:p>
          </table:table-cell>
          <table:table-cell table:style-name="ce2" office:value-type="float" office:value="0.0002329829" calcext:value-type="float">
            <text:p>0.000232982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8:.A32])" office:value-type="float" office:value="79.128" calcext:value-type="float">
            <text:p>79.128</text:p>
          </table:table-cell>
          <table:table-cell table:formula="of:=AVERAGEA([.B28:.B32])" office:value-type="float" office:value="12.18" calcext:value-type="float">
            <text:p>12.18</text:p>
          </table:table-cell>
          <table:table-cell table:formula="of:=AVERAGEA([.C28:.C32])" office:value-type="float" office:value="0.426" calcext:value-type="float">
            <text:p>0.426</text:p>
          </table:table-cell>
          <table:table-cell table:formula="of:=AVERAGEA([.D28:.D32])" office:value-type="float" office:value="86.934" calcext:value-type="float">
            <text:p>86.934</text:p>
          </table:table-cell>
          <table:table-cell table:formula="of:=AVERAGEA([.E28:.E32])" office:value-type="float" office:value="56.126" calcext:value-type="float">
            <text:p>56.126</text:p>
          </table:table-cell>
          <table:table-cell table:formula="of:=AVERAGEA([.F28:.F32])" office:value-type="float" office:value="0.0007421914" calcext:value-type="float">
            <text:p>0.0007421914</text:p>
          </table:table-cell>
          <table:table-cell table:formula="of:=STDEV([.A28:.A32])" office:value-type="float" office:value="14.2420774467772" calcext:value-type="float">
            <text:p>14.2420774468</text:p>
          </table:table-cell>
          <table:table-cell table:formula="of:=STDEV([.B28:.B32])" office:value-type="float" office:value="3.83041120507968" calcext:value-type="float">
            <text:p>3.8304112051</text:p>
          </table:table-cell>
          <table:table-cell table:formula="of:=STDEV([.C28:.C32])" office:value-type="float" office:value="0.0364691650576209" calcext:value-type="float">
            <text:p>0.0364691651</text:p>
          </table:table-cell>
          <table:table-cell table:formula="of:=STDEV([.D28:.D32])" office:value-type="float" office:value="1.9764184779545" calcext:value-type="float">
            <text:p>1.976418478</text:p>
          </table:table-cell>
          <table:table-cell table:formula="of:=STDEV([.E28:.E32])" office:value-type="float" office:value="2.42819480272897" calcext:value-type="float">
            <text:p>2.4281948027</text:p>
          </table:table-cell>
          <table:table-cell table:formula="of:=STDEV([.F28:.F32])" office:value-type="float" office:value="0.000341550823509277" calcext:value-type="float">
            <text:p>0.0003415508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.42</text:p>
          </table:table-cell>
          <table:table-cell office:value-type="float" office:value="11.15" calcext:value-type="float">
            <text:p>11.15</text:p>
          </table:table-cell>
          <table:table-cell office:value-type="float" office:value="0.44" calcext:value-type="float">
            <text:p>0.44</text:p>
          </table:table-cell>
          <table:table-cell office:value-type="float" office:value="87.67" calcext:value-type="float">
            <text:p>87.67</text:p>
          </table:table-cell>
          <table:table-cell office:value-type="float" office:value="56.47" calcext:value-type="float">
            <text:p>56.47</text:p>
          </table:table-cell>
          <table:table-cell office:value-type="float" office:value="0.0008827719" calcext:value-type="float">
            <text:p>0.0008827719</text:p>
          </table:table-cell>
          <table:table-cell table:number-columns-repeated="1018"/>
        </table:table-row>
        <table:table-row table:style-name="ro1">
          <table:table-cell office:value-type="float" office:value="94.44" calcext:value-type="float">
            <text:p>94.44</text:p>
          </table:table-cell>
          <table:table-cell office:value-type="float" office:value="17.8" calcext:value-type="float">
            <text:p>17.8</text:p>
          </table:table-cell>
          <table:table-cell office:value-type="float" office:value="0.37" calcext:value-type="float">
            <text:p>0.37</text:p>
          </table:table-cell>
          <table:table-cell office:value-type="float" office:value="83.67" calcext:value-type="float">
            <text:p>83.67</text:p>
          </table:table-cell>
          <table:table-cell office:value-type="float" office:value="58.12" calcext:value-type="float">
            <text:p>58.12</text:p>
          </table:table-cell>
          <table:table-cell office:value-type="float" office:value="0.001169113" calcext:value-type="float">
            <text:p>0.001169113</text:p>
          </table:table-cell>
          <table:table-cell table:number-columns-repeated="1018"/>
        </table:table-row>
        <table:table-row table:style-name="ro1">
          <table:table-cell office:value-type="float" office:value="81.82" calcext:value-type="float">
            <text:p>81.82</text:p>
          </table:table-cell>
          <table:table-cell office:value-type="float" office:value="12.36" calcext:value-type="float">
            <text:p>12.36</text:p>
          </table:table-cell>
          <table:table-cell office:value-type="float" office:value="0.42" calcext:value-type="float">
            <text:p>0.42</text:p>
          </table:table-cell>
          <table:table-cell office:value-type="float" office:value="87" calcext:value-type="float">
            <text:p>87</text:p>
          </table:table-cell>
          <table:table-cell office:value-type="float" office:value="58.06" calcext:value-type="float">
            <text:p>58.06</text:p>
          </table:table-cell>
          <table:table-cell office:value-type="float" office:value="0.000670556" calcext:value-type="float">
            <text:p>0.000670556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7.09" calcext:value-type="float">
            <text:p>7.09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.17</text:p>
          </table:table-cell>
          <table:table-cell office:value-type="float" office:value="0.0007555332" calcext:value-type="float">
            <text:p>0.0007555332</text:p>
          </table:table-cell>
          <table:table-cell table:number-columns-repeated="1018"/>
        </table:table-row>
        <table:table-row table:style-name="ro1">
          <table:table-cell table:style-name="ce2" office:value-type="float" office:value="64.29" calcext:value-type="float">
            <text:p>64.29</text:p>
          </table:table-cell>
          <table:table-cell table:style-name="ce2" office:value-type="float" office:value="13.21" calcext:value-type="float">
            <text:p>13.21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84.67" calcext:value-type="float">
            <text:p>84.67</text:p>
          </table:table-cell>
          <table:table-cell table:style-name="ce2" office:value-type="float" office:value="43.9" calcext:value-type="float">
            <text:p>43.9</text:p>
          </table:table-cell>
          <table:table-cell table:style-name="ce2" office:value-type="float" office:value="0.005036462" calcext:value-type="float">
            <text:p>0.00503646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33:.A37])" office:value-type="float" office:value="73.758" calcext:value-type="float">
            <text:p>73.758</text:p>
          </table:table-cell>
          <table:table-cell table:formula="of:=AVERAGEA([.B33:.B37])" office:value-type="float" office:value="11.724" calcext:value-type="float">
            <text:p>11.724</text:p>
          </table:table-cell>
          <table:table-cell table:formula="of:=AVERAGEA([.C33:.C37])" office:value-type="float" office:value="0.418" calcext:value-type="float">
            <text:p>0.418</text:p>
          </table:table-cell>
          <table:table-cell table:formula="of:=AVERAGEA([.D33:.D37])" office:value-type="float" office:value="86.868" calcext:value-type="float">
            <text:p>86.868</text:p>
          </table:table-cell>
          <table:table-cell table:formula="of:=AVERAGEA([.E33:.E37])" office:value-type="float" office:value="52.464" calcext:value-type="float">
            <text:p>52.464</text:p>
          </table:table-cell>
          <table:table-cell table:formula="of:=AVERAGEA([.F33:.F37])" office:value-type="float" office:value="0.0072791126" calcext:value-type="float">
            <text:p>0.0072791126</text:p>
          </table:table-cell>
          <table:table-cell table:formula="of:=STDEV([.A33:.A37])" office:value-type="float" office:value="8.28145941244657" calcext:value-type="float">
            <text:p>8.2814594124</text:p>
          </table:table-cell>
          <table:table-cell table:formula="of:=STDEV([.B33:.B37])" office:value-type="float" office:value="3.51862615234981" calcext:value-type="float">
            <text:p>3.5186261523</text:p>
          </table:table-cell>
          <table:table-cell table:formula="of:=STDEV([.C33:.C37])" office:value-type="float" office:value="0.0772657750883274" calcext:value-type="float">
            <text:p>0.0772657751</text:p>
          </table:table-cell>
          <table:table-cell table:formula="of:=STDEV([.D33:.D37])" office:value-type="float" office:value="3.37966270506392" calcext:value-type="float">
            <text:p>3.3796627051</text:p>
          </table:table-cell>
          <table:table-cell table:formula="of:=STDEV([.E33:.E37])" office:value-type="float" office:value="7.82800293817012" calcext:value-type="float">
            <text:p>7.8280029382</text:p>
          </table:table-cell>
          <table:table-cell table:formula="of:=STDEV([.F33:.F37])" office:value-type="float" office:value="0.00276403017245738" calcext:value-type="float">
            <text:p>0.0027640302</text:p>
          </table:table-cell>
          <table:table-cell table:number-columns-repeated="999"/>
        </table:table-row>
        <table:table-row table:style-name="ro1">
          <table:table-cell office:value-type="float" office:value="78.12" calcext:value-type="float">
            <text:p>78.12</text:p>
          </table:table-cell>
          <table:table-cell office:value-type="float" office:value="8.92" calcext:value-type="float">
            <text:p>8.92</text:p>
          </table:table-cell>
          <table:table-cell office:value-type="float" office:value="0.49" calcext:value-type="float">
            <text:p>0.49</text:p>
          </table:table-cell>
          <table:table-cell office:value-type="float" office:value="89.67" calcext:value-type="float">
            <text:p>89.67</text:p>
          </table:table-cell>
          <table:table-cell office:value-type="float" office:value="61.73" calcext:value-type="float">
            <text:p>61.73</text:p>
          </table:table-cell>
          <table:table-cell office:value-type="float" office:value="0.004656908" calcext:value-type="float">
            <text:p>0.004656908</text:p>
          </table:table-cell>
          <table:table-cell table:number-columns-repeated="1018"/>
        </table:table-row>
        <table:table-row table:style-name="ro1">
          <table:table-cell office:value-type="float" office:value="85.19" calcext:value-type="float">
            <text:p>85.19</text:p>
          </table:table-cell>
          <table:table-cell office:value-type="float" office:value="10.99" calcext:value-type="float">
            <text:p>10.99</text:p>
          </table:table-cell>
          <table:table-cell office:value-type="float" office:value="0.46" calcext:value-type="float">
            <text:p>0.46</text:p>
          </table:table-cell>
          <table:table-cell office:value-type="float" office:value="88.67" calcext:value-type="float">
            <text:p>88.67</text:p>
          </table:table-cell>
          <table:table-cell office:value-type="float" office:value="57.5" calcext:value-type="float">
            <text:p>57.5</text:p>
          </table:table-cell>
          <table:table-cell office:value-type="float" office:value="0.008205456" calcext:value-type="float">
            <text:p>0.008205456</text:p>
          </table:table-cell>
          <table:table-cell table:number-columns-repeated="1018"/>
        </table:table-row>
        <table:table-row table:style-name="ro1">
          <table:table-cell office:value-type="float" office:value="73.33" calcext:value-type="float">
            <text:p>73.33</text:p>
          </table:table-cell>
          <table:table-cell office:value-type="float" office:value="17.04" calcext:value-type="float">
            <text:p>17.04</text:p>
          </table:table-cell>
          <table:table-cell office:value-type="float" office:value="0.32" calcext:value-type="float">
            <text:p>0.32</text:p>
          </table:table-cell>
          <table:table-cell office:value-type="float" office:value="82" calcext:value-type="float">
            <text:p>82</text:p>
          </table:table-cell>
          <table:table-cell office:value-type="float" office:value="44.9" calcext:value-type="float">
            <text:p>44.9</text:p>
          </table:table-cell>
          <table:table-cell office:value-type="float" office:value="0.0114889" calcext:value-type="float">
            <text:p>0.0114889</text:p>
          </table:table-cell>
          <table:table-cell table:number-columns-repeated="1018"/>
        </table:table-row>
        <table:table-row table:style-name="ro1">
          <table:table-cell office:value-type="float" office:value="67.86" calcext:value-type="float">
            <text:p>67.86</text:p>
          </table:table-cell>
          <table:table-cell office:value-type="float" office:value="8.46" calcext:value-type="float">
            <text:p>8.46</text:p>
          </table:table-cell>
          <table:table-cell office:value-type="float" office:value="0.47" calcext:value-type="float">
            <text:p>0.47</text:p>
          </table:table-cell>
          <table:table-cell office:value-type="float" office:value="89.33" calcext:value-type="float">
            <text:p>89.33</text:p>
          </table:table-cell>
          <table:table-cell office:value-type="float" office:value="54.29" calcext:value-type="float">
            <text:p>54.29</text:p>
          </table:table-cell>
          <table:table-cell office:value-type="float" office:value="0.007007837" calcext:value-type="float">
            <text:p>0.007007837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7.35" calcext:value-type="float">
            <text:p>7.35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0.87" calcext:value-type="float">
            <text:p>60.87</text:p>
          </table:table-cell>
          <table:table-cell table:style-name="ce2" office:value-type="float" office:value="0.07958989" calcext:value-type="float">
            <text:p>0.0795898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38:.A42])" office:value-type="float" office:value="65.798" calcext:value-type="float">
            <text:p>65.798</text:p>
          </table:table-cell>
          <table:table-cell table:formula="of:=AVERAGEA([.B38:.B42])" office:value-type="float" office:value="10.214" calcext:value-type="float">
            <text:p>10.214</text:p>
          </table:table-cell>
          <table:table-cell table:formula="of:=AVERAGEA([.C38:.C42])" office:value-type="float" office:value="0.422" calcext:value-type="float">
            <text:p>0.422</text:p>
          </table:table-cell>
          <table:table-cell table:formula="of:=AVERAGEA([.D38:.D42])" office:value-type="float" office:value="87.334" calcext:value-type="float">
            <text:p>87.334</text:p>
          </table:table-cell>
          <table:table-cell table:formula="of:=AVERAGEA([.E38:.E42])" office:value-type="float" office:value="51.858" calcext:value-type="float">
            <text:p>51.858</text:p>
          </table:table-cell>
          <table:table-cell table:formula="of:=AVERAGEA([.F38:.F42])" office:value-type="float" office:value="0.060502906" calcext:value-type="float">
            <text:p>0.060502906</text:p>
          </table:table-cell>
          <table:table-cell table:formula="of:=STDEV([.A38:.A42])" office:value-type="float" office:value="9.31903804048465" calcext:value-type="float">
            <text:p>9.3190380405</text:p>
          </table:table-cell>
          <table:table-cell table:formula="of:=STDEV([.B38:.B42])" office:value-type="float" office:value="2.5040227634748" calcext:value-type="float">
            <text:p>2.5040227635</text:p>
          </table:table-cell>
          <table:table-cell table:formula="of:=STDEV([.C38:.C42])" office:value-type="float" office:value="0.0719027120489902" calcext:value-type="float">
            <text:p>0.071902712</text:p>
          </table:table-cell>
          <table:table-cell table:formula="of:=STDEV([.D38:.D42])" office:value-type="float" office:value="2.71804709304309" calcext:value-type="float">
            <text:p>2.718047093</text:p>
          </table:table-cell>
          <table:table-cell table:formula="of:=STDEV([.E38:.E42])" office:value-type="float" office:value="6.64367895070194" calcext:value-type="float">
            <text:p>6.6436789507</text:p>
          </table:table-cell>
          <table:table-cell table:formula="of:=STDEV([.F38:.F42])" office:value-type="float" office:value="0.0125651664581624" calcext:value-type="float">
            <text:p>0.0125651665</text:p>
          </table:table-cell>
          <table:table-cell table:number-columns-repeated="999"/>
        </table:table-row>
        <table:table-row table:style-name="ro1">
          <table:table-cell office:value-type="float" office:value="54.84" calcext:value-type="float">
            <text:p>54.84</text:p>
          </table:table-cell>
          <table:table-cell office:value-type="float" office:value="9.67" calcext:value-type="float">
            <text:p>9.67</text:p>
          </table:table-cell>
          <table:table-cell office:value-type="float" office:value="0.39" calcext:value-type="float">
            <text:p>0.39</text:p>
          </table:table-cell>
          <table:table-cell office:value-type="float" office:value="86.67" calcext:value-type="float">
            <text:p>86.67</text:p>
          </table:table-cell>
          <table:table-cell office:value-type="float" office:value="45.95" calcext:value-type="float">
            <text:p>45.95</text:p>
          </table:table-cell>
          <table:table-cell office:value-type="float" office:value="0.06225118" calcext:value-type="float">
            <text:p>0.06225118</text:p>
          </table:table-cell>
          <table:table-cell table:number-columns-repeated="1018"/>
        </table:table-row>
        <table:table-row table:style-name="ro1">
          <table:table-cell office:value-type="float" office:value="71.05" calcext:value-type="float">
            <text:p>71.05</text:p>
          </table:table-cell>
          <table:table-cell office:value-type="float" office:value="14.12" calcext:value-type="float">
            <text:p>14.12</text:p>
          </table:table-cell>
          <table:table-cell office:value-type="float" office:value="0.36" calcext:value-type="float">
            <text:p>0.36</text:p>
          </table:table-cell>
          <table:table-cell office:value-type="float" office:value="84" calcext:value-type="float">
            <text:p>84</text:p>
          </table:table-cell>
          <table:table-cell office:value-type="float" office:value="52.94" calcext:value-type="float">
            <text:p>52.94</text:p>
          </table:table-cell>
          <table:table-cell office:value-type="float" office:value="0.06020604" calcext:value-type="float">
            <text:p>0.06020604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.43</text:p>
          </table:table-cell>
          <table:table-cell office:value-type="float" office:value="9.19" calcext:value-type="float">
            <text:p>9.19</text:p>
          </table:table-cell>
          <table:table-cell office:value-type="float" office:value="0.46" calcext:value-type="float">
            <text:p>0.46</text:p>
          </table:table-cell>
          <table:table-cell office:value-type="float" office:value="89" calcext:value-type="float">
            <text:p>89</text:p>
          </table:table-cell>
          <table:table-cell office:value-type="float" office:value="54.79" calcext:value-type="float">
            <text:p>54.79</text:p>
          </table:table-cell>
          <table:table-cell office:value-type="float" office:value="0.05538945" calcext:value-type="float">
            <text:p>0.05538945</text:p>
          </table:table-cell>
          <table:table-cell table:number-columns-repeated="1018"/>
        </table:table-row>
        <table:table-row table:style-name="ro1">
          <table:table-cell office:value-type="float" office:value="56.67" calcext:value-type="float">
            <text:p>56.67</text:p>
          </table:table-cell>
          <table:table-cell office:value-type="float" office:value="10.74" calcext:value-type="float">
            <text:p>10.74</text:p>
          </table:table-cell>
          <table:table-cell office:value-type="float" office:value="0.37" calcext:value-type="float">
            <text:p>0.37</text:p>
          </table:table-cell>
          <table:table-cell office:value-type="float" office:value="86" calcext:value-type="float">
            <text:p>86</text:p>
          </table:table-cell>
          <table:table-cell office:value-type="float" office:value="44.74" calcext:value-type="float">
            <text:p>44.74</text:p>
          </table:table-cell>
          <table:table-cell office:value-type="float" office:value="0.04507797" calcext:value-type="float">
            <text:p>0.04507797</text:p>
          </table:table-cell>
          <table:table-cell table:number-columns-repeated="1018"/>
        </table:table-row>
        <table:table-row table:style-name="ro1">
          <table:table-cell table:style-name="ce2" office:value-type="float" office:value="73.08" calcext:value-type="float">
            <text:p>73.08</text:p>
          </table:table-cell>
          <table:table-cell table:style-name="ce2" office:value-type="float" office:value="12.77" calcext:value-type="float">
            <text:p>12.77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float" office:value="0.0260513" calcext:value-type="float">
            <text:p>0.026051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3:.A47])" office:value-type="float" office:value="69.872" calcext:value-type="float">
            <text:p>69.872</text:p>
          </table:table-cell>
          <table:table-cell table:formula="of:=AVERAGEA([.B43:.B47])" office:value-type="float" office:value="9.882" calcext:value-type="float">
            <text:p>9.882</text:p>
          </table:table-cell>
          <table:table-cell table:formula="of:=AVERAGEA([.C43:.C47])" office:value-type="float" office:value="0.452" calcext:value-type="float">
            <text:p>0.452</text:p>
          </table:table-cell>
          <table:table-cell table:formula="of:=AVERAGEA([.D43:.D47])" office:value-type="float" office:value="88.268" calcext:value-type="float">
            <text:p>88.268</text:p>
          </table:table-cell>
          <table:table-cell table:formula="of:=AVERAGEA([.E43:.E47])" office:value-type="float" office:value="52.314" calcext:value-type="float">
            <text:p>52.314</text:p>
          </table:table-cell>
          <table:table-cell table:formula="of:=AVERAGEA([.F43:.F47])" office:value-type="float" office:value="0.021511234" calcext:value-type="float">
            <text:p>0.021511234</text:p>
          </table:table-cell>
          <table:table-cell table:formula="of:=STDEV([.A43:.A47])" office:value-type="float" office:value="3.59216786912861" calcext:value-type="float">
            <text:p>3.5921678691</text:p>
          </table:table-cell>
          <table:table-cell table:formula="of:=STDEV([.B43:.B47])" office:value-type="float" office:value="3.21279006472567" calcext:value-type="float">
            <text:p>3.2127900647</text:p>
          </table:table-cell>
          <table:table-cell table:formula="of:=STDEV([.C43:.C47])" office:value-type="float" office:value="0.0840832920383116" calcext:value-type="float">
            <text:p>0.084083292</text:p>
          </table:table-cell>
          <table:table-cell table:formula="of:=STDEV([.D43:.D47])" office:value-type="float" office:value="2.92217727046119" calcext:value-type="float">
            <text:p>2.9221772705</text:p>
          </table:table-cell>
          <table:table-cell table:formula="of:=STDEV([.E43:.E47])" office:value-type="float" office:value="9.20510347578994" calcext:value-type="float">
            <text:p>9.2051034758</text:p>
          </table:table-cell>
          <table:table-cell table:formula="of:=STDEV([.F43:.F47])" office:value-type="float" office:value="0.00528819301976866" calcext:value-type="float">
            <text:p>0.005288193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82" calcext:value-type="float">
            <text:p>13.82</text:p>
          </table:table-cell>
          <table:table-cell office:value-type="float" office:value="0.34" calcext:value-type="float">
            <text:p>0.34</text:p>
          </table:table-cell>
          <table:table-cell office:value-type="float" office:value="84.33" calcext:value-type="float">
            <text:p>84.33</text:p>
          </table:table-cell>
          <table:table-cell office:value-type="float" office:value="40.51" calcext:value-type="float">
            <text:p>40.51</text:p>
          </table:table-cell>
          <table:table-cell office:value-type="float" office:value="0.02702891" calcext:value-type="float">
            <text:p>0.027028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.83" calcext:value-type="float">
            <text:p>70.83</text:p>
          </table:table-cell>
          <table:table-cell office:value-type="float" office:value="8.7" calcext:value-type="float">
            <text:p>8.7</text:p>
          </table:table-cell>
          <table:table-cell office:value-type="float" office:value="0.48" calcext:value-type="float">
            <text:p>0.48</text:p>
          </table:table-cell>
          <table:table-cell office:value-type="float" office:value="89.67" calcext:value-type="float">
            <text:p>89.67</text:p>
          </table:table-cell>
          <table:table-cell office:value-type="float" office:value="52.31" calcext:value-type="float">
            <text:p>52.31</text:p>
          </table:table-cell>
          <table:table-cell office:value-type="float" office:value="0.02204555" calcext:value-type="float">
            <text:p>0.0220455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22" calcext:value-type="float">
            <text:p>72.22</text:p>
          </table:table-cell>
          <table:table-cell office:value-type="float" office:value="6.82" calcext:value-type="float">
            <text:p>6.82</text:p>
          </table:table-cell>
          <table:table-cell office:value-type="float" office:value="0.54" calcext:value-type="float">
            <text:p>0.54</text:p>
          </table:table-cell>
          <table:table-cell office:value-type="float" office:value="90.67" calcext:value-type="float">
            <text:p>90.67</text:p>
          </table:table-cell>
          <table:table-cell office:value-type="float" office:value="65" calcext:value-type="float">
            <text:p>65</text:p>
          </table:table-cell>
          <table:table-cell office:value-type="float" office:value="0.01472832" calcext:value-type="float">
            <text:p>0.0147283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.23</text:p>
          </table:table-cell>
          <table:table-cell office:value-type="float" office:value="7.3" calcext:value-type="float">
            <text:p>7.3</text:p>
          </table:table-cell>
          <table:table-cell office:value-type="float" office:value="0.51" calcext:value-type="float">
            <text:p>0.51</text:p>
          </table:table-cell>
          <table:table-cell office:value-type="float" office:value="90.67" calcext:value-type="float">
            <text:p>90.67</text:p>
          </table:table-cell>
          <table:table-cell office:value-type="float" office:value="56.25" calcext:value-type="float">
            <text:p>56.25</text:p>
          </table:table-cell>
          <table:table-cell office:value-type="float" office:value="0.01770209" calcext:value-type="float">
            <text:p>0.0177020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84.38" calcext:value-type="float">
            <text:p>84.38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84.67" calcext:value-type="float">
            <text:p>84.6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.00002103466" calcext:value-type="float">
            <text:p>2.103466E-00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8:.A52])" office:value-type="float" office:value="77.568" calcext:value-type="float">
            <text:p>77.568</text:p>
          </table:table-cell>
          <table:table-cell table:formula="of:=AVERAGEA([.B48:.B52])" office:value-type="float" office:value="12.226" calcext:value-type="float">
            <text:p>12.226</text:p>
          </table:table-cell>
          <table:table-cell table:formula="of:=AVERAGEA([.C48:.C52])" office:value-type="float" office:value="0.42" calcext:value-type="float">
            <text:p>0.42</text:p>
          </table:table-cell>
          <table:table-cell table:formula="of:=AVERAGEA([.D48:.D52])" office:value-type="float" office:value="86.8" calcext:value-type="float">
            <text:p>86.8</text:p>
          </table:table-cell>
          <table:table-cell table:formula="of:=AVERAGEA([.E48:.E52])" office:value-type="float" office:value="52.706" calcext:value-type="float">
            <text:p>52.706</text:p>
          </table:table-cell>
          <table:table-cell table:formula="of:=AVERAGEA([.F48:.F52])" office:value-type="float" office:value="0.0000150314436" calcext:value-type="float">
            <text:p>1.50314436E-005</text:p>
          </table:table-cell>
          <table:table-cell table:formula="of:=STDEV([.A48:.A52])" office:value-type="float" office:value="8.45847031087773" calcext:value-type="float">
            <text:p>8.4584703109</text:p>
          </table:table-cell>
          <table:table-cell table:formula="of:=STDEV([.B48:.B52])" office:value-type="float" office:value="2.9358610321335" calcext:value-type="float">
            <text:p>2.9358610321</text:p>
          </table:table-cell>
          <table:table-cell table:formula="of:=STDEV([.C48:.C52])" office:value-type="float" office:value="0.0651920240520265" calcext:value-type="float">
            <text:p>0.0651920241</text:p>
          </table:table-cell>
          <table:table-cell table:formula="of:=STDEV([.D48:.D52])" office:value-type="float" office:value="2.47768036679472" calcext:value-type="float">
            <text:p>2.4776803668</text:p>
          </table:table-cell>
          <table:table-cell table:formula="of:=STDEV([.E48:.E52])" office:value-type="float" office:value="9.07041785145536" calcext:value-type="float">
            <text:p>9.0704178515</text:p>
          </table:table-cell>
          <table:table-cell table:formula="of:=STDEV([.F48:.F52])" office:value-type="float" office:value="0.0000128394000427029" calcext:value-type="float">
            <text:p>1.28394000427029E-005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14" calcext:value-type="float">
            <text:p>12.14</text:p>
          </table:table-cell>
          <table:table-cell office:value-type="float" office:value="0.39" calcext:value-type="float">
            <text:p>0.39</text:p>
          </table:table-cell>
          <table:table-cell office:value-type="float" office:value="86.67" calcext:value-type="float">
            <text:p>86.67</text:p>
          </table:table-cell>
          <table:table-cell office:value-type="float" office:value="41.18" calcext:value-type="float">
            <text:p>41.18</text:p>
          </table:table-cell>
          <table:table-cell office:value-type="float" office:value="0.000003632986" calcext:value-type="float">
            <text:p>0.00000363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07" calcext:value-type="float">
            <text:p>14.07</text:p>
          </table:table-cell>
          <table:table-cell office:value-type="float" office:value="0.36" calcext:value-type="float">
            <text:p>0.36</text:p>
          </table:table-cell>
          <table:table-cell office:value-type="float" office:value="84.33" calcext:value-type="float">
            <text:p>84.33</text:p>
          </table:table-cell>
          <table:table-cell office:value-type="float" office:value="47.19" calcext:value-type="float">
            <text:p>47.19</text:p>
          </table:table-cell>
          <table:table-cell office:value-type="float" office:value="0.00003466717" calcext:value-type="float">
            <text:p>3.466717E-0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58" calcext:value-type="float">
            <text:p>7.58</text:p>
          </table:table-cell>
          <table:table-cell office:value-type="float" office:value="0.52" calcext:value-type="float">
            <text:p>0.52</text:p>
          </table:table-cell>
          <table:table-cell office:value-type="float" office:value="90.33" calcext:value-type="float">
            <text:p>90.33</text:p>
          </table:table-cell>
          <table:table-cell office:value-type="float" office:value="65.06" calcext:value-type="float">
            <text:p>65.06</text:p>
          </table:table-cell>
          <table:table-cell office:value-type="float" office:value="0.000009711183" calcext:value-type="float">
            <text:p>9.711183E-0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8.46" calcext:value-type="float">
            <text:p>88.46</text:p>
          </table:table-cell>
          <table:table-cell office:value-type="float" office:value="12.04" calcext:value-type="float">
            <text:p>12.04</text:p>
          </table:table-cell>
          <table:table-cell office:value-type="float" office:value="0.45" calcext:value-type="float">
            <text:p>0.45</text:p>
          </table:table-cell>
          <table:table-cell office:value-type="float" office:value="88" calcext:value-type="float">
            <text:p>88</text:p>
          </table:table-cell>
          <table:table-cell office:value-type="float" office:value="56.1" calcext:value-type="float">
            <text:p>56.1</text:p>
          </table:table-cell>
          <table:table-cell office:value-type="float" office:value="0.000006111219" calcext:value-type="float">
            <text:p>6.111219E-0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2.41" calcext:value-type="float">
            <text:p>72.41</text:p>
          </table:table-cell>
          <table:table-cell table:style-name="ce2" office:value-type="float" office:value="8.86" calcext:value-type="float">
            <text:p>8.86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89.33" calcext:value-type="float">
            <text:p>89.3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0.0004594064" calcext:value-type="float">
            <text:p>0.00045940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53:.A57])" office:value-type="float" office:value="72.522" calcext:value-type="float">
            <text:p>72.522</text:p>
          </table:table-cell>
          <table:table-cell table:formula="of:=AVERAGEA([.B53:.B57])" office:value-type="float" office:value="11.076" calcext:value-type="float">
            <text:p>11.076</text:p>
          </table:table-cell>
          <table:table-cell table:formula="of:=AVERAGEA([.C53:.C57])" office:value-type="float" office:value="0.426" calcext:value-type="float">
            <text:p>0.426</text:p>
          </table:table-cell>
          <table:table-cell table:formula="of:=AVERAGEA([.D53:.D57])" office:value-type="float" office:value="87.398" calcext:value-type="float">
            <text:p>87.398</text:p>
          </table:table-cell>
          <table:table-cell table:formula="of:=AVERAGEA([.E53:.E57])" office:value-type="float" office:value="53.658" calcext:value-type="float">
            <text:p>53.658</text:p>
          </table:table-cell>
          <table:table-cell table:formula="of:=AVERAGEA([.F53:.F57])" office:value-type="float" office:value="0.00203621314" calcext:value-type="float">
            <text:p>0.0020362131</text:p>
          </table:table-cell>
          <table:table-cell table:formula="of:=STDEV([.A53:.A57])" office:value-type="float" office:value="9.36415345880235" calcext:value-type="float">
            <text:p>9.3641534588</text:p>
          </table:table-cell>
          <table:table-cell table:formula="of:=STDEV([.B53:.B57])" office:value-type="float" office:value="2.07198696907099" calcext:value-type="float">
            <text:p>2.0719869691</text:p>
          </table:table-cell>
          <table:table-cell table:formula="of:=STDEV([.C53:.C57])" office:value-type="float" office:value="0.046690470119715" calcext:value-type="float">
            <text:p>0.0466904701</text:p>
          </table:table-cell>
          <table:table-cell table:formula="of:=STDEV([.D53:.D57])" office:value-type="float" office:value="1.87699760255574" calcext:value-type="float">
            <text:p>1.8769976026</text:p>
          </table:table-cell>
          <table:table-cell table:formula="of:=STDEV([.E53:.E57])" office:value-type="float" office:value="9.07948346548415" calcext:value-type="float">
            <text:p>9.0794834655</text:p>
          </table:table-cell>
          <table:table-cell table:formula="of:=STDEV([.F53:.F57])" office:value-type="float" office:value="0.00159454331244223" calcext:value-type="float">
            <text:p>0.0015945433</text:p>
          </table:table-cell>
          <table:table-cell table:number-columns-repeated="999"/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11.63" calcext:value-type="float">
            <text:p>11.63</text:p>
          </table:table-cell>
          <table:table-cell office:value-type="float" office:value="0.46" calcext:value-type="float">
            <text:p>0.46</text:p>
          </table:table-cell>
          <table:table-cell office:value-type="float" office:value="88.33" calcext:value-type="float">
            <text:p>88.33</text:p>
          </table:table-cell>
          <table:table-cell office:value-type="float" office:value="67.89" calcext:value-type="float">
            <text:p>67.89</text:p>
          </table:table-cell>
          <table:table-cell office:value-type="float" office:value="0.002575691" calcext:value-type="float">
            <text:p>0.0025756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1.43" calcext:value-type="float">
            <text:p>71.43</text:p>
          </table:table-cell>
          <table:table-cell office:value-type="float" office:value="14.34" calcext:value-type="float">
            <text:p>14.34</text:p>
          </table:table-cell>
          <table:table-cell office:value-type="float" office:value="0.36" calcext:value-type="float">
            <text:p>0.36</text:p>
          </table:table-cell>
          <table:table-cell office:value-type="float" office:value="84.33" calcext:value-type="float">
            <text:p>84.33</text:p>
          </table:table-cell>
          <table:table-cell office:value-type="float" office:value="45.98" calcext:value-type="float">
            <text:p>45.98</text:p>
          </table:table-cell>
          <table:table-cell office:value-type="float" office:value="0.00353102" calcext:value-type="float">
            <text:p>0.0035310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18" calcext:value-type="float">
            <text:p>10.18</text:p>
          </table:table-cell>
          <table:table-cell office:value-type="float" office:value="0.41" calcext:value-type="float">
            <text:p>0.41</text:p>
          </table:table-cell>
          <table:table-cell office:value-type="float" office:value="87.67" calcext:value-type="float">
            <text:p>87.67</text:p>
          </table:table-cell>
          <table:table-cell office:value-type="float" office:value="46.38" calcext:value-type="float">
            <text:p>46.38</text:p>
          </table:table-cell>
          <table:table-cell office:value-type="float" office:value="0.0002178473" calcext:value-type="float">
            <text:p>0.000217847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10.37" calcext:value-type="float">
            <text:p>10.37</text:p>
          </table:table-cell>
          <table:table-cell office:value-type="float" office:value="0.42" calcext:value-type="float">
            <text:p>0.42</text:p>
          </table:table-cell>
          <table:table-cell office:value-type="float" office:value="87.33" calcext:value-type="float">
            <text:p>87.33</text:p>
          </table:table-cell>
          <table:table-cell office:value-type="float" office:value="51.28" calcext:value-type="float">
            <text:p>51.28</text:p>
          </table:table-cell>
          <table:table-cell office:value-type="float" office:value="0.003397101" calcext:value-type="float">
            <text:p>0.0033971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1.29" calcext:value-type="float">
            <text:p>61.29</text:p>
          </table:table-cell>
          <table:table-cell table:style-name="ce2" office:value-type="float" office:value="12.27" calcext:value-type="float">
            <text:p>12.27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5.78" calcext:value-type="float">
            <text:p>45.78</text:p>
          </table:table-cell>
          <table:table-cell table:style-name="ce2" office:value-type="float" office:value="0.06078664" calcext:value-type="float">
            <text:p>0.060786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58:.A62])" office:value-type="float" office:value="64.934" calcext:value-type="float">
            <text:p>64.934</text:p>
          </table:table-cell>
          <table:table-cell table:formula="of:=AVERAGEA([.B58:.B62])" office:value-type="float" office:value="15.108" calcext:value-type="float">
            <text:p>15.108</text:p>
          </table:table-cell>
          <table:table-cell table:formula="of:=AVERAGEA([.C58:.C62])" office:value-type="float" office:value="0.362" calcext:value-type="float">
            <text:p>0.362</text:p>
          </table:table-cell>
          <table:table-cell table:formula="of:=AVERAGEA([.D58:.D62])" office:value-type="float" office:value="82.998" calcext:value-type="float">
            <text:p>82.998</text:p>
          </table:table-cell>
          <table:table-cell table:formula="of:=AVERAGEA([.E58:.E62])" office:value-type="float" office:value="43.898" calcext:value-type="float">
            <text:p>43.898</text:p>
          </table:table-cell>
          <table:table-cell table:formula="of:=AVERAGEA([.F58:.F62])" office:value-type="float" office:value="0.050863414" calcext:value-type="float">
            <text:p>0.050863414</text:p>
          </table:table-cell>
          <table:table-cell table:formula="of:=STDEV([.A58:.A62])" office:value-type="float" office:value="10.7419472164036" calcext:value-type="float">
            <text:p>10.7419472164</text:p>
          </table:table-cell>
          <table:table-cell table:formula="of:=STDEV([.B58:.B62])" office:value-type="float" office:value="10.6105240209897" calcext:value-type="float">
            <text:p>10.610524021</text:p>
          </table:table-cell>
          <table:table-cell table:formula="of:=STDEV([.C58:.C62])" office:value-type="float" office:value="0.119874934827928" calcext:value-type="float">
            <text:p>0.1198749348</text:p>
          </table:table-cell>
          <table:table-cell table:formula="of:=STDEV([.D58:.D62])" office:value-type="float" office:value="9.53135195027442" calcext:value-type="float">
            <text:p>9.5313519503</text:p>
          </table:table-cell>
          <table:table-cell table:formula="of:=STDEV([.E58:.E62])" office:value-type="float" office:value="12.3901016944979" calcext:value-type="float">
            <text:p>12.3901016945</text:p>
          </table:table-cell>
          <table:table-cell table:formula="of:=STDEV([.F58:.F62])" office:value-type="float" office:value="0.0125155719789621" calcext:value-type="float">
            <text:p>0.012515572</text:p>
          </table:table-cell>
          <table:table-cell table:number-columns-repeated="999"/>
        </table:table-row>
        <table:table-row table:style-name="ro1">
          <table:table-cell office:value-type="float" office:value="48.15" calcext:value-type="float">
            <text:p>48.15</text:p>
          </table:table-cell>
          <table:table-cell office:value-type="float" office:value="10.99" calcext:value-type="float">
            <text:p>10.99</text:p>
          </table:table-cell>
          <table:table-cell office:value-type="float" office:value="0.33" calcext:value-type="float">
            <text:p>0.33</text:p>
          </table:table-cell>
          <table:table-cell office:value-type="float" office:value="85.33" calcext:value-type="float">
            <text:p>85.33</text:p>
          </table:table-cell>
          <table:table-cell office:value-type="float" office:value="37.14" calcext:value-type="float">
            <text:p>37.14</text:p>
          </table:table-cell>
          <table:table-cell office:value-type="float" office:value="0.06317414" calcext:value-type="float">
            <text:p>0.0631741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.23</text:p>
          </table:table-cell>
          <table:table-cell office:value-type="float" office:value="33.94" calcext:value-type="float">
            <text:p>33.94</text:p>
          </table:table-cell>
          <table:table-cell office:value-type="float" office:value="0.18" calcext:value-type="float">
            <text:p>0.18</text:p>
          </table:table-cell>
          <table:table-cell office:value-type="float" office:value="66.33" calcext:value-type="float">
            <text:p>66.33</text:p>
          </table:table-cell>
          <table:table-cell office:value-type="float" office:value="26.28" calcext:value-type="float">
            <text:p>26.28</text:p>
          </table:table-cell>
          <table:table-cell office:value-type="float" office:value="0.04465312" calcext:value-type="float">
            <text:p>0.0446531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89" calcext:value-type="float">
            <text:p>8.89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0.03261471" calcext:value-type="float">
            <text:p>0.0326147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45" calcext:value-type="float">
            <text:p>9.45</text:p>
          </table:table-cell>
          <table:table-cell office:value-type="float" office:value="0.47" calcext:value-type="float">
            <text:p>0.47</text:p>
          </table:table-cell>
          <table:table-cell office:value-type="float" office:value="89.33" calcext:value-type="float">
            <text:p>89.33</text:p>
          </table:table-cell>
          <table:table-cell office:value-type="float" office:value="54.29" calcext:value-type="float">
            <text:p>54.29</text:p>
          </table:table-cell>
          <table:table-cell office:value-type="float" office:value="0.05308846" calcext:value-type="float">
            <text:p>0.0530884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3.64" calcext:value-type="float">
            <text:p>63.64</text:p>
          </table:table-cell>
          <table:table-cell table:style-name="ce2" office:value-type="float" office:value="8.99" calcext:value-type="float">
            <text:p>8.99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3.58" calcext:value-type="float">
            <text:p>53.58</text:p>
          </table:table-cell>
          <table:table-cell table:style-name="ce2" office:value-type="float" office:value="0.03353098" calcext:value-type="float">
            <text:p>0.0335309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3:.A67])" office:value-type="float" office:value="66.254" calcext:value-type="float">
            <text:p>66.254</text:p>
          </table:table-cell>
          <table:table-cell table:formula="of:=AVERAGEA([.B63:.B67])" office:value-type="float" office:value="8.006" calcext:value-type="float">
            <text:p>8.006</text:p>
          </table:table-cell>
          <table:table-cell table:formula="of:=AVERAGEA([.C63:.C67])" office:value-type="float" office:value="0.484" calcext:value-type="float">
            <text:p>0.484</text:p>
          </table:table-cell>
          <table:table-cell table:formula="of:=AVERAGEA([.D63:.D67])" office:value-type="float" office:value="89.266" calcext:value-type="float">
            <text:p>89.266</text:p>
          </table:table-cell>
          <table:table-cell table:formula="of:=AVERAGEA([.E63:.E67])" office:value-type="float" office:value="56.902" calcext:value-type="float">
            <text:p>56.902</text:p>
          </table:table-cell>
          <table:table-cell table:formula="of:=AVERAGEA([.F63:.F67])" office:value-type="float" office:value="0.033043422" calcext:value-type="float">
            <text:p>0.033043422</text:p>
          </table:table-cell>
          <table:table-cell table:formula="of:=STDEV([.A63:.A67])" office:value-type="float" office:value="2.6377035466481" calcext:value-type="float">
            <text:p>2.6377035466</text:p>
          </table:table-cell>
          <table:table-cell table:formula="of:=STDEV([.B63:.B67])" office:value-type="float" office:value="1.54695830583762" calcext:value-type="float">
            <text:p>1.5469583058</text:p>
          </table:table-cell>
          <table:table-cell table:formula="of:=STDEV([.C63:.C67])" office:value-type="float" office:value="0.0450555213042752" calcext:value-type="float">
            <text:p>0.0450555213</text:p>
          </table:table-cell>
          <table:table-cell table:formula="of:=STDEV([.D63:.D67])" office:value-type="float" office:value="1.53583202206491" calcext:value-type="float">
            <text:p>1.5358320221</text:p>
          </table:table-cell>
          <table:table-cell table:formula="of:=STDEV([.E63:.E67])" office:value-type="float" office:value="3.22795910754768" calcext:value-type="float">
            <text:p>3.2279591075</text:p>
          </table:table-cell>
          <table:table-cell table:formula="of:=STDEV([.F63:.F67])" office:value-type="float" office:value="0.00418481552124702" calcext:value-type="float">
            <text:p>0.0041848155</text:p>
          </table:table-cell>
          <table:table-cell table:number-columns-repeated="999"/>
        </table:table-row>
        <table:table-row table:style-name="ro1">
          <table:table-cell office:value-type="float" office:value="68.57" calcext:value-type="float">
            <text:p>68.57</text:p>
          </table:table-cell>
          <table:table-cell office:value-type="float" office:value="7.17" calcext:value-type="float">
            <text:p>7.17</text:p>
          </table:table-cell>
          <table:table-cell office:value-type="float" office:value="0.52" calcext:value-type="float">
            <text:p>0.52</text:p>
          </table:table-cell>
          <table:table-cell office:value-type="float" office:value="90" calcext:value-type="float">
            <text:p>90</text:p>
          </table:table-cell>
          <table:table-cell office:value-type="float" office:value="61.54" calcext:value-type="float">
            <text:p>61.54</text:p>
          </table:table-cell>
          <table:table-cell office:value-type="float" office:value="0.02750439" calcext:value-type="float">
            <text:p>0.0275043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55" calcext:value-type="float">
            <text:p>6.55</text:p>
          </table:table-cell>
          <table:table-cell office:value-type="float" office:value="0.52" calcext:value-type="float">
            <text:p>0.52</text:p>
          </table:table-cell>
          <table:table-cell office:value-type="float" office:value="91" calcext:value-type="float">
            <text:p>91</text:p>
          </table:table-cell>
          <table:table-cell office:value-type="float" office:value="54.24" calcext:value-type="float">
            <text:p>54.24</text:p>
          </table:table-cell>
          <table:table-cell office:value-type="float" office:value="0.03881362" calcext:value-type="float">
            <text:p>0.0388136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5.62" calcext:value-type="float">
            <text:p>65.62</text:p>
          </table:table-cell>
          <table:table-cell office:value-type="float" office:value="7.09" calcext:value-type="float">
            <text:p>7.09</text:p>
          </table:table-cell>
          <table:table-cell office:value-type="float" office:value="0.51" calcext:value-type="float">
            <text:p>0.51</text:p>
          </table:table-cell>
          <table:table-cell office:value-type="float" office:value="90" calcext:value-type="float">
            <text:p>90</text:p>
          </table:table-cell>
          <table:table-cell office:value-type="float" office:value="58.33" calcext:value-type="float">
            <text:p>58.33</text:p>
          </table:table-cell>
          <table:table-cell office:value-type="float" office:value="0.03101393" calcext:value-type="float">
            <text:p>0.0310139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44" calcext:value-type="float">
            <text:p>69.44</text:p>
          </table:table-cell>
          <table:table-cell office:value-type="float" office:value="10.23" calcext:value-type="float">
            <text:p>10.23</text:p>
          </table:table-cell>
          <table:table-cell office:value-type="float" office:value="0.43" calcext:value-type="float">
            <text:p>0.43</text:p>
          </table:table-cell>
          <table:table-cell office:value-type="float" office:value="87.33" calcext:value-type="float">
            <text:p>87.33</text:p>
          </table:table-cell>
          <table:table-cell office:value-type="float" office:value="56.82" calcext:value-type="float">
            <text:p>56.82</text:p>
          </table:table-cell>
          <table:table-cell office:value-type="float" office:value="0.03435419" calcext:value-type="float">
            <text:p>0.0343541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1.43" calcext:value-type="float">
            <text:p>71.43</text:p>
          </table:table-cell>
          <table:table-cell table:style-name="ce2" office:value-type="float" office:value="18.11" calcext:value-type="float">
            <text:p>18.11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80.67" calcext:value-type="float">
            <text:p>80.67</text:p>
          </table:table-cell>
          <table:table-cell table:style-name="ce2" office:value-type="float" office:value="46.3" calcext:value-type="float">
            <text:p>46.3</text:p>
          </table:table-cell>
          <table:table-cell table:style-name="ce2" office:value-type="float" office:value="0.000117585" calcext:value-type="float">
            <text:p>0.00011758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8:.A72])" office:value-type="float" office:value="75.296" calcext:value-type="float">
            <text:p>75.296</text:p>
          </table:table-cell>
          <table:table-cell table:formula="of:=AVERAGEA([.B68:.B72])" office:value-type="float" office:value="10.552" calcext:value-type="float">
            <text:p>10.552</text:p>
          </table:table-cell>
          <table:table-cell table:formula="of:=AVERAGEA([.C68:.C72])" office:value-type="float" office:value="0.462" calcext:value-type="float">
            <text:p>0.462</text:p>
          </table:table-cell>
          <table:table-cell table:formula="of:=AVERAGEA([.D68:.D72])" office:value-type="float" office:value="87.868" calcext:value-type="float">
            <text:p>87.868</text:p>
          </table:table-cell>
          <table:table-cell table:formula="of:=AVERAGEA([.E68:.E72])" office:value-type="float" office:value="58.14" calcext:value-type="float">
            <text:p>58.14</text:p>
          </table:table-cell>
          <table:table-cell table:formula="of:=AVERAGEA([.F68:.F72])" office:value-type="float" office:value="0.0000497178576" calcext:value-type="float">
            <text:p>4.97178576E-005</text:p>
          </table:table-cell>
          <table:table-cell table:formula="of:=STDEV([.A68:.A72])" office:value-type="float" office:value="10.2384266369399" calcext:value-type="float">
            <text:p>10.2384266369</text:p>
          </table:table-cell>
          <table:table-cell table:formula="of:=STDEV([.B68:.B72])" office:value-type="float" office:value="4.82655881555379" calcext:value-type="float">
            <text:p>4.8265588156</text:p>
          </table:table-cell>
          <table:table-cell table:formula="of:=STDEV([.C68:.C72])" office:value-type="float" office:value="0.107563934476199" calcext:value-type="float">
            <text:p>0.1075639345</text:p>
          </table:table-cell>
          <table:table-cell table:formula="of:=STDEV([.D68:.D72])" office:value-type="float" office:value="4.28458516078278" calcext:value-type="float">
            <text:p>4.2845851608</text:p>
          </table:table-cell>
          <table:table-cell table:formula="of:=STDEV([.E68:.E72])" office:value-type="float" office:value="8.59625790678712" calcext:value-type="float">
            <text:p>8.5962579068</text:p>
          </table:table-cell>
          <table:table-cell table:formula="of:=STDEV([.F68:.F72])" office:value-type="float" office:value="0.0000463673908001966" calcext:value-type="float">
            <text:p>4.63673908001966E-005</text:p>
          </table:table-cell>
          <table:table-cell table:number-columns-repeated="999"/>
        </table:table-row>
        <table:table-row table:style-name="ro1">
          <table:table-cell office:value-type="float" office:value="75.68" calcext:value-type="float">
            <text:p>75.68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0.00002217634" calcext:value-type="float">
            <text:p>2.217634E-0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8.79" calcext:value-type="float">
            <text:p>78.79</text:p>
          </table:table-cell>
          <table:table-cell office:value-type="float" office:value="10.86" calcext:value-type="float">
            <text:p>10.86</text:p>
          </table:table-cell>
          <table:table-cell office:value-type="float" office:value="0.45" calcext:value-type="float">
            <text:p>0.45</text:p>
          </table:table-cell>
          <table:table-cell office:value-type="float" office:value="88" calcext:value-type="float">
            <text:p>88</text:p>
          </table:table-cell>
          <table:table-cell office:value-type="float" office:value="59.09" calcext:value-type="float">
            <text:p>59.09</text:p>
          </table:table-cell>
          <table:table-cell office:value-type="float" office:value="0.00007720658" calcext:value-type="float">
            <text:p>7.720658E-0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1.29" calcext:value-type="float">
            <text:p>61.29</text:p>
          </table:table-cell>
          <table:table-cell office:value-type="float" office:value="7.06" calcext:value-type="float">
            <text:p>7.06</text:p>
          </table:table-cell>
          <table:table-cell office:value-type="float" office:value="0.49" calcext:value-type="float">
            <text:p>0.49</text:p>
          </table:table-cell>
          <table:table-cell office:value-type="float" office:value="89.67" calcext:value-type="float">
            <text:p>89.67</text:p>
          </table:table-cell>
          <table:table-cell office:value-type="float" office:value="55.07" calcext:value-type="float">
            <text:p>55.07</text:p>
          </table:table-cell>
          <table:table-cell office:value-type="float" office:value="0.000006317718" calcext:value-type="float">
            <text:p>6.317718E-0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9.29" calcext:value-type="float">
            <text:p>89.29</text:p>
          </table:table-cell>
          <table:table-cell office:value-type="float" office:value="11.03" calcext:value-type="float">
            <text:p>11.03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60.24" calcext:value-type="float">
            <text:p>60.24</text:p>
          </table:table-cell>
          <table:table-cell office:value-type="float" office:value="0.00002530365" calcext:value-type="float">
            <text:p>2.530365E-0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7.78" calcext:value-type="float">
            <text:p>77.78</text:p>
          </table:table-cell>
          <table:table-cell table:style-name="ce2" office:value-type="float" office:value="9.93" calcext:value-type="float">
            <text:p>9.93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89.33" calcext:value-type="float">
            <text:p>89.33</text:p>
          </table:table-cell>
          <table:table-cell table:style-name="ce2" office:value-type="float" office:value="46.67" calcext:value-type="float">
            <text:p>46.67</text:p>
          </table:table-cell>
          <table:table-cell table:style-name="ce2" office:value-type="float" office:value="0.0007040565" calcext:value-type="float">
            <text:p>0.000704056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73:.A77])" office:value-type="float" office:value="76.89" calcext:value-type="float">
            <text:p>76.89</text:p>
          </table:table-cell>
          <table:table-cell table:formula="of:=AVERAGEA([.B73:.B77])" office:value-type="float" office:value="8.404" calcext:value-type="float">
            <text:p>8.404</text:p>
          </table:table-cell>
          <table:table-cell table:formula="of:=AVERAGEA([.C73:.C77])" office:value-type="float" office:value="0.516" calcext:value-type="float">
            <text:p>0.516</text:p>
          </table:table-cell>
          <table:table-cell table:formula="of:=AVERAGEA([.D73:.D77])" office:value-type="float" office:value="90.266" calcext:value-type="float">
            <text:p>90.266</text:p>
          </table:table-cell>
          <table:table-cell table:formula="of:=AVERAGEA([.E73:.E77])" office:value-type="float" office:value="59.126" calcext:value-type="float">
            <text:p>59.126</text:p>
          </table:table-cell>
          <table:table-cell table:formula="of:=AVERAGEA([.F73:.F77])" office:value-type="float" office:value="0.0131933751" calcext:value-type="float">
            <text:p>0.0131933751</text:p>
          </table:table-cell>
          <table:table-cell table:formula="of:=STDEV([.A73:.A77])" office:value-type="float" office:value="15.0029347129153" calcext:value-type="float">
            <text:p>15.0029347129</text:p>
          </table:table-cell>
          <table:table-cell table:formula="of:=STDEV([.B73:.B77])" office:value-type="float" office:value="3.23439020527827" calcext:value-type="float">
            <text:p>3.2343902053</text:p>
          </table:table-cell>
          <table:table-cell table:formula="of:=STDEV([.C73:.C77])" office:value-type="float" office:value="0.0709224929059886" calcext:value-type="float">
            <text:p>0.0709224929</text:p>
          </table:table-cell>
          <table:table-cell table:formula="of:=STDEV([.D73:.D77])" office:value-type="float" office:value="1.97945194435228" calcext:value-type="float">
            <text:p>1.9794519444</text:p>
          </table:table-cell>
          <table:table-cell table:formula="of:=STDEV([.E73:.E77])" office:value-type="float" office:value="8.86539508425879" calcext:value-type="float">
            <text:p>8.8653950843</text:p>
          </table:table-cell>
          <table:table-cell table:formula="of:=STDEV([.F73:.F77])" office:value-type="float" office:value="0.0205792575581516" calcext:value-type="float">
            <text:p>0.0205792576</text:p>
          </table:table-cell>
          <table:table-cell table:number-columns-repeated="999"/>
        </table:table-row>
        <table:table-row table:style-name="ro1">
          <table:table-cell office:value-type="float" office:value="97.97" calcext:value-type="float">
            <text:p>97.97</text:p>
          </table:table-cell>
          <table:table-cell office:value-type="float" office:value="11.99" calcext:value-type="float">
            <text:p>11.99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65.98" calcext:value-type="float">
            <text:p>65.98</text:p>
          </table:table-cell>
          <table:table-cell office:value-type="float" office:value="0.04927764" calcext:value-type="float">
            <text:p>0.0492776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47" calcext:value-type="float">
            <text:p>76.47</text:p>
          </table:table-cell>
          <table:table-cell office:value-type="float" office:value="10.15" calcext:value-type="float">
            <text:p>10.15</text:p>
          </table:table-cell>
          <table:table-cell office:value-type="float" office:value="0.46" calcext:value-type="float">
            <text:p>0.46</text:p>
          </table:table-cell>
          <table:table-cell office:value-type="float" office:value="88.33" calcext:value-type="float">
            <text:p>88.33</text:p>
          </table:table-cell>
          <table:table-cell office:value-type="float" office:value="59.77" calcext:value-type="float">
            <text:p>59.77</text:p>
          </table:table-cell>
          <table:table-cell office:value-type="float" office:value="0.004618791" calcext:value-type="float">
            <text:p>0.0046187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55.56" calcext:value-type="float">
            <text:p>55.56</text:p>
          </table:table-cell>
          <table:table-cell office:value-type="float" office:value="4.76" calcext:value-type="float">
            <text:p>4.76</text:p>
          </table:table-cell>
          <table:table-cell office:value-type="float" office:value="0.56" calcext:value-type="float">
            <text:p>0.56</text:p>
          </table:table-cell>
          <table:table-cell office:value-type="float" office:value="91.67" calcext:value-type="float">
            <text:p>91.67</text:p>
          </table:table-cell>
          <table:table-cell office:value-type="float" office:value="54.55" calcext:value-type="float">
            <text:p>54.55</text:p>
          </table:table-cell>
          <table:table-cell office:value-type="float" office:value="0.000701378" calcext:value-type="float">
            <text:p>0.00070137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67" calcext:value-type="float">
            <text:p>76.67</text:p>
          </table:table-cell>
          <table:table-cell office:value-type="float" office:value="5.19" calcext:value-type="float">
            <text:p>5.19</text:p>
          </table:table-cell>
          <table:table-cell office:value-type="float" office:value="0.62" calcext:value-type="float">
            <text:p>0.62</text:p>
          </table:table-cell>
          <table:table-cell office:value-type="float" office:value="93" calcext:value-type="float">
            <text:p>93</text:p>
          </table:table-cell>
          <table:table-cell office:value-type="float" office:value="68.66" calcext:value-type="float">
            <text:p>68.66</text:p>
          </table:table-cell>
          <table:table-cell office:value-type="float" office:value="0.01066501" calcext:value-type="float">
            <text:p>0.010665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3.33" calcext:value-type="float">
            <text:p>73.33</text:p>
          </table:table-cell>
          <table:table-cell table:style-name="ce2" office:value-type="float" office:value="7.78" calcext:value-type="float">
            <text:p>7.78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90.33" calcext:value-type="float">
            <text:p>90.33</text:p>
          </table:table-cell>
          <table:table-cell table:style-name="ce2" office:value-type="float" office:value="60.27" calcext:value-type="float">
            <text:p>60.27</text:p>
          </table:table-cell>
          <table:table-cell table:style-name="ce2" office:value-type="float" office:value="0.08874346" calcext:value-type="float">
            <text:p>0.0887434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78:.A82])" office:value-type="float" office:value="67.374" calcext:value-type="float">
            <text:p>67.374</text:p>
          </table:table-cell>
          <table:table-cell table:formula="of:=AVERAGEA([.B78:.B82])" office:value-type="float" office:value="7.274" calcext:value-type="float">
            <text:p>7.274</text:p>
          </table:table-cell>
          <table:table-cell table:formula="of:=AVERAGEA([.C78:.C82])" office:value-type="float" office:value="0.512" calcext:value-type="float">
            <text:p>0.512</text:p>
          </table:table-cell>
          <table:table-cell table:formula="of:=AVERAGEA([.D78:.D82])" office:value-type="float" office:value="90.2" calcext:value-type="float">
            <text:p>90.2</text:p>
          </table:table-cell>
          <table:table-cell table:formula="of:=AVERAGEA([.E78:.E82])" office:value-type="float" office:value="58.13" calcext:value-type="float">
            <text:p>58.13</text:p>
          </table:table-cell>
          <table:table-cell table:formula="of:=AVERAGEA([.F78:.F82])" office:value-type="float" office:value="0.063203422" calcext:value-type="float">
            <text:p>0.063203422</text:p>
          </table:table-cell>
          <table:table-cell table:formula="of:=STDEV([.A78:.A82])" office:value-type="float" office:value="5.19959902300168" calcext:value-type="float">
            <text:p>5.199599023</text:p>
          </table:table-cell>
          <table:table-cell table:formula="of:=STDEV([.B78:.B82])" office:value-type="float" office:value="1.98384223163033" calcext:value-type="float">
            <text:p>1.9838422316</text:p>
          </table:table-cell>
          <table:table-cell table:formula="of:=STDEV([.C78:.C82])" office:value-type="float" office:value="0.0454972526643093" calcext:value-type="float">
            <text:p>0.0454972527</text:p>
          </table:table-cell>
          <table:table-cell table:formula="of:=STDEV([.D78:.D82])" office:value-type="float" office:value="1.4624978632463" calcext:value-type="float">
            <text:p>1.4624978632</text:p>
          </table:table-cell>
          <table:table-cell table:formula="of:=STDEV([.E78:.E82])" office:value-type="float" office:value="2.4707589926984" calcext:value-type="float">
            <text:p>2.4707589927</text:p>
          </table:table-cell>
          <table:table-cell table:formula="of:=STDEV([.F78:.F82])" office:value-type="float" office:value="0.0160989615382366" calcext:value-type="float">
            <text:p>0.0160989615</text:p>
          </table:table-cell>
          <table:table-cell table:number-columns-repeated="999"/>
        </table:table-row>
        <table:table-row table:style-name="ro1">
          <table:table-cell office:value-type="float" office:value="64.52" calcext:value-type="float">
            <text:p>64.52</text:p>
          </table:table-cell>
          <table:table-cell office:value-type="float" office:value="5.58" calcext:value-type="float">
            <text:p>5.58</text:p>
          </table:table-cell>
          <table:table-cell office:value-type="float" office:value="0.56" calcext:value-type="float">
            <text:p>0.56</text:p>
          </table:table-cell>
          <table:table-cell office:value-type="float" office:value="91.33" calcext:value-type="float">
            <text:p>91.33</text:p>
          </table:table-cell>
          <table:table-cell office:value-type="float" office:value="60.61" calcext:value-type="float">
            <text:p>60.61</text:p>
          </table:table-cell>
          <table:table-cell office:value-type="float" office:value="0.04904622" calcext:value-type="float">
            <text:p>0.0490462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2.96" calcext:value-type="float">
            <text:p>62.96</text:p>
          </table:table-cell>
          <table:table-cell office:value-type="float" office:value="6.59" calcext:value-type="float">
            <text:p>6.59</text:p>
          </table:table-cell>
          <table:table-cell office:value-type="float" office:value="0.51" calcext:value-type="float">
            <text:p>0.51</text:p>
          </table:table-cell>
          <table:table-cell office:value-type="float" office:value="90.67" calcext:value-type="float">
            <text:p>90.67</text:p>
          </table:table-cell>
          <table:table-cell office:value-type="float" office:value="54.84" calcext:value-type="float">
            <text:p>54.84</text:p>
          </table:table-cell>
          <table:table-cell office:value-type="float" office:value="0.05143975" calcext:value-type="float">
            <text:p>0.0514397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3.33" calcext:value-type="float">
            <text:p>63.33</text:p>
          </table:table-cell>
          <table:table-cell office:value-type="float" office:value="5.93" calcext:value-type="float">
            <text:p>5.93</text:p>
          </table:table-cell>
          <table:table-cell office:value-type="float" office:value="0.54" calcext:value-type="float">
            <text:p>0.54</text:p>
          </table:table-cell>
          <table:table-cell office:value-type="float" office:value="91" calcext:value-type="float">
            <text:p>91</text:p>
          </table:table-cell>
          <table:table-cell office:value-type="float" office:value="58.46" calcext:value-type="float">
            <text:p>58.46</text:p>
          </table:table-cell>
          <table:table-cell office:value-type="float" office:value="0.05862258" calcext:value-type="float">
            <text:p>0.0586225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73" calcext:value-type="float">
            <text:p>72.73</text:p>
          </table:table-cell>
          <table:table-cell office:value-type="float" office:value="10.49" calcext:value-type="float">
            <text:p>10.49</text:p>
          </table:table-cell>
          <table:table-cell office:value-type="float" office:value="0.44" calcext:value-type="float">
            <text:p>0.44</text:p>
          </table:table-cell>
          <table:table-cell office:value-type="float" office:value="87.67" calcext:value-type="float">
            <text:p>87.67</text:p>
          </table:table-cell>
          <table:table-cell office:value-type="float" office:value="56.47" calcext:value-type="float">
            <text:p>56.47</text:p>
          </table:table-cell>
          <table:table-cell office:value-type="float" office:value="0.0681651" calcext:value-type="float">
            <text:p>0.068165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 table:number-rows-repeated="20">
          <table:table-cell table:style-name="Default" table:number-columns-repeated="13"/>
          <table:table-cell table:number-columns-repeated="1011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 cons" table:style-name="ta1">
        <table:shapes>
          <draw:frame draw:z-index="0" draw:style-name="gr1" draw:text-style-name="P1" svg:width="7.6571in" svg:height="4.489in" svg:x="6.4362in" svg:y="0.0394in">
            <draw:object draw:notify-on-update-of-ranges="'2000 cons'.N1:'2000 cons'.N2 '2000 cons'.N3:'2000 cons'.N82 '2000 cons'.O1:'2000 cons'.O2 '2000 cons'.O3:'2000 cons'.O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5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2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</table:table-row>
        <table:table-row table:style-name="ro1">
          <table:table-cell table:style-name="ce2" office:value-type="float" office:value="54.79" calcext:value-type="float">
            <text:p>54.79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83.17" calcext:value-type="float">
            <text:p>83.17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0.03822593" calcext:value-type="float">
            <text:p>0.0382259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3:.A7])" office:value-type="float" office:value="61.61" calcext:value-type="float">
            <text:p>61.61</text:p>
          </table:table-cell>
          <table:table-cell table:formula="of:=AVERAGEA(['2000 cons'.B3:.B7])" office:value-type="float" office:value="10.686" calcext:value-type="float">
            <text:p>10.686</text:p>
          </table:table-cell>
          <table:table-cell table:formula="of:=AVERAGEA(['2000 cons'.C3:.C7])" office:value-type="float" office:value="0.396" calcext:value-type="float">
            <text:p>0.396</text:p>
          </table:table-cell>
          <table:table-cell table:formula="of:=AVERAGEA(['2000 cons'.D3:.D7])" office:value-type="float" office:value="86.468" calcext:value-type="float">
            <text:p>86.468</text:p>
          </table:table-cell>
          <table:table-cell table:formula="of:=AVERAGEA(['2000 cons'.E3:.E7])" office:value-type="float" office:value="47.998" calcext:value-type="float">
            <text:p>47.998</text:p>
          </table:table-cell>
          <table:table-cell table:formula="of:=AVERAGEA(['2000 cons'.F3:.F7])" office:value-type="float" office:value="0.03335012" calcext:value-type="float">
            <text:p>0.03335012</text:p>
          </table:table-cell>
          <table:table-cell table:formula="of:=STDEV(['2000 cons'.A3:.A7])" office:value-type="float" office:value="5.69766180112509" calcext:value-type="float">
            <text:p>5.6976618011</text:p>
          </table:table-cell>
          <table:table-cell table:formula="of:=STDEV(['2000 cons'.B3:.B7])" office:value-type="float" office:value="2.63039540753857" calcext:value-type="float">
            <text:p>2.6303954075</text:p>
          </table:table-cell>
          <table:table-cell table:formula="of:=STDEV(['2000 cons'.C3:.C7])" office:value-type="float" office:value="0.0634822809924155" calcext:value-type="float">
            <text:p>0.063482281</text:p>
          </table:table-cell>
          <table:table-cell table:formula="of:=STDEV(['2000 cons'.D3:.D7])" office:value-type="float" office:value="2.56566170801998" calcext:value-type="float">
            <text:p>2.565661708</text:p>
          </table:table-cell>
          <table:table-cell table:formula="of:=STDEV(['2000 cons'.E3:.E7])" office:value-type="float" office:value="3.77297230310534" calcext:value-type="float">
            <text:p>3.7729723031</text:p>
          </table:table-cell>
          <table:table-cell table:formula="of:=STDEV(['2000 cons'.F3:.F7])" office:value-type="float" office:value="0.00767696156079344" calcext:value-type="float">
            <text:p>0.0076769616</text:p>
          </table:table-cell>
        </table:table-row>
        <table:table-row table:style-name="ro1">
          <table:table-cell office:value-type="float" office:value="59.68" calcext:value-type="float">
            <text:p>59.68</text:p>
          </table:table-cell>
          <table:table-cell office:value-type="float" office:value="7.06" calcext:value-type="float">
            <text:p>7.06</text:p>
          </table:table-cell>
          <table:table-cell office:value-type="float" office:value="0.48" calcext:value-type="float">
            <text:p>0.48</text:p>
          </table:table-cell>
          <table:table-cell office:value-type="float" office:value="89.5" calcext:value-type="float">
            <text:p>89.5</text:p>
          </table:table-cell>
          <table:table-cell office:value-type="float" office:value="54.01" calcext:value-type="float">
            <text:p>54.01</text:p>
          </table:table-cell>
          <table:table-cell office:value-type="float" office:value="0.02491128" calcext:value-type="float">
            <text:p>0.02491128</text:p>
          </table:table-cell>
          <table:table-cell table:number-columns-repeated="19"/>
        </table:table-row>
        <table:table-row table:style-name="ro1">
          <table:table-cell office:value-type="float" office:value="59.65" calcext:value-type="float">
            <text:p>59.65</text:p>
          </table:table-cell>
          <table:table-cell office:value-type="float" office:value="8.84" calcext:value-type="float">
            <text:p>8.84</text:p>
          </table:table-cell>
          <table:table-cell office:value-type="float" office:value="0.43" calcext:value-type="float">
            <text:p>0.43</text:p>
          </table:table-cell>
          <table:table-cell office:value-type="float" office:value="88.17" calcext:value-type="float">
            <text:p>88.17</text:p>
          </table:table-cell>
          <table:table-cell office:value-type="float" office:value="48.92" calcext:value-type="float">
            <text:p>48.92</text:p>
          </table:table-cell>
          <table:table-cell office:value-type="float" office:value="0.02579619" calcext:value-type="float">
            <text:p>0.02579619</text:p>
          </table:table-cell>
          <table:table-cell table:number-columns-repeated="19"/>
        </table:table-row>
        <table:table-row table:style-name="ro1">
          <table:table-cell office:value-type="float" office:value="63.93" calcext:value-type="float">
            <text:p>63.93</text:p>
          </table:table-cell>
          <table:table-cell office:value-type="float" office:value="12.99" calcext:value-type="float">
            <text:p>12.99</text:p>
          </table:table-cell>
          <table:table-cell office:value-type="float" office:value="0.35" calcext:value-type="float">
            <text:p>0.35</text:p>
          </table:table-cell>
          <table:table-cell office:value-type="float" office:value="84.67" calcext:value-type="float">
            <text:p>84.67</text:p>
          </table:table-cell>
          <table:table-cell office:value-type="float" office:value="45.88" calcext:value-type="float">
            <text:p>45.88</text:p>
          </table:table-cell>
          <table:table-cell office:value-type="float" office:value="0.03559951" calcext:value-type="float">
            <text:p>0.03559951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64" calcext:value-type="float">
            <text:p>11.64</text:p>
          </table:table-cell>
          <table:table-cell office:value-type="float" office:value="0.4" calcext:value-type="float">
            <text:p>0.4</text:p>
          </table:table-cell>
          <table:table-cell office:value-type="float" office:value="86.83" calcext:value-type="float">
            <text:p>86.83</text:p>
          </table:table-cell>
          <table:table-cell office:value-type="float" office:value="46.98" calcext:value-type="float">
            <text:p>46.98</text:p>
          </table:table-cell>
          <table:table-cell office:value-type="float" office:value="0.04221769" calcext:value-type="float">
            <text:p>0.04221769</text:p>
          </table:table-cell>
          <table:table-cell table:number-columns-repeated="19"/>
        </table:table-row>
        <table:table-row table:style-name="ro1">
          <table:table-cell table:style-name="ce2" office:value-type="float" office:value="64.41" calcext:value-type="float">
            <text:p>64.41</text:p>
          </table:table-cell>
          <table:table-cell table:style-name="ce2" office:value-type="float" office:value="15.53" calcext:value-type="float">
            <text:p>15.53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82.5" calcext:value-type="float">
            <text:p>82.5</text:p>
          </table:table-cell>
          <table:table-cell table:style-name="ce2" office:value-type="float" office:value="41.99" calcext:value-type="float">
            <text:p>41.99</text:p>
          </table:table-cell>
          <table:table-cell table:style-name="ce2" office:value-type="float" office:value="0.0001223875" calcext:value-type="float">
            <text:p>0.000122387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:.A12])" office:value-type="float" office:value="67.314" calcext:value-type="float">
            <text:p>67.314</text:p>
          </table:table-cell>
          <table:table-cell table:formula="of:=AVERAGEA(['2000 cons'.B8:.B12])" office:value-type="float" office:value="14.586" calcext:value-type="float">
            <text:p>14.586</text:p>
          </table:table-cell>
          <table:table-cell table:formula="of:=AVERAGEA(['2000 cons'.C8:.C12])" office:value-type="float" office:value="0.344" calcext:value-type="float">
            <text:p>0.344</text:p>
          </table:table-cell>
          <table:table-cell table:formula="of:=AVERAGEA(['2000 cons'.D8:.D12])" office:value-type="float" office:value="83.634" calcext:value-type="float">
            <text:p>83.634</text:p>
          </table:table-cell>
          <table:table-cell table:formula="of:=AVERAGEA(['2000 cons'.E8:.E12])" office:value-type="float" office:value="45.404" calcext:value-type="float">
            <text:p>45.404</text:p>
          </table:table-cell>
          <table:table-cell table:formula="of:=AVERAGEA(['2000 cons'.F8:.F12])" office:value-type="float" office:value="0.000116867664" calcext:value-type="float">
            <text:p>0.0001168677</text:p>
          </table:table-cell>
          <table:table-cell table:formula="of:=STDEV(['2000 cons'.A8:.A12])" office:value-type="float" office:value="3.9534769507359" calcext:value-type="float">
            <text:p>3.9534769507</text:p>
          </table:table-cell>
          <table:table-cell table:formula="of:=STDEV(['2000 cons'.B8:.B12])" office:value-type="float" office:value="2.12502470573874" calcext:value-type="float">
            <text:p>2.1250247057</text:p>
          </table:table-cell>
          <table:table-cell table:formula="of:=STDEV(['2000 cons'.C8:.C12])" office:value-type="float" office:value="0.0391152144312159" calcext:value-type="float">
            <text:p>0.0391152144</text:p>
          </table:table-cell>
          <table:table-cell table:formula="of:=STDEV(['2000 cons'.D8:.D12])" office:value-type="float" office:value="2.10635467098967" calcext:value-type="float">
            <text:p>2.106354671</text:p>
          </table:table-cell>
          <table:table-cell table:formula="of:=STDEV(['2000 cons'.E8:.E12])" office:value-type="float" office:value="5.02366698737088" calcext:value-type="float">
            <text:p>5.0236669874</text:p>
          </table:table-cell>
          <table:table-cell table:formula="of:=STDEV(['2000 cons'.F8:.F12])" office:value-type="float" office:value="0.0000635341970004448" calcext:value-type="float">
            <text:p>6.35341970004448E-0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.04" calcext:value-type="float">
            <text:p>17.04</text:p>
          </table:table-cell>
          <table:table-cell office:value-type="float" office:value="0.3" calcext:value-type="float">
            <text:p>0.3</text:p>
          </table:table-cell>
          <table:table-cell office:value-type="float" office:value="81.17" calcext:value-type="float">
            <text:p>81.17</text:p>
          </table:table-cell>
          <table:table-cell office:value-type="float" office:value="40.84" calcext:value-type="float">
            <text:p>40.84</text:p>
          </table:table-cell>
          <table:table-cell office:value-type="float" office:value="0.0002233317" calcext:value-type="float">
            <text:p>0.0002233317</text:p>
          </table:table-cell>
          <table:table-cell table:number-columns-repeated="19"/>
        </table:table-row>
        <table:table-row table:style-name="ro1">
          <table:table-cell office:value-type="float" office:value="65.86" calcext:value-type="float">
            <text:p>65.86</text:p>
          </table:table-cell>
          <table:table-cell office:value-type="float" office:value="15.62" calcext:value-type="float">
            <text:p>15.62</text:p>
          </table:table-cell>
          <table:table-cell office:value-type="float" office:value="0.33" calcext:value-type="float">
            <text:p>0.33</text:p>
          </table:table-cell>
          <table:table-cell office:value-type="float" office:value="82.83" calcext:value-type="float">
            <text:p>82.83</text:p>
          </table:table-cell>
          <table:table-cell office:value-type="float" office:value="42.46" calcext:value-type="float">
            <text:p>42.46</text:p>
          </table:table-cell>
          <table:table-cell office:value-type="float" office:value="0.00009814524" calcext:value-type="float">
            <text:p>9.814524E-005</text:p>
          </table:table-cell>
          <table:table-cell table:number-columns-repeated="19"/>
        </table:table-row>
        <table:table-row table:style-name="ro1">
          <table:table-cell office:value-type="float" office:value="67.16" calcext:value-type="float">
            <text:p>67.16</text:p>
          </table:table-cell>
          <table:table-cell office:value-type="float" office:value="12.01" calcext:value-type="float">
            <text:p>12.01</text:p>
          </table:table-cell>
          <table:table-cell office:value-type="float" office:value="0.38" calcext:value-type="float">
            <text:p>0.38</text:p>
          </table:table-cell>
          <table:table-cell office:value-type="float" office:value="85.67" calcext:value-type="float">
            <text:p>85.67</text:p>
          </table:table-cell>
          <table:table-cell office:value-type="float" office:value="51.14" calcext:value-type="float">
            <text:p>51.14</text:p>
          </table:table-cell>
          <table:table-cell office:value-type="float" office:value="0.00007663769" calcext:value-type="float">
            <text:p>7.663769E-005</text:p>
          </table:table-cell>
          <table:table-cell table:number-columns-repeated="19"/>
        </table:table-row>
        <table:table-row table:style-name="ro1">
          <table:table-cell office:value-type="float" office:value="74.14" calcext:value-type="float">
            <text:p>74.14</text:p>
          </table:table-cell>
          <table:table-cell office:value-type="float" office:value="12.73" calcext:value-type="float">
            <text:p>12.73</text:p>
          </table:table-cell>
          <table:table-cell office:value-type="float" office:value="0.39" calcext:value-type="float">
            <text:p>0.39</text:p>
          </table:table-cell>
          <table:table-cell office:value-type="float" office:value="86" calcext:value-type="float">
            <text:p>86</text:p>
          </table:table-cell>
          <table:table-cell office:value-type="float" office:value="50.59" calcext:value-type="float">
            <text:p>50.59</text:p>
          </table:table-cell>
          <table:table-cell office:value-type="float" office:value="0.00006383619" calcext:value-type="float">
            <text:p>6.383619E-005</text:p>
          </table:table-cell>
          <table:table-cell table:number-columns-repeated="19"/>
        </table:table-row>
        <table:table-row table:style-name="ro1">
          <table:table-cell table:style-name="ce2" office:value-type="float" office:value="72.73" calcext:value-type="float">
            <text:p>72.73</text:p>
          </table:table-cell>
          <table:table-cell table:style-name="ce2" office:value-type="float" office:value="12.17" calcext:value-type="float">
            <text:p>12.1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6.17" calcext:value-type="float">
            <text:p>86.17</text:p>
          </table:table-cell>
          <table:table-cell table:style-name="ce2" office:value-type="float" office:value="53.63" calcext:value-type="float">
            <text:p>53.63</text:p>
          </table:table-cell>
          <table:table-cell table:style-name="ce2" office:value-type="float" office:value="0.0004029392" calcext:value-type="float">
            <text:p>0.000402939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:.A17])" office:value-type="float" office:value="71.748" calcext:value-type="float">
            <text:p>71.748</text:p>
          </table:table-cell>
          <table:table-cell table:formula="of:=AVERAGEA(['2000 cons'.B13:.B17])" office:value-type="float" office:value="13.434" calcext:value-type="float">
            <text:p>13.434</text:p>
          </table:table-cell>
          <table:table-cell table:formula="of:=AVERAGEA(['2000 cons'.C13:.C17])" office:value-type="float" office:value="0.378" calcext:value-type="float">
            <text:p>0.378</text:p>
          </table:table-cell>
          <table:table-cell table:formula="of:=AVERAGEA(['2000 cons'.D13:.D17])" office:value-type="float" office:value="85.202" calcext:value-type="float">
            <text:p>85.202</text:p>
          </table:table-cell>
          <table:table-cell table:formula="of:=AVERAGEA(['2000 cons'.E13:.E17])" office:value-type="float" office:value="47.322" calcext:value-type="float">
            <text:p>47.322</text:p>
          </table:table-cell>
          <table:table-cell table:formula="of:=AVERAGEA(['2000 cons'.F13:.F17])" office:value-type="float" office:value="0.00123017558" calcext:value-type="float">
            <text:p>0.0012301756</text:p>
          </table:table-cell>
          <table:table-cell table:formula="of:=STDEV(['2000 cons'.A13:.A17])" office:value-type="float" office:value="2.73131287112993" calcext:value-type="float">
            <text:p>2.7313128711</text:p>
          </table:table-cell>
          <table:table-cell table:formula="of:=STDEV(['2000 cons'.B13:.B17])" office:value-type="float" office:value="2.65966727242338" calcext:value-type="float">
            <text:p>2.6596672724</text:p>
          </table:table-cell>
          <table:table-cell table:formula="of:=STDEV(['2000 cons'.C13:.C17])" office:value-type="float" office:value="0.0465832587954085" calcext:value-type="float">
            <text:p>0.0465832588</text:p>
          </table:table-cell>
          <table:table-cell table:formula="of:=STDEV(['2000 cons'.D13:.D17])" office:value-type="float" office:value="2.21023075718351" calcext:value-type="float">
            <text:p>2.2102307572</text:p>
          </table:table-cell>
          <table:table-cell table:formula="of:=STDEV(['2000 cons'.E13:.E17])" office:value-type="float" office:value="5.30785926716223" calcext:value-type="float">
            <text:p>5.3078592672</text:p>
          </table:table-cell>
          <table:table-cell table:formula="of:=STDEV(['2000 cons'.F13:.F17])" office:value-type="float" office:value="0.00102490872426961" calcext:value-type="float">
            <text:p>0.0010249087</text:p>
          </table:table-cell>
        </table:table-row>
        <table:table-row table:style-name="ro1">
          <table:table-cell office:value-type="float" office:value="67.92" calcext:value-type="float">
            <text:p>67.92</text:p>
          </table:table-cell>
          <table:table-cell office:value-type="float" office:value="9.32" calcext:value-type="float">
            <text:p>9.32</text:p>
          </table:table-cell>
          <table:table-cell office:value-type="float" office:value="0.45" calcext:value-type="float">
            <text:p>0.45</text:p>
          </table:table-cell>
          <table:table-cell office:value-type="float" office:value="88.67" calcext:value-type="float">
            <text:p>88.67</text:p>
          </table:table-cell>
          <table:table-cell office:value-type="float" office:value="51.43" calcext:value-type="float">
            <text:p>51.43</text:p>
          </table:table-cell>
          <table:table-cell office:value-type="float" office:value="0.0003154567" calcext:value-type="float">
            <text:p>0.0003154567</text:p>
          </table:table-cell>
          <table:table-cell table:number-columns-repeated="19"/>
        </table:table-row>
        <table:table-row table:style-name="ro1">
          <table:table-cell office:value-type="float" office:value="72.88" calcext:value-type="float">
            <text:p>72.88</text:p>
          </table:table-cell>
          <table:table-cell office:value-type="float" office:value="15.16" calcext:value-type="float">
            <text:p>15.16</text:p>
          </table:table-cell>
          <table:table-cell office:value-type="float" office:value="0.35" calcext:value-type="float">
            <text:p>0.35</text:p>
          </table:table-cell>
          <table:table-cell office:value-type="float" office:value="83.67" calcext:value-type="float">
            <text:p>83.67</text:p>
          </table:table-cell>
          <table:table-cell office:value-type="float" office:value="46.74" calcext:value-type="float">
            <text:p>46.74</text:p>
          </table:table-cell>
          <table:table-cell office:value-type="float" office:value="0.001184819" calcext:value-type="float">
            <text:p>0.001184819</text:p>
          </table:table-cell>
          <table:table-cell table:number-columns-repeated="19"/>
        </table:table-row>
        <table:table-row table:style-name="ro1">
          <table:table-cell office:value-type="float" office:value="70.21" calcext:value-type="float">
            <text:p>70.21</text:p>
          </table:table-cell>
          <table:table-cell office:value-type="float" office:value="15.01" calcext:value-type="float">
            <text:p>15.01</text:p>
          </table:table-cell>
          <table:table-cell office:value-type="float" office:value="0.34" calcext:value-type="float">
            <text:p>0.34</text:p>
          </table:table-cell>
          <table:table-cell office:value-type="float" office:value="83.83" calcext:value-type="float">
            <text:p>83.83</text:p>
          </table:table-cell>
          <table:table-cell office:value-type="float" office:value="40.49" calcext:value-type="float">
            <text:p>40.49</text:p>
          </table:table-cell>
          <table:table-cell office:value-type="float" office:value="0.002859162" calcext:value-type="float">
            <text:p>0.002859162</text:p>
          </table:table-cell>
          <table:table-cell table:number-columns-repeated="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1" calcext:value-type="float">
            <text:p>15.51</text:p>
          </table:table-cell>
          <table:table-cell office:value-type="float" office:value="0.35" calcext:value-type="float">
            <text:p>0.35</text:p>
          </table:table-cell>
          <table:table-cell office:value-type="float" office:value="83.67" calcext:value-type="float">
            <text:p>83.67</text:p>
          </table:table-cell>
          <table:table-cell office:value-type="float" office:value="44.32" calcext:value-type="float">
            <text:p>44.32</text:p>
          </table:table-cell>
          <table:table-cell office:value-type="float" office:value="0.001388501" calcext:value-type="float">
            <text:p>0.001388501</text:p>
          </table:table-cell>
          <table:table-cell table:number-columns-repeated="19"/>
        </table:table-row>
        <table:table-row table:style-name="ro1">
          <table:table-cell table:style-name="ce2" office:value-type="float" office:value="56.67" calcext:value-type="float">
            <text:p>56.67</text:p>
          </table:table-cell>
          <table:table-cell table:style-name="ce2" office:value-type="float" office:value="14.07" calcext:value-type="float">
            <text:p>14.07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05140524" calcext:value-type="float">
            <text:p>0.0514052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8:.A22])" office:value-type="float" office:value="49.496" calcext:value-type="float">
            <text:p>49.496</text:p>
          </table:table-cell>
          <table:table-cell table:formula="of:=AVERAGEA(['2000 cons'.B18:.B22])" office:value-type="float" office:value="27.358" calcext:value-type="float">
            <text:p>27.358</text:p>
          </table:table-cell>
          <table:table-cell table:formula="of:=AVERAGEA(['2000 cons'.C18:.C22])" office:value-type="float" office:value="0.186" calcext:value-type="float">
            <text:p>0.186</text:p>
          </table:table-cell>
          <table:table-cell table:formula="of:=AVERAGEA(['2000 cons'.D18:.D22])" office:value-type="float" office:value="70.298" calcext:value-type="float">
            <text:p>70.298</text:p>
          </table:table-cell>
          <table:table-cell table:formula="of:=AVERAGEA(['2000 cons'.E18:.E22])" office:value-type="float" office:value="26.476" calcext:value-type="float">
            <text:p>26.476</text:p>
          </table:table-cell>
          <table:table-cell table:formula="of:=AVERAGEA(['2000 cons'.F18:.F22])" office:value-type="float" office:value="0.060413484" calcext:value-type="float">
            <text:p>0.060413484</text:p>
          </table:table-cell>
          <table:table-cell table:formula="of:=STDEV(['2000 cons'.A18:.A22])" office:value-type="float" office:value="15.2170342051268" calcext:value-type="float">
            <text:p>15.2170342051</text:p>
          </table:table-cell>
          <table:table-cell table:formula="of:=STDEV(['2000 cons'.B18:.B22])" office:value-type="float" office:value="14.3342690779823" calcext:value-type="float">
            <text:p>14.334269078</text:p>
          </table:table-cell>
          <table:table-cell table:formula="of:=STDEV(['2000 cons'.C18:.C22])" office:value-type="float" office:value="0.0712741187248218" calcext:value-type="float">
            <text:p>0.0712741187</text:p>
          </table:table-cell>
          <table:table-cell table:formula="of:=STDEV(['2000 cons'.D18:.D22])" office:value-type="float" office:value="11.9317085951678" calcext:value-type="float">
            <text:p>11.9317085952</text:p>
          </table:table-cell>
          <table:table-cell table:formula="of:=STDEV(['2000 cons'.E18:.E22])" office:value-type="float" office:value="7.66533299994201" calcext:value-type="float">
            <text:p>7.6653329999</text:p>
          </table:table-cell>
          <table:table-cell table:formula="of:=STDEV(['2000 cons'.F18:.F22])" office:value-type="float" office:value="0.00924705688868788" calcext:value-type="float">
            <text:p>0.0092470569</text:p>
          </table:table-cell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12.57" calcext:value-type="float">
            <text:p>12.57</text:p>
          </table:table-cell>
          <table:table-cell office:value-type="float" office:value="0.18" calcext:value-type="float">
            <text:p>0.18</text:p>
          </table:table-cell>
          <table:table-cell office:value-type="float" office:value="81.33" calcext:value-type="float">
            <text:p>81.33</text:p>
          </table:table-cell>
          <table:table-cell office:value-type="float" office:value="21.13" calcext:value-type="float">
            <text:p>21.13</text:p>
          </table:table-cell>
          <table:table-cell office:value-type="float" office:value="0.05064259" calcext:value-type="float">
            <text:p>0.05064259</text:p>
          </table:table-cell>
          <table:table-cell table:number-columns-repeated="19"/>
        </table:table-row>
        <table:table-row table:style-name="ro1">
          <table:table-cell office:value-type="float" office:value="44.62" calcext:value-type="float">
            <text:p>44.62</text:p>
          </table:table-cell>
          <table:table-cell office:value-type="float" office:value="26.54" calcext:value-type="float">
            <text:p>26.54</text:p>
          </table:table-cell>
          <table:table-cell office:value-type="float" office:value="0.16" calcext:value-type="float">
            <text:p>0.16</text:p>
          </table:table-cell>
          <table:table-cell office:value-type="float" office:value="70.33" calcext:value-type="float">
            <text:p>70.33</text:p>
          </table:table-cell>
          <table:table-cell office:value-type="float" office:value="24.58" calcext:value-type="float">
            <text:p>24.58</text:p>
          </table:table-cell>
          <table:table-cell office:value-type="float" office:value="0.06795546" calcext:value-type="float">
            <text:p>0.06795546</text:p>
          </table:table-cell>
          <table:table-cell table:number-columns-repeated="19"/>
        </table:table-row>
        <table:table-row table:style-name="ro1">
          <table:table-cell office:value-type="float" office:value="64.52" calcext:value-type="float">
            <text:p>64.52</text:p>
          </table:table-cell>
          <table:table-cell office:value-type="float" office:value="43.87" calcext:value-type="float">
            <text:p>43.87</text:p>
          </table:table-cell>
          <table:table-cell office:value-type="float" office:value="0.14" calcext:value-type="float">
            <text:p>0.14</text:p>
          </table:table-cell>
          <table:table-cell office:value-type="float" office:value="57" calcext:value-type="float">
            <text:p>57</text:p>
          </table:table-cell>
          <table:table-cell office:value-type="float" office:value="23.67" calcext:value-type="float">
            <text:p>23.67</text:p>
          </table:table-cell>
          <table:table-cell office:value-type="float" office:value="0.07079626" calcext:value-type="float">
            <text:p>0.07079626</text:p>
          </table:table-cell>
          <table:table-cell table:number-columns-repeated="19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39.74" calcext:value-type="float">
            <text:p>39.74</text:p>
          </table:table-cell>
          <table:table-cell office:value-type="float" office:value="0.14" calcext:value-type="float">
            <text:p>0.14</text:p>
          </table:table-cell>
          <table:table-cell office:value-type="float" office:value="59.83" calcext:value-type="float">
            <text:p>59.83</text:p>
          </table:table-cell>
          <table:table-cell office:value-type="float" office:value="23" calcext:value-type="float">
            <text:p>23</text:p>
          </table:table-cell>
          <table:table-cell office:value-type="float" office:value="0.06126787" calcext:value-type="float">
            <text:p>0.06126787</text:p>
          </table:table-cell>
          <table:table-cell table:number-columns-repeated="19"/>
        </table:table-row>
        <table:table-row table:style-name="ro1">
          <table:table-cell table:style-name="ce2" office:value-type="float" office:value="55.08" calcext:value-type="float">
            <text:p>55.08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87.67" calcext:value-type="float">
            <text:p>87.67</text:p>
          </table:table-cell>
          <table:table-cell table:style-name="ce2" office:value-type="float" office:value="47.14" calcext:value-type="float">
            <text:p>47.14</text:p>
          </table:table-cell>
          <table:table-cell table:style-name="ce2" office:value-type="float" office:value="0.03805722" calcext:value-type="float">
            <text:p>0.0380572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3:.A27])" office:value-type="float" office:value="61.066" calcext:value-type="float">
            <text:p>61.066</text:p>
          </table:table-cell>
          <table:table-cell table:formula="of:=AVERAGEA(['2000 cons'.B23:.B27])" office:value-type="float" office:value="9.306" calcext:value-type="float">
            <text:p>9.306</text:p>
          </table:table-cell>
          <table:table-cell table:formula="of:=AVERAGEA(['2000 cons'.C23:.C27])" office:value-type="float" office:value="0.422" calcext:value-type="float">
            <text:p>0.422</text:p>
          </table:table-cell>
          <table:table-cell table:formula="of:=AVERAGEA(['2000 cons'.D23:.D27])" office:value-type="float" office:value="87.8" calcext:value-type="float">
            <text:p>87.8</text:p>
          </table:table-cell>
          <table:table-cell table:formula="of:=AVERAGEA(['2000 cons'.E23:.E27])" office:value-type="float" office:value="49.15" calcext:value-type="float">
            <text:p>49.15</text:p>
          </table:table-cell>
          <table:table-cell table:formula="of:=AVERAGEA(['2000 cons'.F23:.F27])" office:value-type="float" office:value="0.041434826" calcext:value-type="float">
            <text:p>0.041434826</text:p>
          </table:table-cell>
          <table:table-cell table:formula="of:=STDEV(['2000 cons'.A23:.A27])" office:value-type="float" office:value="7.31754945319811" calcext:value-type="float">
            <text:p>7.3175494532</text:p>
          </table:table-cell>
          <table:table-cell table:formula="of:=STDEV(['2000 cons'.B23:.B27])" office:value-type="float" office:value="1.48043236927595" calcext:value-type="float">
            <text:p>1.4804323693</text:p>
          </table:table-cell>
          <table:table-cell table:formula="of:=STDEV(['2000 cons'.C23:.C27])" office:value-type="float" office:value="0.0396232255123179" calcext:value-type="float">
            <text:p>0.0396232255</text:p>
          </table:table-cell>
          <table:table-cell table:formula="of:=STDEV(['2000 cons'.D23:.D27])" office:value-type="float" office:value="1.26645173615105" calcext:value-type="float">
            <text:p>1.2664517362</text:p>
          </table:table-cell>
          <table:table-cell table:formula="of:=STDEV(['2000 cons'.E23:.E27])" office:value-type="float" office:value="4.47049214293013" calcext:value-type="float">
            <text:p>4.4704921429</text:p>
          </table:table-cell>
          <table:table-cell table:formula="of:=STDEV(['2000 cons'.F23:.F27])" office:value-type="float" office:value="0.00679457310279903" calcext:value-type="float">
            <text:p>0.0067945731</text:p>
          </table:table-cell>
        </table:table-row>
        <table:table-row table:style-name="ro1">
          <table:table-cell office:value-type="float" office:value="59.93" calcext:value-type="float">
            <text:p>59.93</text:p>
          </table:table-cell>
          <table:table-cell office:value-type="float" office:value="11.4" calcext:value-type="float">
            <text:p>11.4</text:p>
          </table:table-cell>
          <table:table-cell office:value-type="float" office:value="0.36" calcext:value-type="float">
            <text:p>0.36</text:p>
          </table:table-cell>
          <table:table-cell office:value-type="float" office:value="85.83" calcext:value-type="float">
            <text:p>85.83</text:p>
          </table:table-cell>
          <table:table-cell office:value-type="float" office:value="43.71" calcext:value-type="float">
            <text:p>43.71</text:p>
          </table:table-cell>
          <table:table-cell office:value-type="float" office:value="0.04430851" calcext:value-type="float">
            <text:p>0.04430851</text:p>
          </table:table-cell>
          <table:table-cell table:number-columns-repeated="19"/>
        </table:table-row>
        <table:table-row table:style-name="ro1">
          <table:table-cell office:value-type="float" office:value="58.49" calcext:value-type="float">
            <text:p>58.49</text:p>
          </table:table-cell>
          <table:table-cell office:value-type="float" office:value="7.68" calcext:value-type="float">
            <text:p>7.68</text:p>
          </table:table-cell>
          <table:table-cell office:value-type="float" office:value="0.46" calcext:value-type="float">
            <text:p>0.46</text:p>
          </table:table-cell>
          <table:table-cell office:value-type="float" office:value="89.33" calcext:value-type="float">
            <text:p>89.33</text:p>
          </table:table-cell>
          <table:table-cell office:value-type="float" office:value="49" calcext:value-type="float">
            <text:p>49</text:p>
          </table:table-cell>
          <table:table-cell office:value-type="float" office:value="0.0315443" calcext:value-type="float">
            <text:p>0.0315443</text:p>
          </table:table-cell>
          <table:table-cell table:number-columns-repeated="19"/>
        </table:table-row>
        <table:table-row table:style-name="ro1">
          <table:table-cell office:value-type="float" office:value="58.06" calcext:value-type="float">
            <text:p>58.06</text:p>
          </table:table-cell>
          <table:table-cell office:value-type="float" office:value="8.55" calcext:value-type="float">
            <text:p>8.55</text:p>
          </table:table-cell>
          <table:table-cell office:value-type="float" office:value="0.43" calcext:value-type="float">
            <text:p>0.43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0.0440675" calcext:value-type="float">
            <text:p>0.0440675</text:p>
          </table:table-cell>
          <table:table-cell table:number-columns-repeated="19"/>
        </table:table-row>
        <table:table-row table:style-name="ro1">
          <table:table-cell office:value-type="float" office:value="73.77" calcext:value-type="float">
            <text:p>73.77</text:p>
          </table:table-cell>
          <table:table-cell office:value-type="float" office:value="10.2" calcext:value-type="float">
            <text:p>10.2</text:p>
          </table:table-cell>
          <table:table-cell office:value-type="float" office:value="0.45" calcext:value-type="float">
            <text:p>0.45</text:p>
          </table:table-cell>
          <table:table-cell office:value-type="float" office:value="88.17" calcext:value-type="float">
            <text:p>88.17</text:p>
          </table:table-cell>
          <table:table-cell office:value-type="float" office:value="55.9" calcext:value-type="float">
            <text:p>55.9</text:p>
          </table:table-cell>
          <table:table-cell office:value-type="float" office:value="0.0491966" calcext:value-type="float">
            <text:p>0.0491966</text:p>
          </table:table-cell>
          <table:table-cell table:number-columns-repeated="19"/>
        </table:table-row>
        <table:table-row table:style-name="ro1">
          <table:table-cell table:style-name="ce2" office:value-type="float" office:value="69.84" calcext:value-type="float">
            <text:p>69.84</text:p>
          </table:table-cell>
          <table:table-cell table:style-name="ce2" office:value-type="float" office:value="10.99" calcext:value-type="float">
            <text:p>10.99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3.01" calcext:value-type="float">
            <text:p>53.01</text:p>
          </table:table-cell>
          <table:table-cell table:style-name="ce2" office:value-type="float" office:value="0.0007525718" calcext:value-type="float">
            <text:p>0.000752571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8:.A32])" office:value-type="float" office:value="71.278" calcext:value-type="float">
            <text:p>71.278</text:p>
          </table:table-cell>
          <table:table-cell table:formula="of:=AVERAGEA(['2000 cons'.B28:.B32])" office:value-type="float" office:value="12.834" calcext:value-type="float">
            <text:p>12.834</text:p>
          </table:table-cell>
          <table:table-cell table:formula="of:=AVERAGEA(['2000 cons'.C28:.C32])" office:value-type="float" office:value="0.386" calcext:value-type="float">
            <text:p>0.386</text:p>
          </table:table-cell>
          <table:table-cell table:formula="of:=AVERAGEA(['2000 cons'.D28:.D32])" office:value-type="float" office:value="85.598" calcext:value-type="float">
            <text:p>85.598</text:p>
          </table:table-cell>
          <table:table-cell table:formula="of:=AVERAGEA(['2000 cons'.E28:.E32])" office:value-type="float" office:value="48.462" calcext:value-type="float">
            <text:p>48.462</text:p>
          </table:table-cell>
          <table:table-cell table:formula="of:=AVERAGEA(['2000 cons'.F28:.F32])" office:value-type="float" office:value="0.00092800406" calcext:value-type="float">
            <text:p>0.0009280041</text:p>
          </table:table-cell>
          <table:table-cell table:formula="of:=STDEV(['2000 cons'.A28:.A32])" office:value-type="float" office:value="10.0946134150843" calcext:value-type="float">
            <text:p>10.0946134151</text:p>
          </table:table-cell>
          <table:table-cell table:formula="of:=STDEV(['2000 cons'.B28:.B32])" office:value-type="float" office:value="3.12636050384469" calcext:value-type="float">
            <text:p>3.1263605038</text:p>
          </table:table-cell>
          <table:table-cell table:formula="of:=STDEV(['2000 cons'.C28:.C32])" office:value-type="float" office:value="0.0343511280746353" calcext:value-type="float">
            <text:p>0.0343511281</text:p>
          </table:table-cell>
          <table:table-cell table:formula="of:=STDEV(['2000 cons'.D28:.D32])" office:value-type="float" office:value="2.1919557477285" calcext:value-type="float">
            <text:p>2.1919557477</text:p>
          </table:table-cell>
          <table:table-cell table:formula="of:=STDEV(['2000 cons'.E28:.E32])" office:value-type="float" office:value="5.42132087225982" calcext:value-type="float">
            <text:p>5.4213208723</text:p>
          </table:table-cell>
          <table:table-cell table:formula="of:=STDEV(['2000 cons'.F28:.F32])" office:value-type="float" office:value="0.000706385174608937" calcext:value-type="float">
            <text:p>0.0007063852</text:p>
          </table:table-cell>
        </table:table-row>
        <table:table-row table:style-name="ro1">
          <table:table-cell office:value-type="float" office:value="71.19" calcext:value-type="float">
            <text:p>71.19</text:p>
          </table:table-cell>
          <table:table-cell office:value-type="float" office:value="14.23" calcext:value-type="float">
            <text:p>14.23</text:p>
          </table:table-cell>
          <table:table-cell office:value-type="float" office:value="0.36" calcext:value-type="float">
            <text:p>0.36</text:p>
          </table:table-cell>
          <table:table-cell office:value-type="float" office:value="84.33" calcext:value-type="float">
            <text:p>84.33</text:p>
          </table:table-cell>
          <table:table-cell office:value-type="float" office:value="47.19" calcext:value-type="float">
            <text:p>47.19</text:p>
          </table:table-cell>
          <table:table-cell office:value-type="float" office:value="0.0007593431" calcext:value-type="float">
            <text:p>0.0007593431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.45" calcext:value-type="float">
            <text:p>17.45</text:p>
          </table:table-cell>
          <table:table-cell office:value-type="float" office:value="0.34" calcext:value-type="float">
            <text:p>0.34</text:p>
          </table:table-cell>
          <table:table-cell office:value-type="float" office:value="82.33" calcext:value-type="float">
            <text:p>82.33</text:p>
          </table:table-cell>
          <table:table-cell office:value-type="float" office:value="43.01" calcext:value-type="float">
            <text:p>43.01</text:p>
          </table:table-cell>
          <table:table-cell office:value-type="float" office:value="0.002120862" calcext:value-type="float">
            <text:p>0.002120862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12" calcext:value-type="float">
            <text:p>12.12</text:p>
          </table:table-cell>
          <table:table-cell office:value-type="float" office:value="0.42" calcext:value-type="float">
            <text:p>0.42</text:p>
          </table:table-cell>
          <table:table-cell office:value-type="float" office:value="87" calcext:value-type="float">
            <text:p>87</text:p>
          </table:table-cell>
          <table:table-cell office:value-type="float" office:value="55.17" calcext:value-type="float">
            <text:p>55.17</text:p>
          </table:table-cell>
          <table:table-cell office:value-type="float" office:value="0.0007807374" calcext:value-type="float">
            <text:p>0.0007807374</text:p>
          </table:table-cell>
          <table:table-cell table:number-columns-repeated="19"/>
        </table:table-row>
        <table:table-row table:style-name="ro1">
          <table:table-cell office:value-type="float" office:value="55.36" calcext:value-type="float">
            <text:p>55.36</text:p>
          </table:table-cell>
          <table:table-cell office:value-type="float" office:value="9.38" calcext:value-type="float">
            <text:p>9.38</text:p>
          </table:table-cell>
          <table:table-cell office:value-type="float" office:value="0.4" calcext:value-type="float">
            <text:p>0.4</text:p>
          </table:table-cell>
          <table:table-cell office:value-type="float" office:value="87.33" calcext:value-type="float">
            <text:p>87.33</text:p>
          </table:table-cell>
          <table:table-cell office:value-type="float" office:value="43.93" calcext:value-type="float">
            <text:p>43.93</text:p>
          </table:table-cell>
          <table:table-cell office:value-type="float" office:value="0.000226506" calcext:value-type="float">
            <text:p>0.000226506</text:p>
          </table:table-cell>
          <table:table-cell table:number-columns-repeated="19"/>
        </table:table-row>
        <table:table-row table:style-name="ro1">
          <table:table-cell table:style-name="ce2" office:value-type="float" office:value="71.43" calcext:value-type="float">
            <text:p>71.43</text:p>
          </table:table-cell>
          <table:table-cell table:style-name="ce2" office:value-type="float" office:value="13.04" calcext:value-type="float">
            <text:p>13.0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85.33" calcext:value-type="float">
            <text:p>85.33</text:p>
          </table:table-cell>
          <table:table-cell table:style-name="ce2" office:value-type="float" office:value="50.56" calcext:value-type="float">
            <text:p>50.56</text:p>
          </table:table-cell>
          <table:table-cell table:style-name="ce2" office:value-type="float" office:value="0.007592366" calcext:value-type="float">
            <text:p>0.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3:.A37])" office:value-type="float" office:value="69.544" calcext:value-type="float">
            <text:p>69.544</text:p>
          </table:table-cell>
          <table:table-cell table:formula="of:=AVERAGEA(['2000 cons'.B33:.B37])" office:value-type="float" office:value="11.964" calcext:value-type="float">
            <text:p>11.964</text:p>
          </table:table-cell>
          <table:table-cell table:formula="of:=AVERAGEA(['2000 cons'.C33:.C37])" office:value-type="float" office:value="0.394" calcext:value-type="float">
            <text:p>0.394</text:p>
          </table:table-cell>
          <table:table-cell table:formula="of:=AVERAGEA(['2000 cons'.D33:.D37])" office:value-type="float" office:value="86.266" calcext:value-type="float">
            <text:p>86.266</text:p>
          </table:table-cell>
          <table:table-cell table:formula="of:=AVERAGEA(['2000 cons'.E33:.E37])" office:value-type="float" office:value="49.488" calcext:value-type="float">
            <text:p>49.488</text:p>
          </table:table-cell>
          <table:table-cell table:formula="of:=AVERAGEA(['2000 cons'.F33:.F37])" office:value-type="float" office:value="0.00611259" calcext:value-type="float">
            <text:p>0.00611259</text:p>
          </table:table-cell>
          <table:table-cell table:formula="of:=STDEV(['2000 cons'.A33:.A37])" office:value-type="float" office:value="5.15155122269012" calcext:value-type="float">
            <text:p>5.1515512227</text:p>
          </table:table-cell>
          <table:table-cell table:formula="of:=STDEV(['2000 cons'.B33:.B37])" office:value-type="float" office:value="1.47354334853102" calcext:value-type="float">
            <text:p>1.4735433485</text:p>
          </table:table-cell>
          <table:table-cell table:formula="of:=STDEV(['2000 cons'.C33:.C37])" office:value-type="float" office:value="0.0364691650576209" calcext:value-type="float">
            <text:p>0.0364691651</text:p>
          </table:table-cell>
          <table:table-cell table:formula="of:=STDEV(['2000 cons'.D33:.D37])" office:value-type="float" office:value="1.64415023644435" calcext:value-type="float">
            <text:p>1.6441502364</text:p>
          </table:table-cell>
          <table:table-cell table:formula="of:=STDEV(['2000 cons'.E33:.E37])" office:value-type="float" office:value="4.31194503675545" calcext:value-type="float">
            <text:p>4.3119450368</text:p>
          </table:table-cell>
          <table:table-cell table:formula="of:=STDEV(['2000 cons'.F33:.F37])" office:value-type="float" office:value="0.00207381889078253" calcext:value-type="float">
            <text:p>0.0020738189</text:p>
          </table:table-cell>
        </table:table-row>
        <table:table-row table:style-name="ro1">
          <table:table-cell office:value-type="float" office:value="64.71" calcext:value-type="float">
            <text:p>64.71</text:p>
          </table:table-cell>
          <table:table-cell office:value-type="float" office:value="10.38" calcext:value-type="float">
            <text:p>10.38</text:p>
          </table:table-cell>
          <table:table-cell office:value-type="float" office:value="0.41" calcext:value-type="float">
            <text:p>0.41</text:p>
          </table:table-cell>
          <table:table-cell office:value-type="float" office:value="87.5" calcext:value-type="float">
            <text:p>87.5</text:p>
          </table:table-cell>
          <table:table-cell office:value-type="float" office:value="46.81" calcext:value-type="float">
            <text:p>46.81</text:p>
          </table:table-cell>
          <table:table-cell office:value-type="float" office:value="0.00366303" calcext:value-type="float">
            <text:p>0.00366303</text:p>
          </table:table-cell>
          <table:table-cell table:number-columns-repeated="19"/>
        </table:table-row>
        <table:table-row table:style-name="ro1">
          <table:table-cell office:value-type="float" office:value="77.59" calcext:value-type="float">
            <text:p>77.59</text:p>
          </table:table-cell>
          <table:table-cell office:value-type="float" office:value="10.33" calcext:value-type="float">
            <text:p>10.33</text:p>
          </table:table-cell>
          <table:table-cell office:value-type="float" office:value="0.45" calcext:value-type="float">
            <text:p>0.45</text:p>
          </table:table-cell>
          <table:table-cell office:value-type="float" office:value="88.5" calcext:value-type="float">
            <text:p>88.5</text:p>
          </table:table-cell>
          <table:table-cell office:value-type="float" office:value="56.6" calcext:value-type="float">
            <text:p>56.6</text:p>
          </table:table-cell>
          <table:table-cell office:value-type="float" office:value="0.007647805" calcext:value-type="float">
            <text:p>0.007647805</text:p>
          </table:table-cell>
          <table:table-cell table:number-columns-repeated="19"/>
        </table:table-row>
        <table:table-row table:style-name="ro1">
          <table:table-cell office:value-type="float" office:value="67.86" calcext:value-type="float">
            <text:p>67.86</text:p>
          </table:table-cell>
          <table:table-cell office:value-type="float" office:value="12.87" calcext:value-type="float">
            <text:p>12.87</text:p>
          </table:table-cell>
          <table:table-cell office:value-type="float" office:value="0.37" calcext:value-type="float">
            <text:p>0.37</text:p>
          </table:table-cell>
          <table:table-cell office:value-type="float" office:value="85.33" calcext:value-type="float">
            <text:p>85.33</text:p>
          </table:table-cell>
          <table:table-cell office:value-type="float" office:value="46.34" calcext:value-type="float">
            <text:p>46.34</text:p>
          </table:table-cell>
          <table:table-cell office:value-type="float" office:value="0.007632106" calcext:value-type="float">
            <text:p>0.007632106</text:p>
          </table:table-cell>
          <table:table-cell table:number-columns-repeated="19"/>
        </table:table-row>
        <table:table-row table:style-name="ro1">
          <table:table-cell office:value-type="float" office:value="66.13" calcext:value-type="float">
            <text:p>66.13</text:p>
          </table:table-cell>
          <table:table-cell office:value-type="float" office:value="13.2" calcext:value-type="float">
            <text:p>13.2</text:p>
          </table:table-cell>
          <table:table-cell office:value-type="float" office:value="0.36" calcext:value-type="float">
            <text:p>0.36</text:p>
          </table:table-cell>
          <table:table-cell office:value-type="float" office:value="84.67" calcext:value-type="float">
            <text:p>84.67</text:p>
          </table:table-cell>
          <table:table-cell office:value-type="float" office:value="47.13" calcext:value-type="float">
            <text:p>47.13</text:p>
          </table:table-cell>
          <table:table-cell office:value-type="float" office:value="0.004027643" calcext:value-type="float">
            <text:p>0.004027643</text:p>
          </table:table-cell>
          <table:table-cell table:number-columns-repeated="19"/>
        </table:table-row>
        <table:table-row table:style-name="ro1">
          <table:table-cell table:style-name="ce2" office:value-type="float" office:value="61.97" calcext:value-type="float">
            <text:p>61.97</text:p>
          </table:table-cell>
          <table:table-cell table:style-name="ce2" office:value-type="float" office:value="6.81" calcext:value-type="float">
            <text:p>6.8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9.9" calcext:value-type="float">
            <text:p>89.9</text:p>
          </table:table-cell>
          <table:table-cell table:style-name="ce2" office:value-type="float" office:value="58.28" calcext:value-type="float">
            <text:p>58.28</text:p>
          </table:table-cell>
          <table:table-cell table:style-name="ce2" office:value-type="float" office:value="0.007592366" calcext:value-type="float">
            <text:p>0.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8:.A42])" office:value-type="float" office:value="67.058" calcext:value-type="float">
            <text:p>67.058</text:p>
          </table:table-cell>
          <table:table-cell table:formula="of:=AVERAGEA(['2000 cons'.B38:.B42])" office:value-type="float" office:value="9.15" calcext:value-type="float">
            <text:p>9.15</text:p>
          </table:table-cell>
          <table:table-cell table:formula="of:=AVERAGEA(['2000 cons'.C38:.C42])" office:value-type="float" office:value="0.436" calcext:value-type="float">
            <text:p>0.436</text:p>
          </table:table-cell>
          <table:table-cell table:formula="of:=AVERAGEA(['2000 cons'.D38:.D42])" office:value-type="float" office:value="88.446" calcext:value-type="float">
            <text:p>88.446</text:p>
          </table:table-cell>
          <table:table-cell table:formula="of:=AVERAGEA(['2000 cons'.E38:.E42])" office:value-type="float" office:value="54.576" calcext:value-type="float">
            <text:p>54.576</text:p>
          </table:table-cell>
          <table:table-cell table:formula="of:=AVERAGEA(['2000 cons'.F38:.F42])" office:value-type="float" office:value="0.0578773972" calcext:value-type="float">
            <text:p>0.0578773972</text:p>
          </table:table-cell>
          <table:table-cell table:formula="of:=STDEV(['2000 cons'.A38:.A42])" office:value-type="float" office:value="5.77376566895471" calcext:value-type="float">
            <text:p>5.773765669</text:p>
          </table:table-cell>
          <table:table-cell table:formula="of:=STDEV(['2000 cons'.B38:.B42])" office:value-type="float" office:value="2.18754428526601" calcext:value-type="float">
            <text:p>2.1875442853</text:p>
          </table:table-cell>
          <table:table-cell table:formula="of:=STDEV(['2000 cons'.C38:.C42])" office:value-type="float" office:value="0.049295030175465" calcext:value-type="float">
            <text:p>0.0492950302</text:p>
          </table:table-cell>
          <table:table-cell table:formula="of:=STDEV(['2000 cons'.D38:.D42])" office:value-type="float" office:value="1.62513999396975" calcext:value-type="float">
            <text:p>1.625139994</text:p>
          </table:table-cell>
          <table:table-cell table:formula="of:=STDEV(['2000 cons'.E38:.E42])" office:value-type="float" office:value="4.85523222925536" calcext:value-type="float">
            <text:p>4.8552322293</text:p>
          </table:table-cell>
          <table:table-cell table:formula="of:=STDEV(['2000 cons'.F38:.F42])" office:value-type="float" office:value="0.0285438972132018" calcext:value-type="float">
            <text:p>0.0285438972</text:p>
          </table:table-cell>
        </table:table-row>
        <table:table-row table:style-name="ro1">
          <table:table-cell office:value-type="float" office:value="66.15" calcext:value-type="float">
            <text:p>66.15</text:p>
          </table:table-cell>
          <table:table-cell office:value-type="float" office:value="9.91" calcext:value-type="float">
            <text:p>9.91</text:p>
          </table:table-cell>
          <table:table-cell office:value-type="float" office:value="0.43" calcext:value-type="float">
            <text:p>0.43</text:p>
          </table:table-cell>
          <table:table-cell office:value-type="float" office:value="87.5" calcext:value-type="float">
            <text:p>87.5</text:p>
          </table:table-cell>
          <table:table-cell office:value-type="float" office:value="53.42" calcext:value-type="float">
            <text:p>53.42</text:p>
          </table:table-cell>
          <table:table-cell office:value-type="float" office:value="0.06987224" calcext:value-type="float">
            <text:p>0.06987224</text:p>
          </table:table-cell>
          <table:table-cell table:number-columns-repeated="19"/>
        </table:table-row>
        <table:table-row table:style-name="ro1">
          <table:table-cell office:value-type="float" office:value="64.15" calcext:value-type="float">
            <text:p>64.15</text:p>
          </table:table-cell>
          <table:table-cell office:value-type="float" office:value="10.79" calcext:value-type="float">
            <text:p>10.79</text:p>
          </table:table-cell>
          <table:table-cell office:value-type="float" office:value="0.4" calcext:value-type="float">
            <text:p>0.4</text:p>
          </table:table-cell>
          <table:table-cell office:value-type="float" office:value="87" calcext:value-type="float">
            <text:p>87</text:p>
          </table:table-cell>
          <table:table-cell office:value-type="float" office:value="46.58" calcext:value-type="float">
            <text:p>46.58</text:p>
          </table:table-cell>
          <table:table-cell office:value-type="float" office:value="0.07657806" calcext:value-type="float">
            <text:p>0.07657806</text:p>
          </table:table-cell>
          <table:table-cell table:number-columns-repeated="19"/>
        </table:table-row>
        <table:table-row table:style-name="ro1">
          <table:table-cell office:value-type="float" office:value="76.92" calcext:value-type="float">
            <text:p>76.92</text:p>
          </table:table-cell>
          <table:table-cell office:value-type="float" office:value="11.4" calcext:value-type="float">
            <text:p>11.4</text:p>
          </table:table-cell>
          <table:table-cell office:value-type="float" office:value="0.43" calcext:value-type="float">
            <text:p>0.43</text:p>
          </table:table-cell>
          <table:table-cell office:value-type="float" office:value="87.33" calcext:value-type="float">
            <text:p>87.33</text:p>
          </table:table-cell>
          <table:table-cell office:value-type="float" office:value="56.82" calcext:value-type="float">
            <text:p>56.82</text:p>
          </table:table-cell>
          <table:table-cell office:value-type="float" office:value="0.06293053" calcext:value-type="float">
            <text:p>0.06293053</text:p>
          </table:table-cell>
          <table:table-cell table:number-columns-repeated="19"/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6.84" calcext:value-type="float">
            <text:p>6.84</text:p>
          </table:table-cell>
          <table:table-cell office:value-type="float" office:value="0.52" calcext:value-type="float">
            <text:p>0.52</text:p>
          </table:table-cell>
          <table:table-cell office:value-type="float" office:value="90.5" calcext:value-type="float">
            <text:p>90.5</text:p>
          </table:table-cell>
          <table:table-cell office:value-type="float" office:value="57.78" calcext:value-type="float">
            <text:p>57.78</text:p>
          </table:table-cell>
          <table:table-cell office:value-type="float" office:value="0.07241379" calcext:value-type="float">
            <text:p>0.07241379</text:p>
          </table:table-cell>
          <table:table-cell table:number-columns-repeated="19"/>
        </table:table-row>
        <table:table-row table:style-name="ro1">
          <table:table-cell table:style-name="ce2" office:value-type="float" office:value="66.04" calcext:value-type="float">
            <text:p>66.04</text:p>
          </table:table-cell>
          <table:table-cell table:style-name="ce2" office:value-type="float" office:value="9.69" calcext:value-type="float">
            <text:p>9.69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8.17" calcext:value-type="float">
            <text:p>88.17</text:p>
          </table:table-cell>
          <table:table-cell table:style-name="ce2" office:value-type="float" office:value="49.65" calcext:value-type="float">
            <text:p>49.65</text:p>
          </table:table-cell>
          <table:table-cell table:style-name="ce2" office:value-type="float" office:value="0.02802983" calcext:value-type="float">
            <text:p>0.0280298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3:.A47])" office:value-type="float" office:value="66.328" calcext:value-type="float">
            <text:p>66.328</text:p>
          </table:table-cell>
          <table:table-cell table:formula="of:=AVERAGEA(['2000 cons'.B43:.B47])" office:value-type="float" office:value="7.548" calcext:value-type="float">
            <text:p>7.548</text:p>
          </table:table-cell>
          <table:table-cell table:formula="of:=AVERAGEA(['2000 cons'.C43:.C47])" office:value-type="float" office:value="0.498" calcext:value-type="float">
            <text:p>0.498</text:p>
          </table:table-cell>
          <table:table-cell table:formula="of:=AVERAGEA(['2000 cons'.D43:.D47])" office:value-type="float" office:value="89.84" calcext:value-type="float">
            <text:p>89.84</text:p>
          </table:table-cell>
          <table:table-cell table:formula="of:=AVERAGEA(['2000 cons'.E43:.E47])" office:value-type="float" office:value="56.492" calcext:value-type="float">
            <text:p>56.492</text:p>
          </table:table-cell>
          <table:table-cell table:formula="of:=AVERAGEA(['2000 cons'.F43:.F47])" office:value-type="float" office:value="0.023503642" calcext:value-type="float">
            <text:p>0.023503642</text:p>
          </table:table-cell>
          <table:table-cell table:formula="of:=STDEV(['2000 cons'.A43:.A47])" office:value-type="float" office:value="4.56763833944852" calcext:value-type="float">
            <text:p>4.5676383394</text:p>
          </table:table-cell>
          <table:table-cell table:formula="of:=STDEV(['2000 cons'.B43:.B47])" office:value-type="float" office:value="1.42944744569361" calcext:value-type="float">
            <text:p>1.4294474457</text:p>
          </table:table-cell>
          <table:table-cell table:formula="of:=STDEV(['2000 cons'.C43:.C47])" office:value-type="float" office:value="0.0576194411635517" calcext:value-type="float">
            <text:p>0.0576194412</text:p>
          </table:table-cell>
          <table:table-cell table:formula="of:=STDEV(['2000 cons'.D43:.D47])" office:value-type="float" office:value="1.44910317093021" calcext:value-type="float">
            <text:p>1.4491031709</text:p>
          </table:table-cell>
          <table:table-cell table:formula="of:=STDEV(['2000 cons'.E43:.E47])" office:value-type="float" office:value="5.52725700506138" calcext:value-type="float">
            <text:p>5.5272570051</text:p>
          </table:table-cell>
          <table:table-cell table:formula="of:=STDEV(['2000 cons'.F43:.F47])" office:value-type="float" office:value="0.00519878149601616" calcext:value-type="float">
            <text:p>0.0051987815</text:p>
          </table:table-cell>
        </table:table-row>
        <table:table-row table:style-name="ro1">
          <table:table-cell office:value-type="float" office:value="64.52" calcext:value-type="float">
            <text:p>64.52</text:p>
          </table:table-cell>
          <table:table-cell office:value-type="float" office:value="7.25" calcext:value-type="float">
            <text:p>7.25</text:p>
          </table:table-cell>
          <table:table-cell office:value-type="float" office:value="0.5" calcext:value-type="float">
            <text:p>0.5</text:p>
          </table:table-cell>
          <table:table-cell office:value-type="float" office:value="89.93" calcext:value-type="float">
            <text:p>89.93</text:p>
          </table:table-cell>
          <table:table-cell office:value-type="float" office:value="56.74" calcext:value-type="float">
            <text:p>56.74</text:p>
          </table:table-cell>
          <table:table-cell office:value-type="float" office:value="0.02957922" calcext:value-type="float">
            <text:p>0.02957922</text:p>
          </table:table-cell>
          <table:table-cell table:number-columns-repeated="19"/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8.16" calcext:value-type="float">
            <text:p>8.16</text:p>
          </table:table-cell>
          <table:table-cell office:value-type="float" office:value="0.46" calcext:value-type="float">
            <text:p>0.46</text:p>
          </table:table-cell>
          <table:table-cell office:value-type="float" office:value="88.93" calcext:value-type="float">
            <text:p>88.93</text:p>
          </table:table-cell>
          <table:table-cell office:value-type="float" office:value="53.15" calcext:value-type="float">
            <text:p>53.15</text:p>
          </table:table-cell>
          <table:table-cell office:value-type="float" office:value="0.02049906" calcext:value-type="float">
            <text:p>0.02049906</text:p>
          </table:table-cell>
          <table:table-cell table:number-columns-repeated="19"/>
        </table:table-row>
        <table:table-row table:style-name="ro1">
          <table:table-cell office:value-type="float" office:value="64.64" calcext:value-type="float">
            <text:p>64.64</text:p>
          </table:table-cell>
          <table:table-cell office:value-type="float" office:value="6.55" calcext:value-type="float">
            <text:p>6.55</text:p>
          </table:table-cell>
          <table:table-cell office:value-type="float" office:value="0.52" calcext:value-type="float">
            <text:p>0.52</text:p>
          </table:table-cell>
          <table:table-cell office:value-type="float" office:value="90.17" calcext:value-type="float">
            <text:p>90.17</text:p>
          </table:table-cell>
          <table:table-cell office:value-type="float" office:value="58.74" calcext:value-type="float">
            <text:p>58.74</text:p>
          </table:table-cell>
          <table:table-cell office:value-type="float" office:value="0.02223726" calcext:value-type="float">
            <text:p>0.02223726</text:p>
          </table:table-cell>
          <table:table-cell table:number-columns-repeated="19"/>
        </table:table-row>
        <table:table-row table:style-name="ro1">
          <table:table-cell office:value-type="float" office:value="74.14" calcext:value-type="float">
            <text:p>74.14</text:p>
          </table:table-cell>
          <table:table-cell office:value-type="float" office:value="6.09" calcext:value-type="float">
            <text:p>6.09</text:p>
          </table:table-cell>
          <table:table-cell office:value-type="float" office:value="0.58" calcext:value-type="float">
            <text:p>0.58</text:p>
          </table:table-cell>
          <table:table-cell office:value-type="float" office:value="92" calcext:value-type="float">
            <text:p>92</text:p>
          </table:table-cell>
          <table:table-cell office:value-type="float" office:value="64.18" calcext:value-type="float">
            <text:p>64.18</text:p>
          </table:table-cell>
          <table:table-cell office:value-type="float" office:value="0.01717284" calcext:value-type="float">
            <text:p>0.01717284</text:p>
          </table:table-cell>
          <table:table-cell table:number-columns-repeated="19"/>
        </table:table-row>
        <table:table-row table:style-name="ro1">
          <table:table-cell table:style-name="ce2" office:value-type="float" office:value="63.35" calcext:value-type="float">
            <text:p>63.35</text:p>
          </table:table-cell>
          <table:table-cell table:style-name="ce2" office:value-type="float" office:value="12.64" calcext:value-type="float">
            <text:p>12.6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85.5" calcext:value-type="float">
            <text:p>85.5</text:p>
          </table:table-cell>
          <table:table-cell table:style-name="ce2" office:value-type="float" office:value="49.71" calcext:value-type="float">
            <text:p>49.71</text:p>
          </table:table-cell>
          <table:table-cell table:style-name="ce2" office:value-type="float" office:value="0.0000137346" calcext:value-type="float">
            <text:p>1.37346E-0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8:.A52])" office:value-type="float" office:value="71.748" calcext:value-type="float">
            <text:p>71.748</text:p>
          </table:table-cell>
          <table:table-cell table:formula="of:=AVERAGEA(['2000 cons'.B48:.B52])" office:value-type="float" office:value="10.988" calcext:value-type="float">
            <text:p>10.988</text:p>
          </table:table-cell>
          <table:table-cell table:formula="of:=AVERAGEA(['2000 cons'.C48:.C52])" office:value-type="float" office:value="0.424" calcext:value-type="float">
            <text:p>0.424</text:p>
          </table:table-cell>
          <table:table-cell table:formula="of:=AVERAGEA(['2000 cons'.D48:.D52])" office:value-type="float" office:value="87.402" calcext:value-type="float">
            <text:p>87.402</text:p>
          </table:table-cell>
          <table:table-cell table:formula="of:=AVERAGEA(['2000 cons'.E48:.E52])" office:value-type="float" office:value="54.09" calcext:value-type="float">
            <text:p>54.09</text:p>
          </table:table-cell>
          <table:table-cell table:formula="of:=AVERAGEA(['2000 cons'.F48:.F52])" office:value-type="float" office:value="0.0000090965308" calcext:value-type="float">
            <text:p>9.0965308E-006</text:p>
          </table:table-cell>
          <table:table-cell table:formula="of:=STDEV(['2000 cons'.A48:.A52])" office:value-type="float" office:value="6.32992259036396" calcext:value-type="float">
            <text:p>6.3299225904</text:p>
          </table:table-cell>
          <table:table-cell table:formula="of:=STDEV(['2000 cons'.B48:.B52])" office:value-type="float" office:value="1.10005454410225" calcext:value-type="float">
            <text:p>1.1000545441</text:p>
          </table:table-cell>
          <table:table-cell table:formula="of:=STDEV(['2000 cons'.C48:.C52])" office:value-type="float" office:value="0.0288097205817759" calcext:value-type="float">
            <text:p>0.0288097206</text:p>
          </table:table-cell>
          <table:table-cell table:formula="of:=STDEV(['2000 cons'.D48:.D52])" office:value-type="float" office:value="1.17778181341028" calcext:value-type="float">
            <text:p>1.1777818134</text:p>
          </table:table-cell>
          <table:table-cell table:formula="of:=STDEV(['2000 cons'.E48:.E52])" office:value-type="float" office:value="4.69207310258483" calcext:value-type="float">
            <text:p>4.6920731026</text:p>
          </table:table-cell>
          <table:table-cell table:formula="of:=STDEV(['2000 cons'.F48:.F52])" office:value-type="float" office:value="0.00000678054618053315" calcext:value-type="float">
            <text:p>6.78054618053315E-006</text:p>
          </table:table-cell>
        </table:table-row>
        <table:table-row table:style-name="ro1">
          <table:table-cell office:value-type="float" office:value="70.91" calcext:value-type="float">
            <text:p>70.91</text:p>
          </table:table-cell>
          <table:table-cell office:value-type="float" office:value="11.38" calcext:value-type="float">
            <text:p>11.38</text:p>
          </table:table-cell>
          <table:table-cell office:value-type="float" office:value="0.41" calcext:value-type="float">
            <text:p>0.41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0.00001828577" calcext:value-type="float">
            <text:p>1.828577E-005</text:p>
          </table:table-cell>
          <table:table-cell table:number-columns-repeated="19"/>
        </table:table-row>
        <table:table-row table:style-name="ro1">
          <table:table-cell office:value-type="float" office:value="81.16" calcext:value-type="float">
            <text:p>81.16</text:p>
          </table:table-cell>
          <table:table-cell office:value-type="float" office:value="10.92" calcext:value-type="float">
            <text:p>10.92</text:p>
          </table:table-cell>
          <table:table-cell office:value-type="float" office:value="0.45" calcext:value-type="float">
            <text:p>0.45</text:p>
          </table:table-cell>
          <table:table-cell office:value-type="float" office:value="88.17" calcext:value-type="float">
            <text:p>88.17</text:p>
          </table:table-cell>
          <table:table-cell office:value-type="float" office:value="61.2" calcext:value-type="float">
            <text:p>61.2</text:p>
          </table:table-cell>
          <table:table-cell office:value-type="float" office:value="0.000007347222" calcext:value-type="float">
            <text:p>7.347222E-006</text:p>
          </table:table-cell>
          <table:table-cell table:number-columns-repeated="19"/>
        </table:table-row>
        <table:table-row table:style-name="ro1">
          <table:table-cell office:value-type="float" office:value="72.13" calcext:value-type="float">
            <text:p>72.13</text:p>
          </table:table-cell>
          <table:table-cell office:value-type="float" office:value="10.02" calcext:value-type="float">
            <text:p>10.02</text:p>
          </table:table-cell>
          <table:table-cell office:value-type="float" office:value="0.44" calcext:value-type="float">
            <text:p>0.44</text:p>
          </table:table-cell>
          <table:table-cell office:value-type="float" office:value="88.17" calcext:value-type="float">
            <text:p>88.17</text:p>
          </table:table-cell>
          <table:table-cell office:value-type="float" office:value="55.35" calcext:value-type="float">
            <text:p>55.35</text:p>
          </table:table-cell>
          <table:table-cell office:value-type="float" office:value="0.000002070033" calcext:value-type="float">
            <text:p>0.00000207</text:p>
          </table:table-cell>
          <table:table-cell table:number-columns-repeated="19"/>
        </table:table-row>
        <table:table-row table:style-name="ro1">
          <table:table-cell office:value-type="float" office:value="71.19" calcext:value-type="float">
            <text:p>71.19</text:p>
          </table:table-cell>
          <table:table-cell office:value-type="float" office:value="9.98" calcext:value-type="float">
            <text:p>9.98</text:p>
          </table:table-cell>
          <table:table-cell office:value-type="float" office:value="0.44" calcext:value-type="float">
            <text:p>0.44</text:p>
          </table:table-cell>
          <table:table-cell office:value-type="float" office:value="88.17" calcext:value-type="float">
            <text:p>88.17</text:p>
          </table:table-cell>
          <table:table-cell office:value-type="float" office:value="54.19" calcext:value-type="float">
            <text:p>54.19</text:p>
          </table:table-cell>
          <table:table-cell office:value-type="float" office:value="0.000004045029" calcext:value-type="float">
            <text:p>0.000004045</text:p>
          </table:table-cell>
          <table:table-cell table:number-columns-repeated="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6.33" calcext:value-type="float">
            <text:p>86.33</text:p>
          </table:table-cell>
          <table:table-cell table:style-name="ce2" office:value-type="float" office:value="50.6" calcext:value-type="float">
            <text:p>50.6</text:p>
          </table:table-cell>
          <table:table-cell table:style-name="ce2" office:value-type="float" office:value="0.0004491314" calcext:value-type="float">
            <text:p>0.000449131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3:.A57])" office:value-type="float" office:value="68.402" calcext:value-type="float">
            <text:p>68.402</text:p>
          </table:table-cell>
          <table:table-cell table:formula="of:=AVERAGEA(['2000 cons'.B53:.B57])" office:value-type="float" office:value="11.654" calcext:value-type="float">
            <text:p>11.654</text:p>
          </table:table-cell>
          <table:table-cell table:formula="of:=AVERAGEA(['2000 cons'.C53:.C57])" office:value-type="float" office:value="0.396" calcext:value-type="float">
            <text:p>0.396</text:p>
          </table:table-cell>
          <table:table-cell table:formula="of:=AVERAGEA(['2000 cons'.D53:.D57])" office:value-type="float" office:value="86.398" calcext:value-type="float">
            <text:p>86.398</text:p>
          </table:table-cell>
          <table:table-cell table:formula="of:=AVERAGEA(['2000 cons'.E53:.E57])" office:value-type="float" office:value="49.132" calcext:value-type="float">
            <text:p>49.132</text:p>
          </table:table-cell>
          <table:table-cell table:formula="of:=AVERAGEA(['2000 cons'.F53:.F57])" office:value-type="float" office:value="0.0004445847" calcext:value-type="float">
            <text:p>0.0004445847</text:p>
          </table:table-cell>
          <table:table-cell table:formula="of:=STDEV(['2000 cons'.A53:.A57])" office:value-type="float" office:value="6.73584590085017" calcext:value-type="float">
            <text:p>6.7358459009</text:p>
          </table:table-cell>
          <table:table-cell table:formula="of:=STDEV(['2000 cons'.B53:.B57])" office:value-type="float" office:value="1.7138348811948" calcext:value-type="float">
            <text:p>1.7138348812</text:p>
          </table:table-cell>
          <table:table-cell table:formula="of:=STDEV(['2000 cons'.C53:.C57])" office:value-type="float" office:value="0.0336154726279432" calcext:value-type="float">
            <text:p>0.0336154726</text:p>
          </table:table-cell>
          <table:table-cell table:formula="of:=STDEV(['2000 cons'.D53:.D57])" office:value-type="float" office:value="1.51613653738705" calcext:value-type="float">
            <text:p>1.5161365374</text:p>
          </table:table-cell>
          <table:table-cell table:formula="of:=STDEV(['2000 cons'.E53:.E57])" office:value-type="float" office:value="3.8109801888753" calcext:value-type="float">
            <text:p>3.8109801889</text:p>
          </table:table-cell>
          <table:table-cell table:formula="of:=STDEV(['2000 cons'.F53:.F57])" office:value-type="float" office:value="0.000231944267830076" calcext:value-type="float">
            <text:p>0.0002319443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11.61" calcext:value-type="float">
            <text:p>11.61</text:p>
          </table:table-cell>
          <table:table-cell office:value-type="float" office:value="0.4" calcext:value-type="float">
            <text:p>0.4</text:p>
          </table:table-cell>
          <table:table-cell office:value-type="float" office:value="86.33" calcext:value-type="float">
            <text:p>86.33</text:p>
          </table:table-cell>
          <table:table-cell office:value-type="float" office:value="52.87" calcext:value-type="float">
            <text:p>52.87</text:p>
          </table:table-cell>
          <table:table-cell office:value-type="float" office:value="0.0001938778" calcext:value-type="float">
            <text:p>0.0001938778</text:p>
          </table:table-cell>
          <table:table-cell table:number-columns-repeated="19"/>
        </table:table-row>
        <table:table-row table:style-name="ro1">
          <table:table-cell office:value-type="float" office:value="59.02" calcext:value-type="float">
            <text:p>59.02</text:p>
          </table:table-cell>
          <table:table-cell office:value-type="float" office:value="9.46" calcext:value-type="float">
            <text:p>9.46</text:p>
          </table:table-cell>
          <table:table-cell office:value-type="float" office:value="0.41" calcext:value-type="float">
            <text:p>0.41</text:p>
          </table:table-cell>
          <table:table-cell office:value-type="float" office:value="87.33" calcext:value-type="float">
            <text:p>87.33</text:p>
          </table:table-cell>
          <table:table-cell office:value-type="float" office:value="48.65" calcext:value-type="float">
            <text:p>48.65</text:p>
          </table:table-cell>
          <table:table-cell office:value-type="float" office:value="0.0008144883" calcext:value-type="float">
            <text:p>0.0008144883</text:p>
          </table:table-cell>
          <table:table-cell table:number-columns-repeated="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73" calcext:value-type="float">
            <text:p>10.73</text:p>
          </table:table-cell>
          <table:table-cell office:value-type="float" office:value="0.43" calcext:value-type="float">
            <text:p>0.43</text:p>
          </table:table-cell>
          <table:table-cell office:value-type="float" office:value="88" calcext:value-type="float">
            <text:p>88</text:p>
          </table:table-cell>
          <table:table-cell office:value-type="float" office:value="50.68" calcext:value-type="float">
            <text:p>50.68</text:p>
          </table:table-cell>
          <table:table-cell office:value-type="float" office:value="0.0003201308" calcext:value-type="float">
            <text:p>0.0003201308</text:p>
          </table:table-cell>
          <table:table-cell table:number-columns-repeated="19"/>
        </table:table-row>
        <table:table-row table:style-name="ro1">
          <table:table-cell office:value-type="float" office:value="64.29" calcext:value-type="float">
            <text:p>64.29</text:p>
          </table:table-cell>
          <table:table-cell office:value-type="float" office:value="13.97" calcext:value-type="float">
            <text:p>13.97</text:p>
          </table:table-cell>
          <table:table-cell office:value-type="float" office:value="0.34" calcext:value-type="float">
            <text:p>0.34</text:p>
          </table:table-cell>
          <table:table-cell office:value-type="float" office:value="84" calcext:value-type="float">
            <text:p>84</text:p>
          </table:table-cell>
          <table:table-cell office:value-type="float" office:value="42.86" calcext:value-type="float">
            <text:p>42.86</text:p>
          </table:table-cell>
          <table:table-cell office:value-type="float" office:value="0.0004452952" calcext:value-type="float">
            <text:p>0.0004452952</text:p>
          </table:table-cell>
          <table:table-cell table:number-columns-repeated="19"/>
        </table:table-row>
        <table:table-row table:style-name="ro1">
          <table:table-cell table:style-name="ce2" office:value-type="float" office:value="64.91" calcext:value-type="float">
            <text:p>64.91</text:p>
          </table:table-cell>
          <table:table-cell table:style-name="ce2" office:value-type="float" office:value="7.92" calcext:value-type="float">
            <text:p>7.92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89.5" calcext:value-type="float">
            <text:p>89.5</text:p>
          </table:table-cell>
          <table:table-cell table:style-name="ce2" office:value-type="float" office:value="54.01" calcext:value-type="float">
            <text:p>54.01</text:p>
          </table:table-cell>
          <table:table-cell table:style-name="ce2" office:value-type="float" office:value="0.05858577" calcext:value-type="float">
            <text:p>0.058585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8:.A62])" office:value-type="float" office:value="64.984" calcext:value-type="float">
            <text:p>64.984</text:p>
          </table:table-cell>
          <table:table-cell table:formula="of:=AVERAGEA(['2000 cons'.B58:.B62])" office:value-type="float" office:value="13.844" calcext:value-type="float">
            <text:p>13.844</text:p>
          </table:table-cell>
          <table:table-cell table:formula="of:=AVERAGEA(['2000 cons'.C58:.C62])" office:value-type="float" office:value="0.396" calcext:value-type="float">
            <text:p>0.396</text:p>
          </table:table-cell>
          <table:table-cell table:formula="of:=AVERAGEA(['2000 cons'.D58:.D62])" office:value-type="float" office:value="84.068" calcext:value-type="float">
            <text:p>84.068</text:p>
          </table:table-cell>
          <table:table-cell table:formula="of:=AVERAGEA(['2000 cons'.E58:.E62])" office:value-type="float" office:value="48.244" calcext:value-type="float">
            <text:p>48.244</text:p>
          </table:table-cell>
          <table:table-cell table:formula="of:=AVERAGEA(['2000 cons'.F58:.F62])" office:value-type="float" office:value="0.046586222" calcext:value-type="float">
            <text:p>0.046586222</text:p>
          </table:table-cell>
          <table:table-cell table:formula="of:=STDEV(['2000 cons'.A58:.A62])" office:value-type="float" office:value="11.4717993357625" calcext:value-type="float">
            <text:p>11.4717993358</text:p>
          </table:table-cell>
          <table:table-cell table:formula="of:=STDEV(['2000 cons'.B58:.B62])" office:value-type="float" office:value="10.6367443327364" calcext:value-type="float">
            <text:p>10.6367443327</text:p>
          </table:table-cell>
          <table:table-cell table:formula="of:=STDEV(['2000 cons'.C58:.C62])" office:value-type="float" office:value="0.143979165159408" calcext:value-type="float">
            <text:p>0.1439791652</text:p>
          </table:table-cell>
          <table:table-cell table:formula="of:=STDEV(['2000 cons'.D58:.D62])" office:value-type="float" office:value="10.579017912831" calcext:value-type="float">
            <text:p>10.5790179128</text:p>
          </table:table-cell>
          <table:table-cell table:formula="of:=STDEV(['2000 cons'.E58:.E62])" office:value-type="float" office:value="15.2480369228304" calcext:value-type="float">
            <text:p>15.2480369228</text:p>
          </table:table-cell>
          <table:table-cell table:formula="of:=STDEV(['2000 cons'.F58:.F62])" office:value-type="float" office:value="0.00893141380028773" calcext:value-type="float">
            <text:p>0.0089314138</text:p>
          </table:table-cell>
        </table:table-row>
        <table:table-row table:style-name="ro1">
          <table:table-cell office:value-type="float" office:value="78.33" calcext:value-type="float">
            <text:p>78.33</text:p>
          </table:table-cell>
          <table:table-cell office:value-type="float" office:value="10.56" calcext:value-type="float">
            <text:p>10.56</text:p>
          </table:table-cell>
          <table:table-cell office:value-type="float" office:value="0.45" calcext:value-type="float">
            <text:p>0.45</text:p>
          </table:table-cell>
          <table:table-cell office:value-type="float" office:value="88.33" calcext:value-type="float">
            <text:p>88.33</text:p>
          </table:table-cell>
          <table:table-cell office:value-type="float" office:value="57.32" calcext:value-type="float">
            <text:p>57.32</text:p>
          </table:table-cell>
          <table:table-cell office:value-type="float" office:value="0.04447217" calcext:value-type="float">
            <text:p>0.04447217</text:p>
          </table:table-cell>
          <table:table-cell table:number-columns-repeated="19"/>
        </table:table-row>
        <table:table-row table:style-name="ro1">
          <table:table-cell office:value-type="float" office:value="67.21" calcext:value-type="float">
            <text:p>67.21</text:p>
          </table:table-cell>
          <table:table-cell office:value-type="float" office:value="8.35" calcext:value-type="float">
            <text:p>8.35</text:p>
          </table:table-cell>
          <table:table-cell office:value-type="float" office:value="0.47" calcext:value-type="float">
            <text:p>0.47</text:p>
          </table:table-cell>
          <table:table-cell office:value-type="float" office:value="89.17" calcext:value-type="float">
            <text:p>89.17</text:p>
          </table:table-cell>
          <table:table-cell office:value-type="float" office:value="55.78" calcext:value-type="float">
            <text:p>55.78</text:p>
          </table:table-cell>
          <table:table-cell office:value-type="float" office:value="0.0409812" calcext:value-type="float">
            <text:p>0.0409812</text:p>
          </table:table-cell>
          <table:table-cell table:number-columns-repeated="19"/>
        </table:table-row>
        <table:table-row table:style-name="ro1">
          <table:table-cell office:value-type="float" office:value="46.67" calcext:value-type="float">
            <text:p>46.67</text:p>
          </table:table-cell>
          <table:table-cell office:value-type="float" office:value="32.78" calcext:value-type="float">
            <text:p>32.78</text:p>
          </table:table-cell>
          <table:table-cell office:value-type="float" office:value="0.14" calcext:value-type="float">
            <text:p>0.14</text:p>
          </table:table-cell>
          <table:table-cell office:value-type="float" office:value="65.17" calcext:value-type="float">
            <text:p>65.17</text:p>
          </table:table-cell>
          <table:table-cell office:value-type="float" office:value="21.13" calcext:value-type="float">
            <text:p>21.13</text:p>
          </table:table-cell>
          <table:table-cell office:value-type="float" office:value="0.03638234" calcext:value-type="float">
            <text:p>0.03638234</text:p>
          </table:table-cell>
          <table:table-cell table:number-columns-repeated="19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9.61" calcext:value-type="float">
            <text:p>9.61</text:p>
          </table:table-cell>
          <table:table-cell office:value-type="float" office:value="0.44" calcext:value-type="float">
            <text:p>0.44</text:p>
          </table:table-cell>
          <table:table-cell office:value-type="float" office:value="88.17" calcext:value-type="float">
            <text:p>88.17</text:p>
          </table:table-cell>
          <table:table-cell office:value-type="float" office:value="52.98" calcext:value-type="float">
            <text:p>52.98</text:p>
          </table:table-cell>
          <table:table-cell office:value-type="float" office:value="0.05250963" calcext:value-type="float">
            <text:p>0.05250963</text:p>
          </table:table-cell>
          <table:table-cell table:number-columns-repeated="19"/>
        </table:table-row>
        <table:table-row table:style-name="ro1">
          <table:table-cell table:style-name="ce2" office:value-type="float" office:value="79.69" calcext:value-type="float">
            <text:p>79.69</text:p>
          </table:table-cell>
          <table:table-cell table:style-name="ce2" office:value-type="float" office:value="7.09" calcext:value-type="float">
            <text:p>7.09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91.5" calcext:value-type="float">
            <text:p>91.5</text:p>
          </table:table-cell>
          <table:table-cell table:style-name="ce2" office:value-type="float" office:value="66.67" calcext:value-type="float">
            <text:p>66.67</text:p>
          </table:table-cell>
          <table:table-cell table:style-name="ce2" office:value-type="float" office:value="0.04081766" calcext:value-type="float">
            <text:p>0.040817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3:.A67])" office:value-type="float" office:value="70.212" calcext:value-type="float">
            <text:p>70.212</text:p>
          </table:table-cell>
          <table:table-cell table:formula="of:=AVERAGEA(['2000 cons'.B63:.B67])" office:value-type="float" office:value="8.57" calcext:value-type="float">
            <text:p>8.57</text:p>
          </table:table-cell>
          <table:table-cell table:formula="of:=AVERAGEA(['2000 cons'.C63:.C67])" office:value-type="float" office:value="0.484" calcext:value-type="float">
            <text:p>0.484</text:p>
          </table:table-cell>
          <table:table-cell table:formula="of:=AVERAGEA(['2000 cons'.D63:.D67])" office:value-type="float" office:value="89.234" calcext:value-type="float">
            <text:p>89.234</text:p>
          </table:table-cell>
          <table:table-cell table:formula="of:=AVERAGEA(['2000 cons'.E63:.E67])" office:value-type="float" office:value="57.824" calcext:value-type="float">
            <text:p>57.824</text:p>
          </table:table-cell>
          <table:table-cell table:formula="of:=AVERAGEA(['2000 cons'.F63:.F67])" office:value-type="float" office:value="0.035311968" calcext:value-type="float">
            <text:p>0.035311968</text:p>
          </table:table-cell>
          <table:table-cell table:formula="of:=STDEV(['2000 cons'.A63:.A67])" office:value-type="float" office:value="8.81132623388783" calcext:value-type="float">
            <text:p>8.8113262339</text:p>
          </table:table-cell>
          <table:table-cell table:formula="of:=STDEV(['2000 cons'.B63:.B67])" office:value-type="float" office:value="2.24718713061463" calcext:value-type="float">
            <text:p>2.2471871306</text:p>
          </table:table-cell>
          <table:table-cell table:formula="of:=STDEV(['2000 cons'.C63:.C67])" office:value-type="float" office:value="0.0712741187248219" calcext:value-type="float">
            <text:p>0.0712741187</text:p>
          </table:table-cell>
          <table:table-cell table:formula="of:=STDEV(['2000 cons'.D63:.D67])" office:value-type="float" office:value="2.23243812904188" calcext:value-type="float">
            <text:p>2.232438129</text:p>
          </table:table-cell>
          <table:table-cell table:formula="of:=STDEV(['2000 cons'.E63:.E67])" office:value-type="float" office:value="6.68407286016543" calcext:value-type="float">
            <text:p>6.6840728602</text:p>
          </table:table-cell>
          <table:table-cell table:formula="of:=STDEV(['2000 cons'.F63:.F67])" office:value-type="float" office:value="0.00859999122011877" calcext:value-type="float">
            <text:p>0.0085999912</text:p>
          </table:table-cell>
        </table:table-row>
        <table:table-row table:style-name="ro1">
          <table:table-cell office:value-type="float" office:value="64.29" calcext:value-type="float">
            <text:p>64.29</text:p>
          </table:table-cell>
          <table:table-cell office:value-type="float" office:value="6.07" calcext:value-type="float">
            <text:p>6.07</text:p>
          </table:table-cell>
          <table:table-cell office:value-type="float" office:value="0.54" calcext:value-type="float">
            <text:p>0.54</text:p>
          </table:table-cell>
          <table:table-cell office:value-type="float" office:value="91.17" calcext:value-type="float">
            <text:p>91.17</text:p>
          </table:table-cell>
          <table:table-cell office:value-type="float" office:value="57.6" calcext:value-type="float">
            <text:p>57.6</text:p>
          </table:table-cell>
          <table:table-cell office:value-type="float" office:value="0.02362121" calcext:value-type="float">
            <text:p>0.02362121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47" calcext:value-type="float">
            <text:p>10.47</text:p>
          </table:table-cell>
          <table:table-cell office:value-type="float" office:value="0.46" calcext:value-type="float">
            <text:p>0.46</text:p>
          </table:table-cell>
          <table:table-cell office:value-type="float" office:value="88.5" calcext:value-type="float">
            <text:p>88.5</text:p>
          </table:table-cell>
          <table:table-cell office:value-type="float" office:value="60.12" calcext:value-type="float">
            <text:p>60.12</text:p>
          </table:table-cell>
          <table:table-cell office:value-type="float" office:value="0.03541107" calcext:value-type="float">
            <text:p>0.03541107</text:p>
          </table:table-cell>
          <table:table-cell table:number-columns-repeated="19"/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11.34" calcext:value-type="float">
            <text:p>11.34</text:p>
          </table:table-cell>
          <table:table-cell office:value-type="float" office:value="0.38" calcext:value-type="float">
            <text:p>0.38</text:p>
          </table:table-cell>
          <table:table-cell office:value-type="float" office:value="86" calcext:value-type="float">
            <text:p>86</text:p>
          </table:table-cell>
          <table:table-cell office:value-type="float" office:value="48.15" calcext:value-type="float">
            <text:p>48.15</text:p>
          </table:table-cell>
          <table:table-cell office:value-type="float" office:value="0.04578205" calcext:value-type="float">
            <text:p>0.04578205</text:p>
          </table:table-cell>
          <table:table-cell table:number-columns-repeated="19"/>
        </table:table-row>
        <table:table-row table:style-name="ro1">
          <table:table-cell office:value-type="float" office:value="64.18" calcext:value-type="float">
            <text:p>64.18</text:p>
          </table:table-cell>
          <table:table-cell office:value-type="float" office:value="7.88" calcext:value-type="float">
            <text:p>7.88</text:p>
          </table:table-cell>
          <table:table-cell office:value-type="float" office:value="0.48" calcext:value-type="float">
            <text:p>0.48</text:p>
          </table:table-cell>
          <table:table-cell office:value-type="float" office:value="89" calcext:value-type="float">
            <text:p>89</text:p>
          </table:table-cell>
          <table:table-cell office:value-type="float" office:value="56.58" calcext:value-type="float">
            <text:p>56.58</text:p>
          </table:table-cell>
          <table:table-cell office:value-type="float" office:value="0.03092785" calcext:value-type="float">
            <text:p>0.03092785</text:p>
          </table:table-cell>
          <table:table-cell table:number-columns-repeated="19"/>
        </table:table-row>
        <table:table-row table:style-name="ro1">
          <table:table-cell table:style-name="ce2" office:value-type="float" office:value="64.41" calcext:value-type="float">
            <text:p>64.41</text:p>
          </table:table-cell>
          <table:table-cell table:style-name="ce2" office:value-type="float" office:value="12.57" calcext:value-type="float">
            <text:p>12.57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85.17" calcext:value-type="float">
            <text:p>85.17</text:p>
          </table:table-cell>
          <table:table-cell table:style-name="ce2" office:value-type="float" office:value="46.06" calcext:value-type="float">
            <text:p>46.06</text:p>
          </table:table-cell>
          <table:table-cell table:style-name="ce2" office:value-type="float" office:value="0.0001557059" calcext:value-type="float">
            <text:p>0.000155705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8:.A72])" office:value-type="float" office:value="72.24" calcext:value-type="float">
            <text:p>72.24</text:p>
          </table:table-cell>
          <table:table-cell table:formula="of:=AVERAGEA(['2000 cons'.B68:.B72])" office:value-type="float" office:value="9.802" calcext:value-type="float">
            <text:p>9.802</text:p>
          </table:table-cell>
          <table:table-cell table:formula="of:=AVERAGEA(['2000 cons'.C68:.C72])" office:value-type="float" office:value="0.456" calcext:value-type="float">
            <text:p>0.456</text:p>
          </table:table-cell>
          <table:table-cell table:formula="of:=AVERAGEA(['2000 cons'.D68:.D72])" office:value-type="float" office:value="88.434" calcext:value-type="float">
            <text:p>88.434</text:p>
          </table:table-cell>
          <table:table-cell table:formula="of:=AVERAGEA(['2000 cons'.E68:.E72])" office:value-type="float" office:value="55.392" calcext:value-type="float">
            <text:p>55.392</text:p>
          </table:table-cell>
          <table:table-cell table:formula="of:=AVERAGEA(['2000 cons'.F68:.F72])" office:value-type="float" office:value="0.000072187012" calcext:value-type="float">
            <text:p>0.000072187</text:p>
          </table:table-cell>
          <table:table-cell table:formula="of:=STDEV(['2000 cons'.A68:.A72])" office:value-type="float" office:value="5.66307337052947" calcext:value-type="float">
            <text:p>5.6630733705</text:p>
          </table:table-cell>
          <table:table-cell table:formula="of:=STDEV(['2000 cons'.B68:.B72])" office:value-type="float" office:value="1.9823143040396" calcext:value-type="float">
            <text:p>1.982314304</text:p>
          </table:table-cell>
          <table:table-cell table:formula="of:=STDEV(['2000 cons'.C68:.C72])" office:value-type="float" office:value="0.0610737259384099" calcext:value-type="float">
            <text:p>0.0610737259</text:p>
          </table:table-cell>
          <table:table-cell table:formula="of:=STDEV(['2000 cons'.D68:.D72])" office:value-type="float" office:value="2.04785985848641" calcext:value-type="float">
            <text:p>2.0478598585</text:p>
          </table:table-cell>
          <table:table-cell table:formula="of:=STDEV(['2000 cons'.E68:.E72])" office:value-type="float" office:value="5.48246933415956" calcext:value-type="float">
            <text:p>5.4824693342</text:p>
          </table:table-cell>
          <table:table-cell table:formula="of:=STDEV(['2000 cons'.F68:.F72])" office:value-type="float" office:value="0.0000561158377491023" calcext:value-type="float">
            <text:p>5.61158377491023E-005</text:p>
          </table:table-cell>
        </table:table-row>
        <table:table-row table:style-name="ro1">
          <table:table-cell office:value-type="float" office:value="71.93" calcext:value-type="float">
            <text:p>71.93</text:p>
          </table:table-cell>
          <table:table-cell office:value-type="float" office:value="7.18" calcext:value-type="float">
            <text:p>7.18</text:p>
          </table:table-cell>
          <table:table-cell office:value-type="float" office:value="0.53" calcext:value-type="float">
            <text:p>0.53</text:p>
          </table:table-cell>
          <table:table-cell office:value-type="float" office:value="90.83" calcext:value-type="float">
            <text:p>90.83</text:p>
          </table:table-cell>
          <table:table-cell office:value-type="float" office:value="59.85" calcext:value-type="float">
            <text:p>59.85</text:p>
          </table:table-cell>
          <table:table-cell office:value-type="float" office:value="0.00001991697" calcext:value-type="float">
            <text:p>0.000019917</text:p>
          </table:table-cell>
          <table:table-cell table:number-columns-repeated="19"/>
        </table:table-row>
        <table:table-row table:style-name="ro1">
          <table:table-cell office:value-type="float" office:value="77.59" calcext:value-type="float">
            <text:p>77.59</text:p>
          </table:table-cell>
          <table:table-cell office:value-type="float" office:value="10.15" calcext:value-type="float">
            <text:p>10.15</text:p>
          </table:table-cell>
          <table:table-cell office:value-type="float" office:value="0.46" calcext:value-type="float">
            <text:p>0.46</text:p>
          </table:table-cell>
          <table:table-cell office:value-type="float" office:value="88.67" calcext:value-type="float">
            <text:p>88.67</text:p>
          </table:table-cell>
          <table:table-cell office:value-type="float" office:value="56.96" calcext:value-type="float">
            <text:p>56.96</text:p>
          </table:table-cell>
          <table:table-cell office:value-type="float" office:value="0.0001031058" calcext:value-type="float">
            <text:p>0.0001031058</text:p>
          </table:table-cell>
          <table:table-cell table:number-columns-repeated="19"/>
        </table:table-row>
        <table:table-row table:style-name="ro1">
          <table:table-cell office:value-type="float" office:value="69.49" calcext:value-type="float">
            <text:p>69.49</text:p>
          </table:table-cell>
          <table:table-cell office:value-type="float" office:value="8.87" calcext:value-type="float">
            <text:p>8.87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55.41" calcext:value-type="float">
            <text:p>55.41</text:p>
          </table:table-cell>
          <table:table-cell office:value-type="float" office:value="0.00004116735" calcext:value-type="float">
            <text:p>4.116735E-005</text:p>
          </table:table-cell>
          <table:table-cell table:number-columns-repeated="19"/>
        </table:table-row>
        <table:table-row table:style-name="ro1">
          <table:table-cell office:value-type="float" office:value="77.78" calcext:value-type="float">
            <text:p>77.78</text:p>
          </table:table-cell>
          <table:table-cell office:value-type="float" office:value="10.24" calcext:value-type="float">
            <text:p>10.24</text:p>
          </table:table-cell>
          <table:table-cell office:value-type="float" office:value="0.46" calcext:value-type="float">
            <text:p>0.46</text:p>
          </table:table-cell>
          <table:table-cell office:value-type="float" office:value="88.5" calcext:value-type="float">
            <text:p>88.5</text:p>
          </table:table-cell>
          <table:table-cell office:value-type="float" office:value="58.68" calcext:value-type="float">
            <text:p>58.68</text:p>
          </table:table-cell>
          <table:table-cell office:value-type="float" office:value="0.00004103904" calcext:value-type="float">
            <text:p>0.000041039</text:p>
          </table:table-cell>
          <table:table-cell table:number-columns-repeated="19"/>
        </table:table-row>
        <table:table-row table:style-name="ro1">
          <table:table-cell table:style-name="ce2" office:value-type="float" office:value="74.6" calcext:value-type="float">
            <text:p>74.6</text:p>
          </table:table-cell>
          <table:table-cell table:style-name="ce2" office:value-type="float" office:value="8.57" calcext:value-type="float">
            <text:p>8.57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9.67" calcext:value-type="float">
            <text:p>89.67</text:p>
          </table:table-cell>
          <table:table-cell table:style-name="ce2" office:value-type="float" office:value="60.26" calcext:value-type="float">
            <text:p>60.26</text:p>
          </table:table-cell>
          <table:table-cell table:style-name="ce2" office:value-type="float" office:value="0.002481623" calcext:value-type="float">
            <text:p>0.00248162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3:.A77])" office:value-type="float" office:value="68.248" calcext:value-type="float">
            <text:p>68.248</text:p>
          </table:table-cell>
          <table:table-cell table:formula="of:=AVERAGEA(['2000 cons'.B73:.B77])" office:value-type="float" office:value="9.16" calcext:value-type="float">
            <text:p>9.16</text:p>
          </table:table-cell>
          <table:table-cell table:formula="of:=AVERAGEA(['2000 cons'.C73:.C77])" office:value-type="float" office:value="0.468" calcext:value-type="float">
            <text:p>0.468</text:p>
          </table:table-cell>
          <table:table-cell table:formula="of:=AVERAGEA(['2000 cons'.D73:.D77])" office:value-type="float" office:value="88.702" calcext:value-type="float">
            <text:p>88.702</text:p>
          </table:table-cell>
          <table:table-cell table:formula="of:=AVERAGEA(['2000 cons'.E73:.E77])" office:value-type="float" office:value="54.594" calcext:value-type="float">
            <text:p>54.594</text:p>
          </table:table-cell>
          <table:table-cell table:formula="of:=AVERAGEA(['2000 cons'.F73:.F77])" office:value-type="float" office:value="0.00161868402" calcext:value-type="float">
            <text:p>0.001618684</text:p>
          </table:table-cell>
          <table:table-cell table:formula="of:=STDEV(['2000 cons'.A73:.A77])" office:value-type="float" office:value="5.53447106777152" calcext:value-type="float">
            <text:p>5.5344710678</text:p>
          </table:table-cell>
          <table:table-cell table:formula="of:=STDEV(['2000 cons'.B73:.B77])" office:value-type="float" office:value="3.33039787412856" calcext:value-type="float">
            <text:p>3.3303978741</text:p>
          </table:table-cell>
          <table:table-cell table:formula="of:=STDEV(['2000 cons'.C73:.C77])" office:value-type="float" office:value="0.0756306816047562" calcext:value-type="float">
            <text:p>0.0756306816</text:p>
          </table:table-cell>
          <table:table-cell table:formula="of:=STDEV(['2000 cons'.D73:.D77])" office:value-type="float" office:value="2.88879213513191" calcext:value-type="float">
            <text:p>2.8887921351</text:p>
          </table:table-cell>
          <table:table-cell table:formula="of:=STDEV(['2000 cons'.E73:.E77])" office:value-type="float" office:value="3.71685081756048" calcext:value-type="float">
            <text:p>3.7168508176</text:p>
          </table:table-cell>
          <table:table-cell table:formula="of:=STDEV(['2000 cons'.F73:.F77])" office:value-type="float" office:value="0.000947818758623431" calcext:value-type="float">
            <text:p>0.0009478188</text:p>
          </table:table-cell>
        </table:table-row>
        <table:table-row table:style-name="ro1">
          <table:table-cell office:value-type="float" office:value="61.82" calcext:value-type="float">
            <text:p>61.82</text:p>
          </table:table-cell>
          <table:table-cell office:value-type="float" office:value="6.42" calcext:value-type="float">
            <text:p>6.42</text:p>
          </table:table-cell>
          <table:table-cell office:value-type="float" office:value="0.52" calcext:value-type="float">
            <text:p>0.52</text:p>
          </table:table-cell>
          <table:table-cell office:value-type="float" office:value="90.67" calcext:value-type="float">
            <text:p>90.67</text:p>
          </table:table-cell>
          <table:table-cell office:value-type="float" office:value="54.84" calcext:value-type="float">
            <text:p>54.84</text:p>
          </table:table-cell>
          <table:table-cell office:value-type="float" office:value="0.001426391" calcext:value-type="float">
            <text:p>0.001426391</text:p>
          </table:table-cell>
          <table:table-cell table:number-columns-repeated="19"/>
        </table:table-row>
        <table:table-row table:style-name="ro1">
          <table:table-cell office:value-type="float" office:value="69.49" calcext:value-type="float">
            <text:p>69.49</text:p>
          </table:table-cell>
          <table:table-cell office:value-type="float" office:value="11.28" calcext:value-type="float">
            <text:p>11.28</text:p>
          </table:table-cell>
          <table:table-cell office:value-type="float" office:value="0.41" calcext:value-type="float">
            <text:p>0.41</text:p>
          </table:table-cell>
          <table:table-cell office:value-type="float" office:value="86.83" calcext:value-type="float">
            <text:p>86.83</text:p>
          </table:table-cell>
          <table:table-cell office:value-type="float" office:value="50.93" calcext:value-type="float">
            <text:p>50.93</text:p>
          </table:table-cell>
          <table:table-cell office:value-type="float" office:value="0.0008716377" calcext:value-type="float">
            <text:p>0.0008716377</text:p>
          </table:table-cell>
          <table:table-cell table:number-columns-repeated="19"/>
        </table:table-row>
        <table:table-row table:style-name="ro1">
          <table:table-cell office:value-type="float" office:value="72.06" calcext:value-type="float">
            <text:p>72.06</text:p>
          </table:table-cell>
          <table:table-cell office:value-type="float" office:value="13.72" calcext:value-type="float">
            <text:p>13.72</text:p>
          </table:table-cell>
          <table:table-cell office:value-type="float" office:value="0.37" calcext:value-type="float">
            <text:p>0.37</text:p>
          </table:table-cell>
          <table:table-cell office:value-type="float" office:value="84.67" calcext:value-type="float">
            <text:p>84.67</text:p>
          </table:table-cell>
          <table:table-cell office:value-type="float" office:value="51.58" calcext:value-type="float">
            <text:p>51.58</text:p>
          </table:table-cell>
          <table:table-cell office:value-type="float" office:value="0.002717734" calcext:value-type="float">
            <text:p>0.002717734</text:p>
          </table:table-cell>
          <table:table-cell table:number-columns-repeated="19"/>
        </table:table-row>
        <table:table-row table:style-name="ro1">
          <table:table-cell office:value-type="float" office:value="63.27" calcext:value-type="float">
            <text:p>63.27</text:p>
          </table:table-cell>
          <table:table-cell office:value-type="float" office:value="5.81" calcext:value-type="float">
            <text:p>5.81</text:p>
          </table:table-cell>
          <table:table-cell office:value-type="float" office:value="0.55" calcext:value-type="float">
            <text:p>0.55</text:p>
          </table:table-cell>
          <table:table-cell office:value-type="float" office:value="91.67" calcext:value-type="float">
            <text:p>91.67</text:p>
          </table:table-cell>
          <table:table-cell office:value-type="float" office:value="55.36" calcext:value-type="float">
            <text:p>55.36</text:p>
          </table:table-cell>
          <table:table-cell office:value-type="float" office:value="0.0005960344" calcext:value-type="float">
            <text:p>0.0005960344</text:p>
          </table:table-cell>
          <table:table-cell table:number-columns-repeated="19"/>
        </table:table-row>
        <table:table-row table:style-name="ro1">
          <table:table-cell table:style-name="ce2" office:value-type="float" office:value="68.12" calcext:value-type="float">
            <text:p>68.12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87.83" calcext:value-type="float">
            <text:p>87.83</text:p>
          </table:table-cell>
          <table:table-cell table:style-name="ce2" office:value-type="float" office:value="56.29" calcext:value-type="float">
            <text:p>56.29</text:p>
          </table:table-cell>
          <table:table-cell table:style-name="ce2" office:value-type="float" office:value="0.05406241" calcext:value-type="float">
            <text:p>0.0540624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8:.A82])" office:value-type="float" office:value="67.7" calcext:value-type="float">
            <text:p>67.7</text:p>
          </table:table-cell>
          <table:table-cell table:formula="of:=AVERAGEA(['2000 cons'.B78:.B82])" office:value-type="float" office:value="8.07" calcext:value-type="float">
            <text:p>8.07</text:p>
          </table:table-cell>
          <table:table-cell table:formula="of:=AVERAGEA(['2000 cons'.C78:.C82])" office:value-type="float" office:value="0.488" calcext:value-type="float">
            <text:p>0.488</text:p>
          </table:table-cell>
          <table:table-cell table:formula="of:=AVERAGEA(['2000 cons'.D78:.D82])" office:value-type="float" office:value="89.466" calcext:value-type="float">
            <text:p>89.466</text:p>
          </table:table-cell>
          <table:table-cell table:formula="of:=AVERAGEA(['2000 cons'.E78:.E82])" office:value-type="float" office:value="56.984" calcext:value-type="float">
            <text:p>56.984</text:p>
          </table:table-cell>
          <table:table-cell table:formula="of:=AVERAGEA(['2000 cons'.F78:.F82])" office:value-type="float" office:value="0.04962172" calcext:value-type="float">
            <text:p>0.04962172</text:p>
          </table:table-cell>
          <table:table-cell table:formula="of:=STDEV(['2000 cons'.A78:.A82])" office:value-type="float" office:value="3.71194692849992" calcext:value-type="float">
            <text:p>3.7119469285</text:p>
          </table:table-cell>
          <table:table-cell table:formula="of:=STDEV(['2000 cons'.B78:.B82])" office:value-type="float" office:value="1.72916164657906" calcext:value-type="float">
            <text:p>1.7291616466</text:p>
          </table:table-cell>
          <table:table-cell table:formula="of:=STDEV(['2000 cons'.C78:.C82])" office:value-type="float" office:value="0.0496990945591567" calcext:value-type="float">
            <text:p>0.0496990946</text:p>
          </table:table-cell>
          <table:table-cell table:formula="of:=STDEV(['2000 cons'.D78:.D82])" office:value-type="float" office:value="1.46636625711314" calcext:value-type="float">
            <text:p>1.4663662571</text:p>
          </table:table-cell>
          <table:table-cell table:formula="of:=STDEV(['2000 cons'.E78:.E82])" office:value-type="float" office:value="1.92594911666949" calcext:value-type="float">
            <text:p>1.9259491167</text:p>
          </table:table-cell>
          <table:table-cell table:formula="of:=STDEV(['2000 cons'.F78:.F82])" office:value-type="float" office:value="0.00529493407349893" calcext:value-type="float">
            <text:p>0.0052949341</text:p>
          </table:table-cell>
        </table:table-row>
        <table:table-row table:style-name="ro1">
          <table:table-cell office:value-type="float" office:value="64.91" calcext:value-type="float">
            <text:p>64.91</text:p>
          </table:table-cell>
          <table:table-cell office:value-type="float" office:value="7.92" calcext:value-type="float">
            <text:p>7.92</text:p>
          </table:table-cell>
          <table:table-cell office:value-type="float" office:value="0.48" calcext:value-type="float">
            <text:p>0.48</text:p>
          </table:table-cell>
          <table:table-cell office:value-type="float" office:value="89.5" calcext:value-type="float">
            <text:p>89.5</text:p>
          </table:table-cell>
          <table:table-cell office:value-type="float" office:value="54.01" calcext:value-type="float">
            <text:p>54.01</text:p>
          </table:table-cell>
          <table:table-cell office:value-type="float" office:value="0.04578383" calcext:value-type="float">
            <text:p>0.04578383</text:p>
          </table:table-cell>
          <table:table-cell table:number-columns-repeated="19"/>
        </table:table-row>
        <table:table-row table:style-name="ro1">
          <table:table-cell office:value-type="float" office:value="63.16" calcext:value-type="float">
            <text:p>63.16</text:p>
          </table:table-cell>
          <table:table-cell office:value-type="float" office:value="5.34" calcext:value-type="float">
            <text:p>5.34</text:p>
          </table:table-cell>
          <table:table-cell office:value-type="float" office:value="0.57" calcext:value-type="float">
            <text:p>0.57</text:p>
          </table:table-cell>
          <table:table-cell office:value-type="float" office:value="91.67" calcext:value-type="float">
            <text:p>91.67</text:p>
          </table:table-cell>
          <table:table-cell office:value-type="float" office:value="59.02" calcext:value-type="float">
            <text:p>59.02</text:p>
          </table:table-cell>
          <table:table-cell office:value-type="float" office:value="0.0422324" calcext:value-type="float">
            <text:p>0.0422324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96" calcext:value-type="float">
            <text:p>7.96</text:p>
          </table:table-cell>
          <table:table-cell office:value-type="float" office:value="0.49" calcext:value-type="float">
            <text:p>0.49</text:p>
          </table:table-cell>
          <table:table-cell office:value-type="float" office:value="89.83" calcext:value-type="float">
            <text:p>89.83</text:p>
          </table:table-cell>
          <table:table-cell office:value-type="float" office:value="57.93" calcext:value-type="float">
            <text:p>57.93</text:p>
          </table:table-cell>
          <table:table-cell office:value-type="float" office:value="0.05319623" calcext:value-type="float">
            <text:p>0.05319623</text:p>
          </table:table-cell>
          <table:table-cell table:number-columns-repeated="19"/>
        </table:table-row>
        <table:table-row table:style-name="ro1">
          <table:table-cell office:value-type="float" office:value="72.31" calcext:value-type="float">
            <text:p>72.31</text:p>
          </table:table-cell>
          <table:table-cell office:value-type="float" office:value="9.53" calcext:value-type="float">
            <text:p>9.53</text:p>
          </table:table-cell>
          <table:table-cell office:value-type="float" office:value="0.46" calcext:value-type="float">
            <text:p>0.46</text:p>
          </table:table-cell>
          <table:table-cell office:value-type="float" office:value="88.5" calcext:value-type="float">
            <text:p>88.5</text:p>
          </table:table-cell>
          <table:table-cell office:value-type="float" office:value="57.67" calcext:value-type="float">
            <text:p>57.67</text:p>
          </table:table-cell>
          <table:table-cell office:value-type="float" office:value="0.05283373" calcext:value-type="float">
            <text:p>0.05283373</text:p>
          </table:table-cell>
          <table:table-cell table:number-columns-repeated="19"/>
        </table:table-row>
      </table:table>
      <table:named-expressions/>
      <table:database-ranges>
        <table:database-range table:name="__Anonymous_Sheet_DB__0" table:target-range-address="'1000 cons'.A1:'1000 cons'.M8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5:01:17.809066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2:51:26.442832248</meta:creation-date>
    <dc:date>2017-04-28T19:16:00.909280711</dc:date>
    <meta:editing-duration>PT3H44M43S</meta:editing-duration>
    <meta:editing-cycles>7</meta:editing-cycles>
    <meta:generator>LibreOffice/4.2.8.2$Linux_X86_64 LibreOffice_project/420m0$Build-2</meta:generator>
    <meta:document-statistic meta:table-count="2" meta:cell-count="16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cm" svg:height="11.403cm" xlink:href=".." xlink:type="simple" chart:class="chart:bar" chart:style-name="ch1">
        <chart:title svg:x="8.61cm" svg:y="0.364cm" chart:style-name="ch2">
          <text:p>DR &amp; FPR</text:p>
        </chart:title>
        <chart:subtitle svg:x="7.459cm" svg:y="1.397cm" chart:style-name="ch3">
          <text:p>Test of different scenarios</text:p>
        </chart:subtitle>
        <chart:legend chart:legend-position="end" svg:x="17.398cm" svg:y="5.153cm" style:legend-expansion="high" chart:style-name="ch4"/>
        <chart:plot-area chart:style-name="ch5" table:cell-range-address="'2000 cons'.N1:'2000 cons'.O82" chart:data-source-has-labels="row" svg:x="1.4cm" svg:y="2.334cm" svg:width="15.609cm" svg:height="7.86cm">
          <chartooo:coordinate-region svg:x="2.021cm" svg:y="2.533cm" svg:width="14.988cm" svg:height="6.869cm"/>
          <chart:axis chart:dimension="x" chart:name="primary-x" chart:style-name="ch6">
            <chart:title svg:x="8.79cm" svg:y="10.422cm" chart:style-name="ch7">
              <text:p>Tests</text:p>
            </chart:title>
          </chart:axis>
          <chart:axis chart:dimension="y" chart:name="primary-y" chart:style-name="ch8">
            <chart:title svg:x="0.451cm" svg:y="7.155cm" chart:style-name="ch9">
              <text:p>Percentage</text:p>
            </chart:title>
            <chart:grid chart:style-name="ch10" chart:class="major"/>
          </chart:axis>
          <chart:series chart:style-name="ch11" chart:values-cell-range-address="'2000 cons'.N3:'2000 cons'.N82" chart:label-cell-address="'2000 cons'.N1:'2000 cons'.N2" chart:class="chart:bar">
            <chart:data-point chart:repeated="80"/>
          </chart:series>
          <chart:series chart:style-name="ch12" chart:values-cell-range-address="'2000 cons'.O3:'2000 cons'.O82" chart:label-cell-address="'2000 cons'.O1:'2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2000 cons'.N1:'2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2000 cons'.O1:'2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61">
                <text:p>61.61</text:p>
                <draw:g>
                  <svg:desc>'2000 cons'.N3:'2000 cons'.N82</svg:desc>
                </draw:g>
              </table:table-cell>
              <table:table-cell office:value-type="float" office:value="10.686">
                <text:p>10.686</text:p>
                <draw:g>
                  <svg:desc>'2000 cons'.O3:'2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314">
                <text:p>67.314</text:p>
              </table:table-cell>
              <table:table-cell office:value-type="float" office:value="14.586">
                <text:p>14.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748">
                <text:p>71.748</text:p>
              </table:table-cell>
              <table:table-cell office:value-type="float" office:value="13.434">
                <text:p>13.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496">
                <text:p>49.496</text:p>
              </table:table-cell>
              <table:table-cell office:value-type="float" office:value="27.358">
                <text:p>27.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.066">
                <text:p>61.066</text:p>
              </table:table-cell>
              <table:table-cell office:value-type="float" office:value="9.306">
                <text:p>9.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278">
                <text:p>71.278</text:p>
              </table:table-cell>
              <table:table-cell office:value-type="float" office:value="12.834">
                <text:p>12.8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544">
                <text:p>69.544</text:p>
              </table:table-cell>
              <table:table-cell office:value-type="float" office:value="11.964">
                <text:p>11.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.058">
                <text:p>67.058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328">
                <text:p>66.328</text:p>
              </table:table-cell>
              <table:table-cell office:value-type="float" office:value="7.548">
                <text:p>7.5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.748">
                <text:p>71.748</text:p>
              </table:table-cell>
              <table:table-cell office:value-type="float" office:value="10.988">
                <text:p>10.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.402">
                <text:p>68.402</text:p>
              </table:table-cell>
              <table:table-cell office:value-type="float" office:value="11.654">
                <text:p>11.6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84">
                <text:p>64.984</text:p>
              </table:table-cell>
              <table:table-cell office:value-type="float" office:value="13.844">
                <text:p>13.8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.212">
                <text:p>70.212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.24">
                <text:p>72.24</text:p>
              </table:table-cell>
              <table:table-cell office:value-type="float" office:value="9.802">
                <text:p>9.8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.248">
                <text:p>68.248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7">
                <text:p>67.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35cm" svg:height="11.689cm" xlink:href=".." xlink:type="simple" chart:class="chart:bar" chart:style-name="ch1">
        <chart:title svg:x="8.852cm" svg:y="0.369cm" chart:style-name="ch2">
          <text:p>DR &amp; FPR</text:p>
        </chart:title>
        <chart:subtitle svg:x="7.661cm" svg:y="1.407cm" chart:style-name="ch3">
          <text:p>Testing different scenarios</text:p>
        </chart:subtitle>
        <chart:legend chart:legend-position="end" svg:x="17.883cm" svg:y="5.296cm" style:legend-expansion="high" chart:style-name="ch4"/>
        <chart:plot-area chart:style-name="ch5" table:cell-range-address="'1000 cons'.N1:'1000 cons'.O82" chart:data-source-has-labels="row" svg:x="1.409cm" svg:y="2.349cm" svg:width="16.076cm" svg:height="8.126cm">
          <chartooo:coordinate-region svg:x="2.03cm" svg:y="2.548cm" svg:width="15.364cm" svg:height="6.882cm"/>
          <chart:axis chart:dimension="x" chart:name="primary-x" chart:style-name="ch6">
            <chart:title svg:x="8.556cm" svg:y="10.708cm" chart:style-name="ch7">
              <text:p>Percentage</text:p>
            </chart:title>
          </chart:axis>
          <chart:axis chart:dimension="y" chart:name="primary-y" chart:style-name="ch8">
            <chart:title svg:x="0.451cm" svg:y="6.826cm" chart:style-name="ch9">
              <text:p>Tests</text:p>
            </chart:title>
            <chart:grid chart:style-name="ch10" chart:class="major"/>
          </chart:axis>
          <chart:series chart:style-name="ch11" chart:values-cell-range-address="'1000 cons'.N3:'1000 cons'.N82" chart:label-cell-address="'1000 cons'.N1:'1000 cons'.N2" chart:class="chart:bar">
            <chart:data-point chart:repeated="80"/>
          </chart:series>
          <chart:series chart:style-name="ch12" chart:values-cell-range-address="'1000 cons'.O3:'1000 cons'.O82" chart:label-cell-address="'1000 cons'.O1:'1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1000 cons'.N1:'1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1000 cons'.O1:'1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.414">
                <text:p>63.414</text:p>
                <draw:g>
                  <svg:desc>'1000 cons'.N3:'1000 cons'.N82</svg:desc>
                </draw:g>
              </table:table-cell>
              <table:table-cell office:value-type="float" office:value="10.028">
                <text:p>10.028</text:p>
                <draw:g>
                  <svg:desc>'1000 cons'.O3:'1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03">
                <text:p>67.03</text:p>
              </table:table-cell>
              <table:table-cell office:value-type="float" office:value="12.136">
                <text:p>12.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582">
                <text:p>67.582</text:p>
              </table:table-cell>
              <table:table-cell office:value-type="float" office:value="15.286">
                <text:p>15.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31">
                <text:p>49.31</text:p>
              </table:table-cell>
              <table:table-cell office:value-type="float" office:value="17.112">
                <text:p>17.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3">
                <text:p>59.3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128">
                <text:p>79.128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.758">
                <text:p>73.758</text:p>
              </table:table-cell>
              <table:table-cell office:value-type="float" office:value="11.724">
                <text:p>11.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798">
                <text:p>65.798</text:p>
              </table:table-cell>
              <table:table-cell office:value-type="float" office:value="10.214">
                <text:p>10.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872">
                <text:p>69.872</text:p>
              </table:table-cell>
              <table:table-cell office:value-type="float" office:value="9.882">
                <text:p>9.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.568">
                <text:p>77.568</text:p>
              </table:table-cell>
              <table:table-cell office:value-type="float" office:value="12.226">
                <text:p>12.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522">
                <text:p>72.522</text:p>
              </table:table-cell>
              <table:table-cell office:value-type="float" office:value="11.076">
                <text:p>11.0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34">
                <text:p>64.934</text:p>
              </table:table-cell>
              <table:table-cell office:value-type="float" office:value="15.108">
                <text:p>15.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.254">
                <text:p>66.254</text:p>
              </table:table-cell>
              <table:table-cell office:value-type="float" office:value="8.006">
                <text:p>8.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.296">
                <text:p>75.296</text:p>
              </table:table-cell>
              <table:table-cell office:value-type="float" office:value="10.552">
                <text:p>10.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.89">
                <text:p>76.89</text:p>
              </table:table-cell>
              <table:table-cell office:value-type="float" office:value="8.404">
                <text:p>8.4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374">
                <text:p>67.374</text:p>
              </table:table-cell>
              <table:table-cell office:value-type="float" office:value="7.274">
                <text:p>7.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